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vg:panose-1="2 11 5 3 2 2 4 2 2 4"/>
    <style:font-face style:name="CMU Serif" svg:font-family="CMU Serif" style:font-family-generic="system"/>
    <style:font-face style:name="inherit" svg:font-family="inherit" style:font-family-generic="system"/>
    <style:font-face style:name="monospace" svg:font-family="monospace"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22">
      <text:list-level-style-number text:level="1" text:style-name="WW_CharLFO22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0.3333in"/>
          <style:tab-stop style:type="right" style:leader-style="dotted" style:leader-text="." style:position="6.918in"/>
        </style:tab-stops>
      </style:paragraph-properties>
    </style:style>
    <style:style style:name="T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7" style:parent-style-name="Hyperlink" style:family="text">
      <style:text-properties style:font-name="Microsoft YaHei" style:font-name-asian="Microsoft YaHei" style:font-name-complex="Microsoft YaHei"/>
    </style:style>
    <style:style style:name="P2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8" style:parent-style-name="Hyperlink" style:family="text">
      <style:text-properties style:font-name="Liberation Mono" style:font-name-asian="Liberation Mono" style:font-name-complex="Liberation Mono"/>
    </style:style>
    <style:style style:name="P5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1" style:parent-style-name="Hyperlink" style:family="text">
      <style:text-properties style:font-name="Liberation Mono" style:font-name-asian="Liberation Mono" style:font-name-complex="Liberation Mono"/>
    </style:style>
    <style:style style:name="P6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4" style:parent-style-name="Hyperlink" style:family="text">
      <style:text-properties style:font-name="Liberation Mono" style:font-name-asian="Liberation Mono" style:font-name-complex="Liberation Mono"/>
    </style:style>
    <style:style style:name="P6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7" style:parent-style-name="Hyperlink" style:family="text">
      <style:text-properties style:font-name="Liberation Mono" style:font-name-asian="Liberation Mono" style:font-name-complex="Liberation Mono"/>
    </style:style>
    <style:style style:name="P6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70" style:parent-style-name="Hyperlink" style:family="text">
      <style:text-properties style:font-name="Liberation Mono" style:font-name-asian="Liberation Mono" style:font-name-complex="Liberation Mono"/>
    </style:style>
    <style:style style:name="P7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8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9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91" style:parent-style-name="Hyperlink" style:family="text">
      <style:text-properties style:font-name="Liberation Mono" style:font-name-asian="Liberation Mono" style:font-name-complex="Liberation Mono"/>
    </style:style>
    <style:style style:name="P9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6" style:parent-style-name="Hyperlink" style:family="text">
      <style:text-properties style:font-name="Liberation Mono" style:font-name-asian="Liberation Mono" style:font-name-complex="Liberation Mono"/>
    </style:style>
    <style:style style:name="P10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9" style:parent-style-name="Hyperlink" style:family="text">
      <style:text-properties style:font-name="Liberation Mono" style:font-name-asian="Liberation Mono" style:font-name-complex="Liberation Mono"/>
    </style:style>
    <style:style style:name="P11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2" style:parent-style-name="Hyperlink" style:family="text">
      <style:text-properties style:font-name="Liberation Mono" style:font-name-asian="Liberation Mono" style:font-name-complex="Liberation Mono"/>
    </style:style>
    <style:style style:name="P11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5" style:parent-style-name="Hyperlink" style:family="text">
      <style:text-properties style:font-name="Liberation Mono" style:font-name-asian="Liberation Mono" style:font-name-complex="Liberation Mono"/>
    </style:style>
    <style:style style:name="P11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4"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28" style:parent-style-name="Hyperlink" style:family="text">
      <style:text-properties style:font-name="Liberation Mono" style:font-name-asian="Liberation Mono" style:font-name-complex="Liberation Mono"/>
    </style:style>
    <style:style style:name="P12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1" style:parent-style-name="Hyperlink" style:family="text">
      <style:text-properties style:font-name="Liberation Mono" style:font-name-asian="Liberation Mono" style:font-name-complex="Liberation Mono"/>
    </style:style>
    <style:style style:name="P13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8" style:parent-style-name="Hyperlink" style:family="text">
      <style:text-properties style:font-name="Liberation Mono" style:font-name-asian="Liberation Mono" style:font-name-complex="Liberation Mono"/>
    </style:style>
    <style:style style:name="P13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45" style:parent-style-name="Hyperlink" style:family="text">
      <style:text-properties style:font-name="Liberation Mono" style:font-name-asian="Liberation Mono" style:font-name-complex="Liberation Mono"/>
    </style:style>
    <style:style style:name="P14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8"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6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0" style:parent-style-name="Hyperlink" style:family="text">
      <style:text-properties style:font-name="Liberation Mono" style:font-name-asian="Liberation Mono" style:font-name-complex="Liberation Mono"/>
    </style:style>
    <style:style style:name="P17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3" style:parent-style-name="Hyperlink" style:family="text">
      <style:text-properties style:font-name="Liberation Mono" style:font-name-asian="Liberation Mono" style:font-name-complex="Liberation Mono"/>
    </style:style>
    <style:style style:name="P17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6" style:parent-style-name="Hyperlink" style:family="text">
      <style:text-properties style:font-name="Liberation Mono" style:font-name-asian="Liberation Mono" style:font-name-complex="Liberation Mono"/>
    </style:style>
    <style:style style:name="P17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9" style:parent-style-name="Hyperlink" style:family="text">
      <style:text-properties style:font-name="Liberation Mono" style:font-name-asian="Liberation Mono" style:font-name-complex="Liberation Mono"/>
    </style:style>
    <style:style style:name="P18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2" style:parent-style-name="Hyperlink" style:family="text">
      <style:text-properties style:font-name="Liberation Mono" style:font-name-asian="Liberation Mono" style:font-name-complex="Liberation Mono"/>
    </style:style>
    <style:style style:name="P18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8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9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95" style:parent-style-name="Hyperlink" style:family="text">
      <style:text-properties style:font-name="Liberation Mono" style:font-name-asian="Liberation Mono" style:font-name-complex="Liberation Mono"/>
    </style:style>
    <style:style style:name="P19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98" style:parent-style-name="Hyperlink" style:family="text">
      <style:text-properties style:font-name="Liberation Mono" style:font-name-asian="Liberation Mono" style:font-name-complex="Liberation Mono"/>
    </style:style>
    <style:style style:name="P199"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0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1"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0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3"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0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9"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21" style:parent-style-name="Hyperlink" style:family="text">
      <style:text-properties style:font-name="Liberation Mono" style:font-name-asian="Liberation Mono" style:font-name-complex="Liberation Mono"/>
    </style:style>
    <style:style style:name="P22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6"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8"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0"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4"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8"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44" style:parent-style-name="Hyperlink" style:family="text">
      <style:text-properties fo:background-color="#FEFEFB"/>
    </style:style>
    <style:style style:name="P24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4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47" style:parent-style-name="Hyperlink" style:family="text">
      <style:text-properties style:language-asian="zh" style:country-asian="CN"/>
    </style:style>
    <style:style style:name="P24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50" style:parent-style-name="Hyperlink" style:family="text">
      <style:text-properties fo:background-color="#FEFEFB"/>
    </style:style>
    <style:style style:name="P251" style:parent-style-name="TOC1" style:family="paragraph">
      <style:paragraph-properties>
        <style:tab-stops>
          <style:tab-stop style:type="right" style:leader-style="dotted" style:leader-text="." style:position="-3.6666in"/>
          <style:tab-stop style:type="right" style:leader-style="dotted" style:leader-text="." style:position="2.918in"/>
        </style:tab-stops>
      </style:paragraph-properties>
    </style:style>
    <style:style style:name="T252" style:parent-style-name="Hyperlink" style:family="text">
      <style:text-properties style:language-asian="zh" style:country-asian="CN"/>
    </style:style>
    <style:style style:name="P253" style:parent-style-name="Textbody" style:family="paragraph">
      <style:paragraph-properties fo:margin-bottom="0in" fo:line-height="135%"/>
      <style:text-properties style:font-name="Arial" fo:color="#000000" fo:font-size="11pt" style:font-size-asian="11pt"/>
    </style:style>
    <style:style style:name="P254" style:parent-style-name="Textbody" style:family="paragraph">
      <style:paragraph-properties fo:margin-bottom="0in" fo:line-height="135%"/>
      <style:text-properties style:font-name="Arial" fo:color="#000000" fo:font-size="11pt" style:font-size-asian="11pt"/>
    </style:style>
    <style:style style:name="P255" style:parent-style-name="Textbody" style:family="paragraph">
      <style:paragraph-properties fo:margin-bottom="0in" fo:line-height="135%"/>
      <style:text-properties style:font-name="Arial" fo:color="#000000" fo:font-size="11pt" style:font-size-asian="11pt"/>
    </style:style>
    <style:style style:name="P256" style:parent-style-name="Textbody" style:family="paragraph">
      <style:paragraph-properties fo:margin-bottom="0in" fo:line-height="135%"/>
      <style:text-properties style:font-name="Arial" fo:color="#000000" fo:font-size="11pt" style:font-size-asian="11pt"/>
    </style:style>
    <style:style style:name="P257" style:parent-style-name="Textbody" style:family="paragraph">
      <style:paragraph-properties fo:margin-bottom="0in" fo:line-height="135%"/>
      <style:text-properties style:font-name="Arial" fo:color="#000000" fo:font-size="11pt" style:font-size-asian="11pt"/>
    </style:style>
    <style:style style:name="P258" style:parent-style-name="Textbody" style:family="paragraph">
      <style:paragraph-properties fo:margin-bottom="0in" fo:line-height="135%"/>
      <style:text-properties style:font-name="Arial" fo:color="#000000" fo:font-size="11pt" style:font-size-asian="11pt"/>
    </style:style>
    <style:style style:name="P259" style:parent-style-name="Textbody" style:family="paragraph">
      <style:paragraph-properties fo:margin-bottom="0in" fo:line-height="135%"/>
      <style:text-properties style:font-name="Arial" fo:color="#000000" fo:font-size="11pt" style:font-size-asian="11pt"/>
    </style:style>
    <style:style style:name="P260" style:parent-style-name="Textbody" style:family="paragraph">
      <style:paragraph-properties fo:margin-bottom="0in" fo:line-height="135%"/>
      <style:text-properties style:font-name="Arial" fo:color="#000000" fo:font-size="11pt" style:font-size-asian="11pt"/>
    </style:style>
    <style:style style:name="P261" style:parent-style-name="Textbody" style:family="paragraph"/>
    <style:style style:name="P262" style:parent-style-name="Textbody" style:family="paragraph"/>
    <style:style style:name="P263" style:parent-style-name="PreformattedText" style:family="paragraph">
      <style:paragraph-properties fo:margin-bottom="0.1965in"/>
    </style:style>
    <style:style style:name="T264" style:parent-style-name="DefaultParagraphFont" style:family="text">
      <style:text-properties style:font-name="Microsoft YaHei" style:font-name-asian="Microsoft YaHei" style:font-name-complex="Microsoft YaHei"/>
    </style:style>
    <style:style style:name="TableColumn266" style:family="table-column">
      <style:table-column-properties style:column-width="1.8909in" style:use-optimal-column-width="false"/>
    </style:style>
    <style:style style:name="TableColumn267" style:family="table-column">
      <style:table-column-properties style:column-width="3.1208in" style:use-optimal-column-width="false"/>
    </style:style>
    <style:style style:name="Table265" style:family="table">
      <style:table-properties style:width="5.0118in" fo:margin-left="0in" table:align="left"/>
    </style:style>
    <style:style style:name="TableRow268" style:family="table-row">
      <style:table-row-properties style:use-optimal-row-height="false"/>
    </style:style>
    <style:style style:name="TableCell2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270" style:parent-style-name="DefaultParagraphFont" style:family="text">
      <style:text-properties style:font-name="CMU Serif"/>
    </style:style>
    <style:style style:name="T271" style:parent-style-name="DefaultParagraphFont" style:family="text">
      <style:text-properties style:font-name="CMU Serif" fo:text-transform="uppercase"/>
    </style:style>
    <style:style style:name="T272" style:parent-style-name="DefaultParagraphFont" style:family="text">
      <style:text-properties style:font-name="CMU Serif"/>
    </style:style>
    <style:style style:name="T273" style:parent-style-name="DefaultParagraphFont" style:family="text">
      <style:text-properties style:font-name="CMU Serif" fo:text-transform="uppercase"/>
    </style:style>
    <style:style style:name="T274" style:parent-style-name="DefaultParagraphFont" style:family="text">
      <style:text-properties style:font-name="CMU Serif"/>
    </style:style>
    <style:style style:name="TableCell275" style:family="table-cell">
      <style:table-cell-properties fo:border="0.0034in solid #000000" style:writing-mode="lr-tb" style:vertical-align="middle"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97" style:parent-style-name="Textbody" style:family="paragraph"/>
    <style:style style:name="P298" style:parent-style-name="Textbody" style:family="paragraph"/>
    <style:style style:name="T299" style:parent-style-name="DefaultParagraphFont" style:family="text">
      <style:text-properties fo:color="#800000"/>
    </style:style>
    <style:style style:name="T300" style:parent-style-name="DefaultParagraphFont" style:family="text">
      <style:text-properties fo:color="#000000"/>
    </style:style>
    <style:style style:name="P301"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fo:hyphenate="true"/>
    </style:style>
    <style:style style:name="P302"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3"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P304" style:parent-style-name="Textbody" style:family="paragraph"/>
    <style:style style:name="P305" style:parent-style-name="PreformattedText" style:family="paragraph">
      <style:paragraph-properties fo:margin-bottom="0.1965in"/>
    </style:style>
    <style:style style:name="P306" style:parent-style-name="PreformattedText" style:family="paragraph">
      <style:paragraph-properties fo:margin-bottom="0.1965in"/>
    </style:style>
    <style:style style:name="P307" style:parent-style-name="PreformattedText" style:family="paragraph">
      <style:paragraph-properties fo:margin-bottom="0.1965in"/>
    </style:style>
    <style:style style:name="P308" style:parent-style-name="PreformattedText" style:family="paragraph">
      <style:paragraph-properties fo:margin-bottom="0.1965in"/>
    </style:style>
    <style:style style:name="P309" style:parent-style-name="PreformattedText" style:family="paragraph">
      <style:paragraph-properties fo:margin-bottom="0.1965in"/>
    </style:style>
    <style:style style:name="P310" style:parent-style-name="PreformattedText" style:family="paragraph">
      <style:paragraph-properties fo:margin-bottom="0.1965in"/>
    </style:style>
    <style:style style:name="P311" style:parent-style-name="PreformattedText" style:family="paragraph">
      <style:paragraph-properties fo:margin-bottom="0.1965in"/>
    </style:style>
    <style:style style:name="P312" style:parent-style-name="PreformattedText" style:family="paragraph">
      <style:paragraph-properties fo:margin-bottom="0.1965in"/>
    </style:style>
    <style:style style:name="P313" style:parent-style-name="PreformattedText" style:family="paragraph">
      <style:paragraph-properties fo:margin-bottom="0.1965in"/>
    </style:style>
    <style:style style:name="P314" style:parent-style-name="PreformattedText" style:family="paragraph">
      <style:paragraph-properties fo:margin-bottom="0.1965in"/>
    </style:style>
    <style:style style:name="P315" style:parent-style-name="PreformattedText" style:family="paragraph">
      <style:paragraph-properties fo:margin-bottom="0.1965in"/>
    </style:style>
    <style:style style:name="P316" style:parent-style-name="PreformattedText" style:family="paragraph">
      <style:paragraph-properties fo:margin-bottom="0.1965in"/>
    </style:style>
    <style:style style:name="P317" style:parent-style-name="PreformattedText" style:family="paragraph">
      <style:paragraph-properties fo:margin-bottom="0.1965in"/>
    </style:style>
    <style:style style:name="P318" style:parent-style-name="PreformattedText" style:family="paragraph">
      <style:paragraph-properties fo:margin-bottom="0.1965in"/>
    </style:style>
    <style:style style:name="P319" style:parent-style-name="PreformattedText" style:family="paragraph">
      <style:paragraph-properties fo:margin-bottom="0.1965in"/>
    </style:style>
    <style:style style:name="P320" style:parent-style-name="PreformattedText" style:family="paragraph">
      <style:paragraph-properties fo:margin-bottom="0.1965in"/>
    </style:style>
    <style:style style:name="P321" style:parent-style-name="PreformattedText" style:family="paragraph">
      <style:paragraph-properties fo:margin-bottom="0.1965in"/>
    </style:style>
    <style:style style:name="P322" style:parent-style-name="PreformattedText" style:family="paragraph">
      <style:paragraph-properties fo:margin-bottom="0.1965in"/>
    </style:style>
    <style:style style:name="P323" style:parent-style-name="PreformattedText" style:family="paragraph">
      <style:paragraph-properties fo:margin-bottom="0.1965in"/>
    </style:style>
    <style:style style:name="P324" style:parent-style-name="PreformattedText" style:family="paragraph">
      <style:paragraph-properties fo:margin-bottom="0.1965in"/>
    </style:style>
    <style:style style:name="P325" style:parent-style-name="PreformattedText" style:family="paragraph">
      <style:paragraph-properties fo:margin-bottom="0.1965in"/>
    </style:style>
    <style:style style:name="P326" style:parent-style-name="PreformattedText" style:family="paragraph">
      <style:paragraph-properties fo:margin-bottom="0.1965in"/>
    </style:style>
    <style:style style:name="P327" style:parent-style-name="Textbody" style:family="paragraph">
      <style:paragraph-properties fo:margin-bottom="0.1965in"/>
    </style:style>
    <style:style style:name="P328" style:parent-style-name="Standard" style:family="paragraph">
      <style:paragraph-properties fo:margin-bottom="0.1965in"/>
    </style:style>
    <style:style style:name="P329" style:parent-style-name="Standard" style:family="paragraph">
      <style:paragraph-properties fo:margin-bottom="0.1965in"/>
    </style:style>
    <style:style style:name="P330" style:parent-style-name="Standard" style:family="paragraph">
      <style:paragraph-properties fo:margin-bottom="0.1965in"/>
    </style:style>
    <style:style style:name="P331" style:parent-style-name="Standard" style:family="paragraph">
      <style:paragraph-properties fo:margin-bottom="0.1965in"/>
    </style:style>
    <style:style style:name="P332" style:parent-style-name="PreformattedText" style:family="paragraph">
      <style:paragraph-properties fo:margin-bottom="0.1965in"/>
    </style:style>
    <style:style style:name="P333" style:parent-style-name="PreformattedText" style:family="paragraph">
      <style:paragraph-properties fo:margin-bottom="0.1965in"/>
    </style:style>
    <style:style style:name="P334" style:parent-style-name="PreformattedText" style:family="paragraph">
      <style:paragraph-properties fo:margin-bottom="0.1965in"/>
    </style:style>
    <style:style style:name="P335" style:parent-style-name="PreformattedText" style:family="paragraph">
      <style:paragraph-properties fo:margin-bottom="0.1965in"/>
    </style:style>
    <style:style style:name="P336" style:parent-style-name="Standard" style:family="paragraph">
      <style:paragraph-properties fo:margin-bottom="0.1965in"/>
    </style:style>
    <style:style style:name="P337" style:parent-style-name="Standard" style:family="paragraph">
      <style:paragraph-properties fo:margin-bottom="0.1965in"/>
    </style:style>
    <style:style style:name="P338" style:parent-style-name="Standard" style:family="paragraph">
      <style:paragraph-properties fo:margin-bottom="0.1965in"/>
    </style:style>
    <style:style style:name="P339" style:parent-style-name="Textbody" style:family="paragraph">
      <style:paragraph-properties fo:margin-bottom="0.1965in"/>
    </style:style>
    <style:style style:name="P340" style:parent-style-name="Textbody" style:family="paragraph">
      <style:paragraph-properties fo:margin-bottom="0.1965in"/>
    </style:style>
    <style:style style:name="P341" style:parent-style-name="Textbody" style:family="paragraph">
      <style:paragraph-properties fo:margin-bottom="0.1965in"/>
    </style:style>
    <style:style style:name="P342" style:parent-style-name="Textbody" style:family="paragraph">
      <style:paragraph-properties fo:margin-bottom="0.1965in"/>
    </style:style>
    <style:style style:name="P343" style:parent-style-name="Textbody" style:family="paragraph">
      <style:paragraph-properties fo:margin-bottom="0.1965in"/>
    </style:style>
    <style:style style:name="P344" style:parent-style-name="Textbody" style:family="paragraph">
      <style:paragraph-properties fo:margin-bottom="0.1965in"/>
    </style:style>
    <style:style style:name="P345" style:parent-style-name="Textbody" style:family="paragraph">
      <style:paragraph-properties fo:margin-bottom="0.1965in"/>
    </style:style>
    <style:style style:name="P346" style:parent-style-name="PreformattedText" style:family="paragraph">
      <style:paragraph-properties fo:margin-bottom="0.1965in"/>
    </style:style>
    <style:style style:name="P347" style:parent-style-name="PreformattedText" style:family="paragraph">
      <style:paragraph-properties fo:margin-bottom="0.1965in"/>
    </style:style>
    <style:style style:name="T348" style:parent-style-name="Hyperlink" style:family="text">
      <style:text-properties style:font-name="Liberation Mono" style:font-name-asian="Liberation Mono" style:font-name-complex="Liberation Mono"/>
    </style:style>
    <style:style style:name="T349" style:parent-style-name="Hyperlink" style:family="text">
      <style:text-properties style:font-name="Liberation Mono" style:font-name-asian="Liberation Mono" style:font-name-complex="Liberation Mono"/>
    </style:style>
    <style:style style:name="P350" style:parent-style-name="Textbody" style:family="paragraph">
      <style:paragraph-properties fo:margin-bottom="0.1965in"/>
    </style:style>
    <style:style style:name="P351" style:parent-style-name="Textbody" style:family="paragraph">
      <style:paragraph-properties fo:margin-bottom="0.1965in"/>
    </style:style>
    <style:style style:name="P3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3"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354" style:parent-style-name="Textbody" style:family="paragraph">
      <style:paragraph-properties fo:margin-bottom="0.1965in"/>
    </style:style>
    <style:style style:name="T355" style:parent-style-name="DefaultParagraphFont" style:family="text">
      <style:text-properties style:font-name-asian="Times New Roman" style:font-name-complex="Times New Roman" fo:color="#800000" style:letter-kerning="false" style:language-asian="zh" style:country-asian="CN" style:language-complex="ar" style:country-complex="SA"/>
    </style:style>
    <style:style style:name="T356" style:parent-style-name="DefaultParagraphFont" style:family="text">
      <style:text-properties style:font-name-asian="Times New Roman" style:font-name-complex="Times New Roman" fo:color="#000000" style:letter-kerning="false" style:language-asian="zh" style:country-asian="CN" style:language-complex="ar" style:country-complex="SA"/>
    </style:style>
    <style:style style:name="T357" style:parent-style-name="DefaultParagraphFont" style:family="text">
      <style:text-properties style:font-name-asian="Times New Roman" style:font-name-complex="Times New Roman" fo:color="#800000" style:letter-kerning="false" style:language-asian="zh" style:country-asian="CN" style:language-complex="ar" style:country-complex="SA"/>
    </style:style>
    <style:style style:name="T358" style:parent-style-name="DefaultParagraphFont" style:family="text">
      <style:text-properties style:font-name-asian="Times New Roman" style:font-name-complex="Times New Roman" fo:color="#000000" style:letter-kerning="false" style:language-asian="zh" style:country-asian="CN" style:language-complex="ar" style:country-complex="SA"/>
    </style:style>
    <style:style style:name="T359" style:parent-style-name="DefaultParagraphFont" style:family="text">
      <style:text-properties style:font-name-asian="Times New Roman" style:font-name-complex="Times New Roman" fo:color="#800000" style:letter-kerning="false" style:language-asian="zh" style:country-asian="CN" style:language-complex="ar" style:country-complex="SA"/>
    </style:style>
    <style:style style:name="T360" style:parent-style-name="DefaultParagraphFont" style:family="text">
      <style:text-properties style:font-name-asian="Times New Roman" style:font-name-complex="Times New Roman" fo:color="#000000" style:letter-kerning="false" style:language-asian="zh" style:country-asian="CN" style:language-complex="ar" style:country-complex="SA"/>
    </style:style>
    <style:style style:name="P361" style:parent-style-name="Textbody" style:family="paragraph">
      <style:paragraph-properties fo:margin-bottom="0.1965in"/>
      <style:text-properties style:font-name-asian="Times New Roman" style:font-name-complex="Times New Roman" fo:color="#000000" style:letter-kerning="false" style:language-asian="zh" style:country-asian="CN" style:language-complex="ar" style:country-complex="SA"/>
    </style:style>
    <style:style style:name="P362" style:parent-style-name="Textbody" style:family="paragraph">
      <style:paragraph-properties fo:margin-bottom="0.1965in"/>
    </style:style>
    <style:style style:name="P363" style:parent-style-name="PreformattedText" style:family="paragraph">
      <style:paragraph-properties fo:margin-bottom="0.1965in"/>
    </style:style>
    <style:style style:name="P364" style:parent-style-name="Textbody" style:family="paragraph">
      <style:paragraph-properties fo:margin-bottom="0.1965in"/>
    </style:style>
    <style:style style:name="T365" style:parent-style-name="DefaultParagraphFont" style:family="text">
      <style:text-properties fo:color="#800000"/>
    </style:style>
    <style:style style:name="T366" style:parent-style-name="DefaultParagraphFont" style:family="text">
      <style:text-properties fo:color="#000000"/>
    </style:style>
    <style:style style:name="T367" style:parent-style-name="DefaultParagraphFont" style:family="text">
      <style:text-properties fo:color="#000000" style:text-underline-type="single" style:text-underline-style="solid" style:text-underline-width="auto" style:text-underline-mode="continuous"/>
    </style:style>
    <style:style style:name="T368" style:parent-style-name="DefaultParagraphFont" style:family="text">
      <style:text-properties fo:color="#000000"/>
    </style:style>
    <style:style style:name="P369" style:parent-style-name="Normal" style:family="paragraph">
      <style:text-properties style:language-asian="zh" style:country-asian="CN" style:language-complex="ar" style:country-complex="SA"/>
    </style:style>
    <style:style style:name="T370" style:parent-style-name="DefaultParagraphFont" style:family="text">
      <style:text-properties style:language-asian="zh" style:country-asian="CN" style:language-complex="ar" style:country-complex="SA"/>
    </style:style>
    <style:style style:name="T371" style:parent-style-name="DefaultParagraphFont" style:family="text">
      <style:text-properties fo:color="#800000"/>
    </style:style>
    <style:style style:name="T372" style:parent-style-name="DefaultParagraphFont" style:family="text">
      <style:text-properties fo:color="#000000"/>
    </style:style>
    <style:style style:name="T373" style:parent-style-name="DefaultParagraphFont" style:family="text">
      <style:text-properties fo:color="#000000" style:text-underline-type="single" style:text-underline-style="solid" style:text-underline-width="auto" style:text-underline-mode="continuous"/>
    </style:style>
    <style:style style:name="T374" style:parent-style-name="DefaultParagraphFont" style:family="text">
      <style:text-properties fo:color="#000000"/>
    </style:style>
    <style:style style:name="P375" style:parent-style-name="Textbody" style:family="paragraph">
      <style:text-properties fo:color="#000000"/>
    </style:style>
    <style:style style:name="P376" style:parent-style-name="Textbody" style:family="paragraph">
      <style:text-properties fo:color="#000000"/>
    </style:style>
    <style:style style:name="P377" style:parent-style-name="Textbody" style:family="paragraph">
      <style:text-properties fo:color="#000000"/>
    </style:style>
    <style:style style:name="P378" style:parent-style-name="Textbody" style:family="paragraph">
      <style:text-properties fo:color="#000000"/>
    </style:style>
    <style:style style:name="P379" style:parent-style-name="Textbody" style:family="paragraph">
      <style:text-properties fo:color="#000000"/>
    </style:style>
    <style:style style:name="P380" style:parent-style-name="Textbody" style:family="paragraph">
      <style:text-properties fo:color="#000000"/>
    </style:style>
    <style:style style:name="P381" style:parent-style-name="PreformattedText" style:family="paragraph">
      <style:paragraph-properties fo:margin-bottom="0.1965in"/>
    </style:style>
    <style:style style:name="P382" style:parent-style-name="PreformattedText" style:family="paragraph">
      <style:paragraph-properties fo:margin-bottom="0.1965in"/>
    </style:style>
    <style:style style:name="P383" style:parent-style-name="PreformattedText" style:family="paragraph">
      <style:paragraph-properties fo:margin-bottom="0.1965in"/>
    </style:style>
    <style:style style:name="P384" style:parent-style-name="PreformattedText" style:family="paragraph">
      <style:paragraph-properties fo:margin-bottom="0.1965in"/>
    </style:style>
    <style:style style:name="P385" style:parent-style-name="Textbody" style:family="paragraph">
      <style:paragraph-properties fo:margin-bottom="0.1965in"/>
    </style:style>
    <style:style style:name="P386" style:parent-style-name="PreformattedText" style:family="paragraph">
      <style:paragraph-properties fo:margin-bottom="0.1965in"/>
    </style:style>
    <style:style style:name="P387" style:parent-style-name="PreformattedText" style:family="paragraph">
      <style:paragraph-properties fo:margin-bottom="0.1965in"/>
    </style:style>
    <style:style style:name="P388" style:parent-style-name="Standard" style:family="paragraph">
      <style:paragraph-properties fo:margin-bottom="0.1965in"/>
    </style:style>
    <style:style style:name="T389" style:parent-style-name="SourceText" style:family="text">
      <style:text-properties style:font-name="monospace" fo:font-size="12.5pt" style:font-size-asian="12.5pt"/>
    </style:style>
    <style:style style:name="P390" style:parent-style-name="Standard" style:family="paragraph">
      <style:text-properties style:font-name="monospace" fo:font-size="12.5pt" style:font-size-asian="12.5pt"/>
    </style:style>
    <style:style style:name="P391" style:parent-style-name="Standard" style:family="paragraph">
      <style:text-properties style:font-name="monospace" fo:font-size="12.5pt" style:font-size-asian="12.5pt"/>
    </style:style>
    <style:style style:name="P392" style:parent-style-name="Standard" style:family="paragraph">
      <style:text-properties style:font-name="monospace" fo:font-size="12.5pt" style:font-size-asian="12.5pt"/>
    </style:style>
    <style:style style:name="P393" style:parent-style-name="Standard" style:family="paragraph">
      <style:text-properties style:font-name="monospace" fo:font-size="12.5pt" style:font-size-asian="12.5pt"/>
    </style:style>
    <style:style style:name="P394" style:parent-style-name="Standard" style:family="paragraph">
      <style:text-properties style:font-name="monospace" fo:font-size="12.5pt" style:font-size-asian="12.5pt"/>
    </style:style>
    <style:style style:name="P395" style:parent-style-name="PreformattedText" style:family="paragraph">
      <style:paragraph-properties fo:margin-bottom="0.1965in"/>
    </style:style>
    <style:style style:name="P396" style:parent-style-name="PreformattedText" style:family="paragraph">
      <style:paragraph-properties fo:margin-bottom="0.1965in"/>
    </style:style>
    <style:style style:name="P397" style:parent-style-name="PreformattedText" style:family="paragraph">
      <style:paragraph-properties fo:margin-bottom="0.1965in"/>
    </style:style>
    <style:style style:name="P398" style:parent-style-name="PreformattedText" style:family="paragraph">
      <style:paragraph-properties fo:margin-bottom="0.1965in"/>
    </style:style>
    <style:style style:name="P399" style:parent-style-name="PreformattedText" style:family="paragraph">
      <style:paragraph-properties fo:margin-bottom="0.1965in"/>
    </style:style>
    <style:style style:name="P400" style:parent-style-name="PreformattedText" style:family="paragraph">
      <style:paragraph-properties fo:margin-bottom="0.1965in"/>
    </style:style>
    <style:style style:name="P401" style:parent-style-name="PreformattedText" style:family="paragraph">
      <style:paragraph-properties fo:margin-bottom="0.1965in"/>
    </style:style>
    <style:style style:name="P402" style:parent-style-name="PreformattedText" style:family="paragraph">
      <style:paragraph-properties fo:margin-bottom="0.1965in"/>
    </style:style>
    <style:style style:name="P403" style:parent-style-name="PreformattedText" style:family="paragraph">
      <style:paragraph-properties fo:margin-bottom="0.1965in"/>
    </style:style>
    <style:style style:name="P404" style:parent-style-name="PreformattedText" style:family="paragraph">
      <style:paragraph-properties fo:margin-bottom="0.1965in"/>
    </style:style>
    <style:style style:name="P405" style:parent-style-name="PreformattedText" style:family="paragraph">
      <style:paragraph-properties fo:margin-bottom="0.1965in"/>
    </style:style>
    <style:style style:name="P406" style:parent-style-name="PreformattedText" style:family="paragraph">
      <style:paragraph-properties fo:margin-bottom="0.1965in"/>
    </style:style>
    <style:style style:name="P407" style:parent-style-name="PreformattedText" style:family="paragraph">
      <style:paragraph-properties fo:margin-bottom="0.1965in"/>
    </style:style>
    <style:style style:name="P408" style:parent-style-name="PreformattedText" style:family="paragraph">
      <style:paragraph-properties fo:margin-bottom="0.1965in"/>
    </style:style>
    <style:style style:name="T409" style:parent-style-name="DefaultParagraphFont" style:family="text">
      <style:text-properties fo:color="#800000"/>
    </style:style>
    <style:style style:name="P410" style:parent-style-name="Textbody" style:family="paragraph"/>
    <style:style style:name="P411" style:parent-style-name="Textbody" style:family="paragraph"/>
    <style:style style:name="T412" style:parent-style-name="SourceText" style:family="text">
      <style:text-properties style:font-name="inherit" fo:color="#303336" fo:font-size="10.5pt" style:font-size-asian="10.5pt" fo:background-color="#EFF0F1"/>
    </style:style>
    <style:style style:name="T413" style:parent-style-name="SourceText" style:family="text">
      <style:text-properties style:font-name="inherit" fo:color="#9F393D" fo:font-size="10.5pt" style:font-size-asian="10.5pt" fo:background-color="#EFF0F1"/>
    </style:style>
    <style:style style:name="T414" style:parent-style-name="SourceText" style:family="text">
      <style:text-properties style:font-name="inherit" fo:color="#303336" fo:font-size="10.5pt" style:font-size-asian="10.5pt" fo:background-color="#EFF0F1"/>
    </style:style>
    <style:style style:name="P415" style:parent-style-name="PreformattedText" style:family="paragraph">
      <style:paragraph-properties fo:widows="2" fo:orphans="2" style:line-height-at-least="0.2208in" fo:background-color="#EFF0F1"/>
    </style:style>
    <style:style style:name="T416" style:parent-style-name="SourceText" style:family="text">
      <style:text-properties fo:color="#303336" fo:background-color="#EFF0F1"/>
    </style:style>
    <style:style style:name="T417" style:parent-style-name="SourceText" style:family="text">
      <style:text-properties style:font-name="inherit" fo:color="#303336" fo:font-size="10.5pt" style:font-size-asian="10.5pt" fo:background-color="#EFF0F1"/>
    </style:style>
    <style:style style:name="T418" style:parent-style-name="SourceText" style:family="text">
      <style:text-properties style:font-name="inherit" fo:color="#9F393D" fo:font-size="10.5pt" style:font-size-asian="10.5pt" fo:background-color="#EFF0F1"/>
    </style:style>
    <style:style style:name="T419" style:parent-style-name="SourceText" style:family="text">
      <style:text-properties style:font-name="Consolas, Menlo, Monaco, 'Lucid" fo:color="#303336" fo:font-size="10.5pt" style:font-size-asian="10.5pt" fo:background-color="#EFF0F1"/>
    </style:style>
    <style:style style:name="T420" style:parent-style-name="SourceText" style:family="text">
      <style:text-properties style:font-name="inherit" fo:color="#9F393D" fo:font-size="10.5pt" style:font-size-asian="10.5pt" fo:background-color="#EFF0F1"/>
    </style:style>
    <style:style style:name="T421" style:parent-style-name="SourceText" style:family="text">
      <style:text-properties style:font-name="inherit" fo:color="#303336" fo:font-size="10.5pt" style:font-size-asian="10.5pt" fo:background-color="#EFF0F1"/>
    </style:style>
    <style:style style:name="T422" style:parent-style-name="SourceText" style:family="text">
      <style:text-properties style:font-name="inherit" fo:color="#9F393D" fo:font-size="10.5pt" style:font-size-asian="10.5pt" fo:background-color="#EFF0F1"/>
    </style:style>
    <style:style style:name="T423" style:parent-style-name="SourceText" style:family="text">
      <style:text-properties style:font-name="inherit" fo:color="#303336" fo:font-size="10.5pt" style:font-size-asian="10.5pt" fo:background-color="#EFF0F1"/>
    </style:style>
    <style:style style:name="P424" style:parent-style-name="PreformattedText" style:family="paragraph">
      <style:paragraph-properties fo:widows="2" fo:orphans="2" style:line-height-at-least="0.2208in" fo:background-color="#EFF0F1"/>
    </style:style>
    <style:style style:name="T425" style:parent-style-name="SourceText" style:family="text">
      <style:text-properties fo:color="#303336" fo:background-color="#EFF0F1"/>
    </style:style>
    <style:style style:name="T426" style:parent-style-name="SourceText" style:family="text">
      <style:text-properties style:font-name="inherit" fo:color="#303336" fo:font-size="10.5pt" style:font-size-asian="10.5pt" fo:background-color="#EFF0F1"/>
    </style:style>
    <style:style style:name="T427" style:parent-style-name="SourceText" style:family="text">
      <style:text-properties style:font-name="inherit" fo:color="#9F393D" fo:font-size="10.5pt" style:font-size-asian="10.5pt" fo:background-color="#EFF0F1"/>
    </style:style>
    <style:style style:name="T428" style:parent-style-name="SourceText" style:family="text">
      <style:text-properties style:font-name="Consolas, Menlo, Monaco, 'Lucid" fo:color="#303336" fo:font-size="10.5pt" style:font-size-asian="10.5pt" fo:background-color="#EFF0F1"/>
    </style:style>
    <style:style style:name="T429" style:parent-style-name="SourceText" style:family="text">
      <style:text-properties style:font-name="inherit" fo:color="#9F393D" fo:font-size="10.5pt" style:font-size-asian="10.5pt" fo:background-color="#EFF0F1"/>
    </style:style>
    <style:style style:name="T430" style:parent-style-name="SourceText" style:family="text">
      <style:text-properties style:font-name="inherit" fo:color="#303336" fo:font-size="10.5pt" style:font-size-asian="10.5pt" fo:background-color="#EFF0F1"/>
    </style:style>
    <style:style style:name="T431" style:parent-style-name="SourceText" style:family="text">
      <style:text-properties style:font-name="inherit" fo:color="#9F393D" fo:font-size="10.5pt" style:font-size-asian="10.5pt" fo:background-color="#EFF0F1"/>
    </style:style>
    <style:style style:name="T432" style:parent-style-name="SourceText" style:family="text">
      <style:text-properties style:font-name="inherit" fo:color="#303336" fo:font-size="10.5pt" style:font-size-asian="10.5pt" fo:background-color="#EFF0F1"/>
    </style:style>
    <style:style style:name="T433" style:parent-style-name="SourceText" style:family="text">
      <style:text-properties style:font-name="inherit" fo:color="#9F393D" fo:font-size="10.5pt" style:font-size-asian="10.5pt" fo:background-color="#EFF0F1"/>
    </style:style>
    <style:style style:name="T434" style:parent-style-name="SourceText" style:family="text">
      <style:text-properties style:font-name="Consolas, Menlo, Monaco, 'Lucid" fo:color="#303336" fo:font-size="10.5pt" style:font-size-asian="10.5pt" fo:background-color="#EFF0F1"/>
    </style:style>
    <style:style style:name="T435" style:parent-style-name="SourceText" style:family="text">
      <style:text-properties style:font-name="inherit" fo:color="#9F393D" fo:font-size="10.5pt" style:font-size-asian="10.5pt" fo:background-color="#EFF0F1"/>
    </style:style>
    <style:style style:name="T436" style:parent-style-name="SourceText" style:family="text">
      <style:text-properties style:font-name="inherit" fo:color="#303336" fo:font-size="10.5pt" style:font-size-asian="10.5pt" fo:background-color="#EFF0F1"/>
    </style:style>
    <style:style style:name="T437" style:parent-style-name="SourceText" style:family="text">
      <style:text-properties style:font-name="inherit" fo:color="#9F393D" fo:font-size="10.5pt" style:font-size-asian="10.5pt" fo:background-color="#EFF0F1"/>
    </style:style>
    <style:style style:name="T438" style:parent-style-name="SourceText" style:family="text">
      <style:text-properties style:font-name="inherit" fo:color="#303336" fo:font-size="10.5pt" style:font-size-asian="10.5pt" fo:background-color="#EFF0F1"/>
    </style:style>
    <style:style style:name="T439" style:parent-style-name="SourceText" style:family="text">
      <style:text-properties style:font-name="inherit" fo:color="#9F393D" fo:font-size="10.5pt" style:font-size-asian="10.5pt" fo:background-color="#EFF0F1"/>
    </style:style>
    <style:style style:name="T440" style:parent-style-name="SourceText" style:family="text">
      <style:text-properties style:font-name="inherit" fo:color="#303336" fo:font-size="10.5pt" style:font-size-asian="10.5pt" fo:background-color="#EFF0F1"/>
    </style:style>
    <style:style style:name="T441" style:parent-style-name="SourceText" style:family="text">
      <style:text-properties style:font-name="inherit" fo:color="#9F393D" fo:font-size="10.5pt" style:font-size-asian="10.5pt" fo:background-color="#EFF0F1"/>
    </style:style>
    <style:style style:name="T442" style:parent-style-name="SourceText" style:family="text">
      <style:text-properties style:font-name="Consolas, Menlo, Monaco, 'Lucid" fo:color="#303336" fo:font-size="10.5pt" style:font-size-asian="10.5pt" fo:background-color="#EFF0F1"/>
    </style:style>
    <style:style style:name="T443" style:parent-style-name="SourceText" style:family="text">
      <style:text-properties style:font-name="inherit" fo:color="#303336" fo:font-size="10.5pt" style:font-size-asian="10.5pt" fo:background-color="#EFF0F1"/>
    </style:style>
    <style:style style:name="T444" style:parent-style-name="SourceText" style:family="text">
      <style:text-properties style:font-name="inherit" fo:color="#9F393D" fo:font-size="10.5pt" style:font-size-asian="10.5pt" fo:background-color="#EFF0F1"/>
    </style:style>
    <style:style style:name="T445" style:parent-style-name="SourceText" style:family="text">
      <style:text-properties style:font-name="inherit" fo:color="#303336" fo:font-size="10.5pt" style:font-size-asian="10.5pt" fo:background-color="#EFF0F1"/>
    </style:style>
    <style:style style:name="P446" style:parent-style-name="PreformattedText" style:family="paragraph">
      <style:paragraph-properties fo:widows="2" fo:orphans="2" style:line-height-at-least="0.2208in" fo:background-color="#EFF0F1"/>
    </style:style>
    <style:style style:name="T447" style:parent-style-name="SourceText" style:family="text">
      <style:text-properties fo:color="#303336" fo:background-color="#EFF0F1"/>
    </style:style>
    <style:style style:name="T448" style:parent-style-name="SourceText" style:family="text">
      <style:text-properties style:font-name="inherit" fo:color="#303336" fo:font-size="10.5pt" style:font-size-asian="10.5pt" fo:background-color="#EFF0F1"/>
    </style:style>
    <style:style style:name="T449" style:parent-style-name="SourceText" style:family="text">
      <style:text-properties style:font-name="inherit" fo:color="#9F393D" fo:font-size="10.5pt" style:font-size-asian="10.5pt" fo:background-color="#EFF0F1"/>
    </style:style>
    <style:style style:name="T450" style:parent-style-name="SourceText" style:family="text">
      <style:text-properties style:font-name="Consolas, Menlo, Monaco, 'Lucid" fo:color="#303336" fo:font-size="10.5pt" style:font-size-asian="10.5pt" fo:background-color="#EFF0F1"/>
    </style:style>
    <style:style style:name="T451" style:parent-style-name="SourceText" style:family="text">
      <style:text-properties style:font-name="inherit" fo:color="#303336" fo:font-size="10.5pt" style:font-size-asian="10.5pt" fo:background-color="#EFF0F1"/>
    </style:style>
    <style:style style:name="P452" style:parent-style-name="PreformattedText" style:family="paragraph">
      <style:paragraph-properties fo:widows="2" fo:orphans="2" style:line-height-at-least="0.2208in" fo:background-color="#EFF0F1"/>
    </style:style>
    <style:style style:name="T453" style:parent-style-name="SourceText" style:family="text">
      <style:text-properties fo:color="#303336" fo:background-color="#EFF0F1"/>
    </style:style>
    <style:style style:name="T454" style:parent-style-name="SourceText" style:family="text">
      <style:text-properties style:font-name="inherit" fo:color="#303336" fo:font-size="10.5pt" style:font-size-asian="10.5pt" fo:background-color="#EFF0F1"/>
    </style:style>
    <style:style style:name="T455" style:parent-style-name="SourceText" style:family="text">
      <style:text-properties style:font-name="inherit" fo:color="#9F393D" fo:font-size="10.5pt" style:font-size-asian="10.5pt" fo:background-color="#EFF0F1"/>
    </style:style>
    <style:style style:name="T456" style:parent-style-name="SourceText" style:family="text">
      <style:text-properties style:font-name="Consolas, Menlo, Monaco, 'Lucid" fo:color="#303336" fo:font-size="10.5pt" style:font-size-asian="10.5pt" fo:background-color="#EFF0F1"/>
    </style:style>
    <style:style style:name="T457" style:parent-style-name="SourceText" style:family="text">
      <style:text-properties style:font-name="inherit" fo:color="#9F393D" fo:font-size="10.5pt" style:font-size-asian="10.5pt" fo:background-color="#EFF0F1"/>
    </style:style>
    <style:style style:name="T458" style:parent-style-name="SourceText" style:family="text">
      <style:text-properties style:font-name="inherit" fo:color="#303336" fo:font-size="10.5pt" style:font-size-asian="10.5pt" fo:background-color="#EFF0F1"/>
    </style:style>
    <style:style style:name="T459" style:parent-style-name="SourceText" style:family="text">
      <style:text-properties style:font-name="inherit" fo:color="#9F393D" fo:font-size="10.5pt" style:font-size-asian="10.5pt" fo:background-color="#EFF0F1"/>
    </style:style>
    <style:style style:name="P460" style:parent-style-name="PreformattedText" style:family="paragraph">
      <style:paragraph-properties fo:widows="2" fo:orphans="2" style:line-height-at-least="0.2208in" fo:background-color="#EFF0F1"/>
    </style:style>
    <style:style style:name="T461" style:parent-style-name="SourceText" style:family="text">
      <style:text-properties style:font-name="inherit" fo:color="#9F393D" fo:font-size="10.5pt" style:font-size-asian="10.5pt" fo:background-color="#EFF0F1"/>
    </style:style>
    <style:style style:name="P462" style:parent-style-name="Heading3" style:family="paragraph">
      <style:text-properties style:language-asian="zh" style:country-asian="CN"/>
    </style:style>
    <style:style style:name="P463" style:parent-style-name="Textbody" style:family="paragraph">
      <style:text-properties style:language-asian="zh" style:country-asian="CN"/>
    </style:style>
    <style:style style:name="P464" style:parent-style-name="Textbody" style:family="paragraph">
      <style:text-properties style:language-asian="zh" style:country-asian="CN"/>
    </style:style>
    <style:style style:name="P465"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6"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P467" style:parent-style-name="PreformattedText" style:family="paragraph">
      <style:paragraph-properties fo:margin-bottom="0.1965in"/>
    </style:style>
    <style:style style:name="P468" style:parent-style-name="Textbody" style:family="paragraph">
      <style:paragraph-properties fo:break-before="page"/>
    </style:style>
    <style:style style:name="P469" style:parent-style-name="PreformattedText" style:family="paragraph">
      <style:paragraph-properties fo:margin-bottom="0.1965in"/>
    </style:style>
    <style:style style:name="P470" style:parent-style-name="PreformattedText" style:family="paragraph">
      <style:paragraph-properties fo:margin-bottom="0.1965in"/>
    </style:style>
    <style:style style:name="P471" style:parent-style-name="Heading3" style:family="paragraph">
      <style:text-properties fo:background-color="#FEFEFB"/>
    </style:style>
    <style:style style:name="T472" style:parent-style-name="DefaultParagraphFont" style:family="text">
      <style:text-properties style:language-asian="zh" style:country-asian="CN"/>
    </style:style>
    <style:style style:name="P473" style:parent-style-name="Heading3" style:family="paragraph">
      <style:text-properties fo:background-color="#FEFEFB"/>
    </style:style>
    <style:style style:name="P474"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T476" style:parent-style-name="DefaultParagraphFont" style:family="text">
      <style:text-properties style:language-asian="zh" style:country-asian="CN"/>
    </style:style>
    <style:style style:name="T477" style:parent-style-name="DefaultParagraphFont" style:family="text">
      <style:text-properties style:language-asian="zh" style:country-asian="CN"/>
    </style:style>
    <style:style style:name="P47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9"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T480"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T481"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48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3"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48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5"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4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7"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48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9"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P49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1" style:parent-style-name="DefaultParagraphFont" style:family="text">
      <style:text-properties style:font-name="Courier New" style:font-name-asian="Times New Roman" style:font-name-complex="Courier New" fo:color="#606060" style:letter-kerning="false" fo:font-size="10pt" style:font-size-asian="10pt" style:font-size-complex="10pt" style:language-asian="zh" style:country-asian="CN" style:language-complex="ar" style:country-complex="SA"/>
    </style:style>
    <style:style style:name="T492" style:parent-style-name="DefaultParagraphFont" style:family="text">
      <style:text-properties style:font-name-asian="Times New Roman" style:font-name-complex="Times New Roman" fo:color="#606060" style:letter-kerning="false" style:language-asian="zh" style:country-asian="CN" style:language-complex="ar" style:country-complex="SA"/>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81070284" office:target-frame-name="_top" xlink:show="replace"><text:span text:style-name="Hyperlink">1</text:span><text:span text:style-name="T2"><text:tab/></text:span><text:span text:style-name="Hyperlink">Installation</text:span><text:tab/>4</text:a></text:p>
          <text:p text:style-name="P3"><text:a xlink:href="#_Toc81070285" office:target-frame-name="_top" xlink:show="replace"><text:span text:style-name="Hyperlink">1.1</text:span><text:span text:style-name="T4"><text:tab/></text:span><text:span text:style-name="Hyperlink">make texmaker work again on windows, 30-3-2018</text:span><text:tab/>4</text:a></text:p>
          <text:p text:style-name="P5"><text:a xlink:href="#_Toc81070286" office:target-frame-name="_top" xlink:show="replace"><text:span text:style-name="Hyperlink">2</text:span><text:span text:style-name="T6"><text:tab/></text:span><text:span text:style-name="Hyperlink">Useful online or offline documents</text:span><text:tab/>4</text:a></text:p>
          <text:p text:style-name="P7"><text:a xlink:href="#_Toc81070287" office:target-frame-name="_top" xlink:show="replace"><text:span text:style-name="Hyperlink">2.1</text:span><text:span text:style-name="T8"><text:tab/></text:span><text:span text:style-name="Hyperlink">Elsevier article template, 10-6-2018</text:span><text:tab/>4</text:a></text:p>
          <text:p text:style-name="P9"><text:a xlink:href="#_Toc81070288" office:target-frame-name="_top" xlink:show="replace"><text:span text:style-name="Hyperlink">2.1.1</text:span><text:span text:style-name="T10"><text:tab/></text:span><text:span text:style-name="Hyperlink">Author information layout, Dec. 19, 2018</text:span><text:tab/>4</text:a></text:p>
          <text:p text:style-name="P11"><text:a xlink:href="#_Toc81070289" office:target-frame-name="_top" xlink:show="replace"><text:span text:style-name="Hyperlink">2.1.2</text:span><text:span text:style-name="T12"><text:tab/></text:span><text:span text:style-name="Hyperlink">time information layout, Jan. 2, 2019</text:span><text:tab/>5</text:a></text:p>
          <text:p text:style-name="P13"><text:a xlink:href="#_Toc81070290" office:target-frame-name="_top" xlink:show="replace"><text:span text:style-name="Hyperlink">2.2</text:span><text:span text:style-name="T14"><text:tab/></text:span><text:span text:style-name="Hyperlink">Format of Journal articles for American Meteorological Society.</text:span><text:tab/>5</text:a></text:p>
          <text:p text:style-name="P15"><text:a xlink:href="#_Toc81070291" office:target-frame-name="_top" xlink:show="replace"><text:span text:style-name="Hyperlink">3</text:span><text:span text:style-name="T16"><text:tab/></text:span><text:span text:style-name="Hyperlink">symbols</text:span><text:tab/>5</text:a></text:p>
          <text:p text:style-name="P17"><text:a xlink:href="#_Toc81070292" office:target-frame-name="_top" xlink:show="replace"><text:span text:style-name="Hyperlink">3.1.1</text:span><text:span text:style-name="T18"><text:tab/></text:span><text:span text:style-name="Hyperlink">List of LaTeX mathematical symbols</text:span><text:tab/>5</text:a></text:p>
          <text:p text:style-name="P19"><text:a xlink:href="#_Toc81070293" office:target-frame-name="_top" xlink:show="replace"><text:span text:style-name="Hyperlink">3.1.2</text:span><text:span text:style-name="T20"><text:tab/></text:span><text:span text:style-name="Hyperlink">Roman numerals, Jan. 10,<text:s/></text:span><text:span text:style-name="Hyperlink">2019</text:span><text:tab/>5</text:a></text:p>
          <text:p text:style-name="P21"><text:a xlink:href="#_Toc81070294" office:target-frame-name="_top" xlink:show="replace"><text:span text:style-name="Hyperlink">4</text:span><text:span text:style-name="T22"><text:tab/></text:span><text:span text:style-name="Hyperlink">Paragraph</text:span><text:tab/>5</text:a></text:p>
          <text:p text:style-name="P23"><text:a xlink:href="#_Toc81070295" office:target-frame-name="_top" xlink:show="replace"><text:span text:style-name="Hyperlink">4.1</text:span><text:span text:style-name="T24"><text:tab/></text:span><text:span text:style-name="Hyperlink">Title with symbols, Jan. 10, 2019</text:span><text:tab/>5</text:a></text:p>
          <text:p text:style-name="P25"><text:a xlink:href="#_Toc81070296" office:target-frame-name="_top" xlink:show="replace"><text:span text:style-name="Hyperlink">4.2</text:span><text:span text:style-name="T26"><text:tab/></text:span><text:span text:style-name="Hyperlink">Indention (</text:span><text:span text:style-name="T27">首行缩进</text:span><text:span text:style-name="Hyperlink">)</text:span><text:tab/>5</text:a></text:p>
          <text:p text:style-name="P28"><text:a xlink:href="#_Toc81070297" office:target-frame-name="_top" xlink:show="replace"><text:span text:style-name="Hyperlink">4.3</text:span><text:span text:style-name="T29"><text:tab/></text:span><text:span text:style-name="Hyperlink">Description of spacing commands</text:span><text:tab/>6</text:a></text:p>
          <text:p text:style-name="P30"><text:a xlink:href="#_Toc81070298" office:target-frame-name="_top" xlink:show="replace"><text:span text:style-name="Hyperlink">4.3.1</text:span><text:span text:style-name="T31"><text:tab/></text:span><text:span text:style-name="Hyperlink">no indent after subequations, 18 Sep, 2018</text:span><text:tab/>6</text:a></text:p>
          <text:p text:style-name="P32"><text:a xlink:href="#_Toc81070299" office:target-frame-name="_top" xlink:show="replace"><text:span text:style-name="Hyperlink">4.4</text:span><text:span text:style-name="T33"><text:tab/></text:span><text:span text:style-name="Hyperlink">newpage does not work?</text:span><text:tab/>6</text:a></text:p>
          <text:p text:style-name="P34"><text:a xlink:href="#_Toc81070300" office:target-frame-name="_top" xlink:show="replace"><text:span text:style-name="Hyperlink">4.4.1</text:span><text:span text:style-name="T35"><text:tab/></text:span><text:span text:style-name="Hyperlink">Moving linenumber away, 10-6-2018</text:span><text:tab/>6</text:a></text:p>
          <text:p text:style-name="P36"><text:a xlink:href="#_Toc81070301" office:target-frame-name="_top" xlink:show="replace"><text:span text:style-name="Hyperlink">4.5</text:span><text:span text:style-name="T37"><text:tab/></text:span><text:span text:style-name="Hyperlink">Footnote</text:span><text:tab/>6</text:a></text:p>
          <text:p text:style-name="P38"><text:a xlink:href="#_Toc81070302" office:target-frame-name="_top" xlink:show="replace"><text:span text:style-name="Hyperlink">4.5.1</text:span><text:span text:style-name="T39"><text:tab/></text:span><text:span text:style-name="Hyperlink">Numbering the footnote</text:span><text:tab/>6</text:a></text:p>
          <text:p text:style-name="P40"><text:a xlink:href="#_Toc81070303" office:target-frame-name="_top" xlink:show="replace"><text:span text:style-name="Hyperlink">4.5.2</text:span><text:span text:style-name="T41"><text:tab/></text:span><text:span text:style-name="Hyperlink">Resetting the numbering of the footnote on each page</text:span><text:tab/>6</text:a></text:p>
          <text:p text:style-name="P42"><text:a xlink:href="#_Toc81070304" office:target-frame-name="_top" xlink:show="replace"><text:span text:style-name="Hyperlink">5</text:span><text:span text:style-name="T43"><text:tab/></text:span><text:span text:style-name="Hyperlink">Mark</text:span><text:tab/>7</text:a></text:p>
          <text:p text:style-name="P44"><text:a xlink:href="#_Toc81070305" office:target-frame-name="_top" xlink:show="replace"><text:span text:style-name="Hyperlink">5.1</text:span><text:span text:style-name="T45"><text:tab/></text:span><text:span text:style-name="Hyperlink">Script</text:span><text:tab/>7</text:a></text:p>
          <text:p text:style-name="P46"><text:a xlink:href="#_Toc81070306" office:target-frame-name="_top" xlink:show="replace"><text:span text:style-name="Hyperlink">5.1.1</text:span><text:span text:style-name="T47"><text:tab/></text:span><text:span text:style-name="Hyperlink">Above the character</text:span><text:tab/>7</text:a></text:p>
          <text:p text:style-name="P48"><text:a xlink:href="#_Toc81070307" office:target-frame-name="_top" xlink:show="replace"><text:span text:style-name="Hyperlink">5.1.2</text:span><text:span text:style-name="T49"><text:tab/></text:span><text:span text:style-name="Hyperlink">Superscript</text:span><text:tab/>7</text:a></text:p>
          <text:p text:style-name="P50"><text:a xlink:href="#_Toc81070308" office:target-frame-name="_top" xlink:show="replace"><text:span text:style-name="Hyperlink">5.1.3</text:span><text:span text:style-name="T51"><text:tab/></text:span><text:span text:style-name="Hyperlink">side with the character, Aug 3, 2018</text:span><text:tab/>7</text:a></text:p>
          <text:p text:style-name="P52"><text:a xlink:href="#_Toc81070309" office:target-frame-name="_top" xlink:show="replace"><text:span text:style-name="Hyperlink">5.2</text:span><text:span text:style-name="T53"><text:tab/></text:span><text:span text:style-name="Hyperlink">Spaces</text:span><text:tab/>7</text:a></text:p>
          <text:p text:style-name="P54"><text:a xlink:href="#_Toc81070310" office:target-frame-name="_top" xlink:show="replace"><text:span text:style-name="Hyperlink">5.3</text:span><text:span text:style-name="T55"><text:tab/></text:span><text:span text:style-name="Hyperlink">bracket</text:span><text:tab/>7</text:a></text:p>
          <text:p text:style-name="P56"><text:a xlink:href="#_Toc81070311" office:target-frame-name="_top" xlink:show="replace"><text:span text:style-name="Hyperlink">5.4</text:span><text:span text:style-name="T57"><text:tab/></text:span><text:span text:style-name="T58">Border around the text, July 31, 2018</text:span><text:tab/>7</text:a></text:p>
          <text:p text:style-name="P59"><text:a xlink:href="#_Toc81070312" office:target-frame-name="_top" xlink:show="replace"><text:span text:style-name="Hyperlink">5.4.1</text:span><text:span text:style-name="T60"><text:tab/></text:span><text:span text:style-name="T61">Black frame</text:span><text:tab/>7</text:a></text:p>
          <text:p text:style-name="P62"><text:a xlink:href="#_Toc81070313" office:target-frame-name="_top" xlink:show="replace"><text:span text:style-name="Hyperlink">5.4.2</text:span><text:span text:style-name="T63"><text:tab/></text:span><text:span text:style-name="T64">colorful frame</text:span><text:tab/>8</text:a></text:p>
          <text:p text:style-name="P65"><text:a xlink:href="#_Toc81070314" office:target-frame-name="_top" xlink:show="replace"><text:span text:style-name="Hyperlink">5.5</text:span><text:span text:style-name="T66"><text:tab/></text:span><text:span text:style-name="T67">boxes for equations, 31 Aug, 2018</text:span><text:tab/>8</text:a></text:p>
          <text:p text:style-name="P68"><text:a xlink:href="#_Toc81070315" office:target-frame-name="_top" xlink:show="replace"><text:span text:style-name="Hyperlink">5.5.1</text:span><text:span text:style-name="T69"><text:tab/></text:span><text:span text:style-name="T70">\boxed{...}</text:span><text:tab/>8</text:a></text:p>
          <text:p text:style-name="P71"><text:a xlink:href="#_Toc81070316" office:target-frame-name="_top" xlink:show="replace"><text:span text:style-name="Hyperlink">5.5.2</text:span><text:span text:style-name="T72"><text:tab/></text:span><text:span text:style-name="Hyperlink">Fancybox, 31 Aug, 2018</text:span><text:tab/>8</text:a></text:p>
          <text:p text:style-name="P73"><text:a xlink:href="#_Toc81070317" office:target-frame-name="_top" xlink:show="replace"><text:span text:style-name="Hyperlink">5.5.3</text:span><text:span text:style-name="T74"><text:tab/></text:span><text:span text:style-name="Hyperlink">box for multiline equations, 2 Sep, 2018</text:span><text:tab/>8</text:a></text:p>
          <text:p text:style-name="P75"><text:a xlink:href="#_Toc81070318" office:target-frame-name="_top" xlink:show="replace"><text:span text:style-name="Hyperlink">5.5.4</text:span><text:span text:style-name="T76"><text:tab/></text:span><text:span text:style-name="Hyperlink">tricky skills in alignment in equation, 6 Seq, 2018</text:span><text:tab/>9</text:a></text:p>
          <text:p text:style-name="P77"><text:a xlink:href="#_Toc81070319" office:target-frame-name="_top" xlink:show="replace"><text:span text:style-name="Hyperlink">5.6</text:span><text:span text:style-name="T78"><text:tab/></text:span><text:span text:style-name="Hyperlink">Font</text:span><text:tab/>10</text:a></text:p>
          <text:p text:style-name="P79"><text:a xlink:href="#_Toc81070320" office:target-frame-name="_top" xlink:show="replace"><text:span text:style-name="Hyperlink">5.6.1</text:span><text:span text:style-name="T80"><text:tab/></text:span><text:span text:style-name="Hyperlink">Why am I getting a double subscript error?</text:span><text:tab/>10</text:a></text:p>
          <text:p text:style-name="P81"><text:a xlink:href="#_Toc81070321" office:target-frame-name="_top" xlink:show="replace"><text:span text:style-name="Hyperlink">5.6.2</text:span><text:span text:style-name="T82"><text:tab/></text:span><text:span text:style-name="Hyperlink">Bold</text:span><text:span text:style-name="Hyperlink"><text:s/>font</text:span><text:tab/>10</text:a></text:p>
          <text:p text:style-name="P83"><text:a xlink:href="#_Toc81070322" office:target-frame-name="_top" xlink:show="replace"><text:span text:style-name="Hyperlink">5.6.3</text:span><text:span text:style-name="T84"><text:tab/></text:span><text:span text:style-name="Hyperlink">Font color, 6-7-2018</text:span><text:tab/>10</text:a></text:p>
          <text:p text:style-name="P85"><text:a xlink:href="#_Toc81070323" office:target-frame-name="_top" xlink:show="replace"><text:span text:style-name="Hyperlink">5.7</text:span><text:span text:style-name="T86"><text:tab/></text:span><text:span text:style-name="Hyperlink">strike out a sentence or emphasize</text:span><text:tab/>10</text:a></text:p>
          <text:p text:style-name="P87"><text:a xlink:href="#_Toc81070324" office:target-frame-name="_top" xlink:show="replace"><text:span text:style-name="Hyperlink">5.7.1</text:span><text:span text:style-name="T88"><text:tab/></text:span><text:span text:style-name="Hyperlink">Strike out a sentence, 14 Aug, 2018</text:span><text:tab/>10</text:a></text:p>
          <text:p text:style-name="P89"><text:a xlink:href="#_Toc81070325" office:target-frame-name="_top" xlink:show="replace"><text:span text:style-name="Hyperlink">5.7.2</text:span><text:span text:style-name="T90"><text:tab/></text:span><text:span text:style-name="T91">ulem package, underlining for emphasis, 29 Aug, 2018</text:span><text:tab/>10</text:a></text:p>
          <text:p text:style-name="P92"><text:a xlink:href="#_Toc81070326" office:target-frame-name="_top" xlink:show="replace"><text:span text:style-name="Hyperlink">6</text:span><text:span text:style-name="T93"><text:tab/></text:span><text:span text:style-name="Hyperlink">Table</text:span><text:tab/>11</text:a></text:p>
          <text:p text:style-name="P94"><text:a xlink:href="#_Toc81070327" office:target-frame-name="_top" xlink:show="replace"><text:span text:style-name="Hyperlink">6.1</text:span><text:span text:style-name="T95"><text:tab/></text:span><text:span text:style-name="Hyperlink">Number type in a table</text:span><text:tab/>11</text:a></text:p>
          <text:p text:style-name="P96"><text:a xlink:href="#_Toc81070328" office:target-frame-name="_top" xlink:show="replace"><text:span text:style-name="Hyperlink">6.1.1</text:span><text:span text:style-name="T97"><text:tab/></text:span><text:span text:style-name="Hyperlink">Set the number of<text:s/></text:span><text:span text:style-name="Hyperlink">decimals, Oct. 23, 2018</text:span><text:tab/>11</text:a></text:p>
          <text:p text:style-name="P98"><text:a xlink:href="#_Toc81070329" office:target-frame-name="_top" xlink:show="replace"><text:span text:style-name="Hyperlink">6.2</text:span><text:span text:style-name="T99"><text:tab/></text:span><text:span text:style-name="Hyperlink">make a table move some distance to the left</text:span><text:tab/>11</text:a></text:p>
          <text:p text:style-name="P100"><text:a xlink:href="#_Toc81070330" office:target-frame-name="_top" xlink:show="replace"><text:span text:style-name="Hyperlink">6.3</text:span><text:span text:style-name="T101"><text:tab/></text:span><text:span text:style-name="Hyperlink">cell in table</text:span><text:tab/>11</text:a></text:p>
          <text:p text:style-name="P102"><text:a xlink:href="#_Toc81070331" office:target-frame-name="_top" xlink:show="replace"><text:span text:style-name="Hyperlink">6.3.1</text:span><text:span text:style-name="T103"><text:tab/></text:span><text:span text:style-name="Hyperlink">add a line break in a cell of a table (wrap in a cell)</text:span><text:tab/>11</text:a></text:p>
          <text:p text:style-name="P104"><text:a xlink:href="#_Toc81070332" office:target-frame-name="_top" xlink:show="replace"><text:span text:style-name="Hyperlink">6.3.2</text:span><text:span text:style-name="T105"><text:tab/></text:span><text:span text:style-name="T106">footnote of the caption, Sep 9, 2018</text:span><text:tab/>12</text:a></text:p>
          <text:p text:style-name="P107"><text:a xlink:href="#_Toc81070333" office:target-frame-name="_top" xlink:show="replace"><text:span text:style-name="Hyperlink">6.3.3</text:span><text:span text:style-name="T108"><text:tab/></text:span><text:span text:style-name="T109">Footnote of symbol, Nov. 25, 2018</text:span><text:tab/>13</text:a></text:p>
          <text:p text:style-name="P110"><text:a xlink:href="#_Toc81070334" office:target-frame-name="_top" xlink:show="replace"><text:span text:style-name="Hyperlink">6.3.4</text:span><text:span text:style-name="T111"><text:tab/></text:span><text:span text:style-name="T112">Independent alignment inside a cell, Nov. 18, 2018</text:span><text:tab/>13</text:a></text:p>
          <text:p text:style-name="P113"><text:a xlink:href="#_Toc81070335" office:target-frame-name="_top" xlink:show="replace"><text:span text:style-name="Hyperlink">6.3.5</text:span><text:span text:style-name="T114"><text:tab/></text:span><text:span text:style-name="T115">wrap inside a multirow environment, Oct. 4, 2018</text:span><text:tab/>14</text:a></text:p>
          <text:p text:style-name="P116"><text:a xlink:href="#_Toc81070336" office:target-frame-name="_top" xlink:show="replace"><text:span text:style-name="Hyperlink">6.3.6</text:span><text:span text:style-name="T117"><text:tab/></text:span><text:span text:style-name="Hyperlink">colorize one row of a table, May 14, 2019</text:span><text:tab/>14</text:a></text:p>
          <text:p text:style-name="P118"><text:a xlink:href="#_Toc81070337" office:target-frame-name="_top" xlink:show="replace"><text:span text:style-name="Hyperlink">6.4</text:span><text:span text:style-name="T119"><text:tab/></text:span><text:span text:style-name="Hyperlink">Tricky skills</text:span><text:tab/>14</text:a></text:p>
          <text:p text:style-name="P120"><text:a xlink:href="#_Toc81070338" office:target-frame-name="_top" xlink:show="replace"><text:span text:style-name="Hyperlink">6.4.</text:span><text:span text:style-name="Hyperlink">1</text:span><text:span text:style-name="T121"><text:tab/></text:span><text:span text:style-name="Hyperlink">Slash boxes</text:span><text:tab/>14</text:a></text:p>
          <text:p text:style-name="P122"><text:a xlink:href="#_Toc81070339" office:target-frame-name="_top" xlink:show="replace"><text:span text:style-name="Hyperlink">6.4.2</text:span><text:span text:style-name="T123"><text:tab/></text:span><text:span text:style-name="Hyperlink">Adjusting boxes</text:span><text:tab/>14</text:a></text:p>
          <text:p text:style-name="P124"><text:a xlink:href="#_Toc81070340" office:target-frame-name="_top" xlink:show="replace"><text:span text:style-name="Hyperlink">7</text:span><text:span text:style-name="T125"><text:tab/></text:span><text:span text:style-name="Hyperlink">Equations</text:span><text:tab/>14</text:a></text:p>
          <text:p text:style-name="P126"><text:a xlink:href="#_Toc81070341" office:target-frame-name="_top" xlink:show="replace"><text:span text:style-name="Hyperlink">7.1</text:span><text:span text:style-name="T127"><text:tab/></text:span><text:span text:style-name="T128">Multiple lines</text:span><text:tab/>14</text:a></text:p>
          <text:p text:style-name="P129"><text:a xlink:href="#_Toc81070342" office:target-frame-name="_top" xlink:show="replace"><text:span text:style-name="Hyperlink">7.1.1</text:span><text:span text:style-name="T130"><text:tab/></text:span><text:span text:style-name="T131">with one order, 18-7-2018</text:span><text:tab/>14</text:a></text:p>
          <text:p text:style-name="P132"><text:a xlink:href="#_Toc81070343" office:target-frame-name="_top" xlink:show="replace"><text:span text:style-name="Hyperlink">7.1.2</text:span><text:span text:style-name="T133"><text:tab/></text:span><text:span text:style-name="Hyperlink">Without one order</text:span><text:tab/>15</text:a></text:p>
          <text:p text:style-name="P134"><text:a xlink:href="#_Toc81070344" office:target-frame-name="_top" xlink:show="replace"><text:span text:style-name="Hyperlink">7.1.3</text:span><text:span text:style-name="T135"><text:tab/></text:span><text:span text:style-name="Hyperlink">'\multiline' environment, July31, 2018</text:span><text:tab/>15</text:a></text:p>
          <text:p text:style-name="P136"><text:a xlink:href="#_Toc81070345" office:target-frame-name="_top" xlink:show="replace"><text:span text:style-name="Hyperlink">7.1.4</text:span><text:span text:style-name="T137"><text:tab/></text:span><text:span text:style-name="T138">'\eqnarray' environment, July 31, 2018</text:span><text:tab/>15</text:a></text:p>
          <text:p text:style-name="P139"><text:a xlink:href="#_Toc81070346" office:target-frame-name="_top" xlink:show="replace"><text:span text:style-name="Hyperlink">7.1.5</text:span><text:span text:style-name="T140"><text:tab/></text:span><text:span text:style-name="Hyperlink">\usepackage{breqn}</text:span><text:tab/>16</text:a></text:p>
          <text:p text:style-name="P141"><text:a xlink:href="#_Toc81070347" office:target-frame-name="_top" xlink:show="replace"><text:span text:style-name="Hyperlink">7.2</text:span><text:span text:style-name="T142"><text:tab/></text:span><text:span text:style-name="Hyperlink">Align the equal sign in equations</text:span><text:tab/>16</text:a></text:p>
          <text:p text:style-name="P143"><text:a xlink:href="#_Toc81070348" office:target-frame-name="_top" xlink:show="replace"><text:span text:style-name="Hyperlink">7.3</text:span><text:span text:style-name="T144"><text:tab/></text:span><text:span text:style-name="T145">Matrix</text:span><text:tab/>16</text:a></text:p>
          <text:p text:style-name="P146"><text:a xlink:href="#_Toc81070349" office:target-frame-name="_top" xlink:show="replace"><text:span text:style-name="Hyperlink">7.4</text:span><text:span text:style-name="T147"><text:tab/></text:span><text:span text:style-name="Hyperlink">braces specifying values with conditions, 1 Sep, 2018</text:span><text:tab/>16</text:a></text:p>
          <text:p text:style-name="P148"><text:a xlink:href="#_Toc81070350" office:target-frame-name="_top" xlink:show="replace"><text:span text:style-name="Hyperlink">8</text:span><text:span text:style-name="T149"><text:tab/></text:span><text:span text:style-name="Hyperlink">Figure</text:span><text:tab/>17</text:a></text:p>
          <text:p text:style-name="P150"><text:a xlink:href="#_Toc81070351" office:target-frame-name="_top" xlink:show="replace"><text:span text:style-name="Hyperlink">8.1</text:span><text:span text:style-name="T151"><text:tab/></text:span><text:span text:style-name="Hyperlink">Insert a figure</text:span><text:tab/>17</text:a></text:p>
          <text:p text:style-name="P152"><text:a xlink:href="#_Toc81070352" office:target-frame-name="_top" xlink:show="replace"><text:span text:style-name="Hyperlink">8.1.1</text:span><text:span text:style-name="T153"><text:tab/></text:span><text:span text:style-name="Hyperlink">png</text:span><text:tab/>17</text:a></text:p>
          <text:p text:style-name="P154"><text:a xlink:href="#_Toc81070353" office:target-frame-name="_top" xlink:show="replace"><text:span text:style-name="Hyperlink">8.1.2</text:span><text:span text:style-name="T155"><text:tab/></text:span><text:span text:style-name="Hyperlink">trim a pdf file, Feb. 19, 2019</text:span><text:tab/>17</text:a></text:p>
          <text:p text:style-name="P156"><text:a xlink:href="#_Toc81070354" office:target-frame-name="_top" xlink:show="replace"><text:span text:style-name="Hyperlink">8.1.3</text:span><text:span text:style-name="T157"><text:tab/></text:span><text:span text:style-name="Hyperlink">make the figure in a<text:s/></text:span><text:span text:style-name="Hyperlink">horizontal line</text:span><text:tab/>18</text:a></text:p>
          <text:p text:style-name="P158"><text:a xlink:href="#_Toc81070355" office:target-frame-name="_top" xlink:show="replace"><text:span text:style-name="Hyperlink">8.2</text:span><text:span text:style-name="T159"><text:tab/></text:span><text:span text:style-name="Hyperlink">Subfigure</text:span><text:tab/>19</text:a></text:p>
          <text:p text:style-name="P160"><text:a xlink:href="#_Toc81070356" office:target-frame-name="_top" xlink:show="replace"><text:span text:style-name="Hyperlink">8.2.1</text:span><text:span text:style-name="T161"><text:tab/></text:span><text:span text:style-name="Hyperlink">Wrap subfigures, 3-6-2018</text:span><text:tab/>20</text:a></text:p>
          <text:p text:style-name="P162"><text:a xlink:href="#_Toc81070357" office:target-frame-name="_top" xlink:show="replace"><text:span text:style-name="Hyperlink">8.3</text:span><text:span text:style-name="T163"><text:tab/></text:span><text:span text:style-name="Hyperlink">Figure caption</text:span><text:tab/>20</text:a></text:p>
          <text:p text:style-name="P164"><text:a xlink:href="#_Toc81070358" office:target-frame-name="_top" xlink:show="replace"><text:span text:style-name="Hyperlink">8.3.1</text:span><text:span text:style-name="T165"><text:tab/></text:span><text:span text:style-name="Hyperlink">Adjust the font size of<text:s/></text:span><text:span text:style-name="Hyperlink">caption</text:span><text:tab/>20</text:a></text:p>
          <text:p text:style-name="P166"><text:a xlink:href="#_Toc81070359" office:target-frame-name="_top" xlink:show="replace"><text:span text:style-name="Hyperlink">8.3.2</text:span><text:span text:style-name="T167"><text:tab/></text:span><text:span text:style-name="Hyperlink">Make the figure label font bold</text:span><text:tab/>20</text:a></text:p>
          <text:p text:style-name="P168"><text:a xlink:href="#_Toc81070360" office:target-frame-name="_top" xlink:show="replace"><text:span text:style-name="Hyperlink">8.3.3</text:span><text:span text:style-name="T169"><text:tab/></text:span><text:span text:style-name="T170">Make the figure label in Fig. 1.</text:span><text:tab/>20</text:a></text:p>
          <text:p text:style-name="P171"><text:a xlink:href="#_Toc81070361" office:target-frame-name="_top" xlink:show="replace"><text:span text:style-name="Hyperlink">8.3.4</text:span><text:span text:style-name="T172"><text:tab/></text:span><text:span text:style-name="T173">Make the figure label aligned with the caption</text:span><text:tab/>20</text:a></text:p>
          <text:p text:style-name="P174"><text:a xlink:href="#_Toc81070362" office:target-frame-name="_top" xlink:show="replace"><text:span text:style-name="Hyperlink">8.3.5</text:span><text:span text:style-name="T175"><text:tab/></text:span><text:span text:style-name="T176">Make the caption aligned at both ends</text:span><text:tab/>20</text:a></text:p>
          <text:p text:style-name="P177"><text:a xlink:href="#_Toc81070363" office:target-frame-name="_top" xlink:show="replace"><text:span text:style-name="Hyperlink">8.3.6</text:span><text:span text:style-name="T178"><text:tab/></text:span><text:span text:style-name="T179">Vertical alignment in subfloat</text:span><text:tab/>20</text:a></text:p>
          <text:p text:style-name="P180"><text:a xlink:href="#_Toc81070364" office:target-frame-name="_top" xlink:show="replace"><text:span text:style-name="Hyperlink">8.4</text:span><text:span text:style-name="T181"><text:tab/></text:span><text:span text:style-name="T182">Possible problems</text:span><text:tab/>21</text:a></text:p>
          <text:p text:style-name="P183"><text:a xlink:href="#_Toc81070365" office:target-frame-name="_top" xlink:show="replace"><text:span text:style-name="Hyperlink">8.4.1</text:span><text:span text:style-name="T184"><text:tab/></text:span><text:span text:style-name="Hyperlink">Cannot determine size of gr</text:span><text:span text:style-name="Hyperlink">aphic</text:span><text:tab/>21</text:a></text:p>
          <text:p text:style-name="P185"><text:a xlink:href="#_Toc81070366" office:target-frame-name="_top" xlink:show="replace"><text:span text:style-name="Hyperlink">9</text:span><text:span text:style-name="T186"><text:tab/></text:span><text:span text:style-name="Hyperlink">Diagrams</text:span><text:tab/>21</text:a></text:p>
          <text:p text:style-name="P187"><text:a xlink:href="#_Toc81070367" office:target-frame-name="_top" xlink:show="replace"><text:span text:style-name="Hyperlink">9.1</text:span><text:span text:style-name="T188"><text:tab/></text:span><text:span text:style-name="Hyperlink">Tikzpicture</text:span><text:tab/>21</text:a></text:p>
          <text:p text:style-name="P189"><text:a xlink:href="#_Toc81070368" office:target-frame-name="_top" xlink:show="replace"><text:span text:style-name="Hyperlink">9.1.1</text:span><text:span text:style-name="T190"><text:tab/></text:span><text:span text:style-name="Hyperlink">Adjust the location of paths, July 6, 2019</text:span><text:tab/>21</text:a></text:p>
          <text:p text:style-name="P191"><text:a xlink:href="#_Toc81070369" office:target-frame-name="_top" xlink:show="replace"><text:span text:style-name="Hyperlink">9.2</text:span><text:span text:style-name="T192"><text:tab/></text:span><text:span text:style-name="Hyperlink">Line</text:span><text:tab/>21</text:a></text:p>
          <text:p text:style-name="P193"><text:a xlink:href="#_Toc81070370" office:target-frame-name="_top" xlink:show="replace"><text:span text:style-name="Hyperlink">9.2.1</text:span><text:span text:style-name="T194"><text:tab/></text:span><text:span text:style-name="T195">Method 1, 18-7-2018</text:span><text:tab/>21</text:a></text:p>
          <text:p text:style-name="P196"><text:a xlink:href="#_Toc81070371" office:target-frame-name="_top" xlink:show="replace"><text:span text:style-name="Hyperlink">9.2.2</text:span><text:span text:style-name="T197"><text:tab/></text:span><text:span text:style-name="T198">Method 2</text:span><text:tab/>21</text:a></text:p>
          <text:p text:style-name="P199"><text:a xlink:href="#_Toc81070372" office:target-frame-name="_top" xlink:show="replace"><text:span text:style-name="Hyperlink">10</text:span><text:span text:style-name="T200"><text:tab/></text:span><text:span text:style-name="Hyperlink">Reference</text:span><text:tab/>21</text:a></text:p>
          <text:p text:style-name="P201"><text:a xlink:href="#_Toc81070373" office:target-frame-name="_top" xlink:show="replace"><text:span text:style-name="Hyperlink">10.1</text:span><text:span text:style-name="T202"><text:tab/></text:span><text:span text:style-name="Hyperlink">Refer to equation, table and figure</text:span><text:tab/>21</text:a></text:p>
          <text:p text:style-name="P203"><text:a xlink:href="#_Toc81070374" office:target-frame-name="_top" xlink:show="replace"><text:span text:style-name="Hyperlink">10.2</text:span><text:span text:style-name="T204"><text:tab/></text:span><text:span text:style-name="Hyperlink">Bibliography</text:span><text:tab/>21</text:a></text:p>
          <text:p text:style-name="P205"><text:a xlink:href="#_Toc81070375" office:target-frame-name="_top" xlink:show="replace"><text:span text:style-name="Hyperlink">10.2.1</text:span><text:span text:style-name="T206"><text:tab/></text:span><text:span text:style-name="Hyperlink">Using \citet or \citep</text:span><text:tab/>21</text:a></text:p>
          <text:p text:style-name="P207"><text:a xlink:href="#_Toc81070376" office:target-frame-name="_top" xlink:show="replace"><text:span text:style-name="Hyperlink">10.2.2</text:span><text:span text:style-name="T208"><text:tab/></text:span><text:span text:style-name="Hyperlink">Direct input</text:span><text:tab/>21</text:a></text:p>
          <text:p text:style-name="P209"><text:a xlink:href="#_Toc81070377" office:target-frame-name="_top" xlink:show="replace"><text:span text:style-name="Hyperlink">10.2.3</text:span><text:span text:style-name="T210"><text:tab/></text:span><text:span text:style-name="Hyperlink">Do not forget 'ctrl + F4' to update the references.</text:span><text:tab/>21</text:a></text:p>
          <text:p text:style-name="P211"><text:a xlink:href="#_Toc81070378" office:target-frame-name="_top" xlink:show="replace"><text:span text:style-name="Hyperlink">10.2.4</text:span><text:span text:style-name="T212"><text:tab/></text:span><text:span text:style-name="Hyperlink">Problem declaration: Undefined citation, 12-Aug, 2018</text:span><text:tab/>22</text:a></text:p>
          <text:p text:style-name="P213"><text:a xlink:href="#_Toc81070379" office:target-frame-name="_top" xlink:show="replace"><text:span text:style-name="Hyperlink">10.2.5</text:span><text:span text:style-name="T214"><text:tab/></text:span><text:span text:style-name="Hyperlink">Capitalize letters , Feb. 26, 2018</text:span><text:tab/>22</text:a></text:p>
          <text:p text:style-name="P215"><text:a xlink:href="#_Toc81070380" office:target-frame-name="_top" xlink:show="replace"><text:span text:style-name="Hyperlink">11</text:span><text:span text:style-name="T216"><text:tab/></text:span><text:span text:style-name="Hyperlink">Format</text:span><text:tab/>22</text:a></text:p>
          <text:p text:style-name="P217"><text:a xlink:href="#_Toc81070381" office:target-frame-name="_top" xlink:show="replace"><text:span text:style-name="Hyperlink">11.1</text:span><text:span text:style-name="T218"><text:tab/></text:span><text:span text:style-name="Hyperlink">Font</text:span><text:tab/>22</text:a></text:p>
          <text:p text:style-name="P219"><text:a xlink:href="#_Toc81070382" office:target-frame-name="_top" xlink:show="replace"><text:span text:style-name="Hyperlink">11.2</text:span><text:span text:style-name="T220"><text:tab/></text:span><text:span text:style-name="T221">Footnotesize</text:span><text:tab/>22</text:a></text:p>
          <text:p text:style-name="P222"><text:a xlink:href="#_Toc81070383" office:target-frame-name="_top" xlink:show="replace"><text:span text:style-name="Hyperlink">11.3</text:span><text:span text:style-name="T223"><text:tab/></text:span><text:span text:style-name="Hyperlink">What will happen typying one time of 'Enter' when the space is not enough in the display area?</text:span><text:tab/>22</text:a></text:p>
          <text:p text:style-name="P224"><text:a xlink:href="#_Toc81070384" office:target-frame-name="_top" xlink:show="replace"><text:span text:style-name="Hyperlink">11.4</text:span><text:span text:style-name="T225"><text:tab/></text:span><text:span text:style-name="Hyperlink">Setting paper size</text:span><text:tab/>22</text:a></text:p>
          <text:p text:style-name="P226"><text:a xlink:href="#_Toc81070385" office:target-frame-name="_top" xlink:show="replace"><text:span text:style-name="Hyperlink">12</text:span><text:span text:style-name="T227"><text:tab/></text:span><text:span text:style-name="Hyperlink">Tricky skills</text:span><text:tab/>24</text:a></text:p>
          <text:p text:style-name="P228"><text:a xlink:href="#_Toc81070386" office:target-frame-name="_top" xlink:show="replace"><text:span text:style-name="Hyperlink">12.1</text:span><text:span text:style-name="T229"><text:tab/></text:span><text:span text:style-name="Hyperlink">Adding notes</text:span><text:tab/>24</text:a></text:p>
          <text:p text:style-name="P230"><text:a xlink:href="#_Toc81070387" office:target-frame-name="_top" xlink:show="replace"><text:span text:style-name="Hyperlink">12.2</text:span><text:span text:style-name="T231"><text:tab/></text:span><text:span text:style-name="Hyperlink">Add packages</text:span><text:tab/>24</text:a></text:p>
          <text:p text:style-name="P232"><text:a xlink:href="#_Toc81070388" office:target-frame-name="_top" xlink:show="replace"><text:span text:style-name="Hyperlink">12.2.1</text:span><text:span text:style-name="T233"><text:tab/></text:span><text:span text:style-name="Hyperlink">Unit package</text:span><text:tab/>24</text:a></text:p>
          <text:p text:style-name="P234"><text:a xlink:href="#_Toc81070389" office:target-frame-name="_top" xlink:show="replace"><text:span text:style-name="Hyperlink">12.3</text:span><text:span text:style-name="T235"><text:tab/></text:span><text:span text:style-name="Hyperlink">compile and view the file</text:span><text:tab/>24</text:a></text:p>
          <text:p text:style-name="P236"><text:a xlink:href="#_Toc81070390" office:target-frame-name="_top" xlink:show="replace"><text:span text:style-name="Hyperlink">12.3.1</text:span><text:span text:style-name="T237"><text:tab/></text:span><text:span text:style-name="Hyperlink">set up QuickBuild, 19-6-2018</text:span><text:tab/>24</text:a></text:p>
          <text:p text:style-name="P238"><text:a xlink:href="#_Toc81070391" office:target-frame-name="_top" xlink:show="replace"><text:span text:style-name="Hyperlink">12.4</text:span><text:span text:style-name="T239"><text:tab/></text:span><text:span text:style-name="Hyperlink">Warnings</text:span><text:tab/>24</text:a></text:p>
          <text:p text:style-name="P240"><text:a xlink:href="#_Toc81070392" office:target-frame-name="_top" xlink:show="replace"><text:span text:style-name="Hyperlink">12.4.1</text:span><text:span text:style-name="T241"><text:tab/></text:span><text:span text:style-name="Hyperlink">Overfull \hbox</text:span><text:tab/>24</text:a></text:p>
          <text:p text:style-name="P242"><text:a xlink:href="#_Toc81070393" office:target-frame-name="_top" xlink:show="replace"><text:span text:style-name="Hyperlink">12.4.2</text:span><text:span text:style-name="T243"><text:tab/></text:span><text:span text:style-name="T244">The anchor of a bookmark and its parent's must not be the same.</text:span><text:tab/>24</text:a></text:p>
          <text:p text:style-name="P245"><text:a xlink:href="#_Toc81070394" office:target-frame-name="_top" xlink:show="replace"><text:span text:style-name="Hyperlink">13</text:span><text:span text:style-name="T246"><text:tab/></text:span><text:span text:style-name="Hyperlink">B</text:span><text:span text:style-name="T247">earmer</text:span><text:tab/>24</text:a></text:p>
          <text:p text:style-name="P248"><text:a xlink:href="#_Toc81070395" office:target-frame-name="_top" xlink:show="replace"><text:span text:style-name="Hyperlink">13.1.1</text:span><text:span text:style-name="T249"><text:tab/></text:span><text:span text:style-name="T250">image to appear on the second slide of the frame</text:span><text:tab/>25</text:a></text:p>
          <text:list text:style-name="LFO22" text:continue-numbering="true">
            <text:list-item>
              <text:p text:style-name="P251"><text:a xlink:href="#_Toc81070396" office:target-frame-name="_top" xlink:show="replace"><text:span text:style-name="Hyperlink">I</text:span><text:span text:style-name="T252">n</text:span><text:span text:style-name="Hyperlink">cl</text:span><text:span text:style-name="Hyperlink">uding other .tex files</text:span><text:tab/>25</text:a></text:p>
            </text:list-item>
          </text:list>
        </text:index-body>
      </text:table-of-content>
      <text:h text:style-name="Heading1" text:outline-level="1"><text:bookmark-start text:name="_Toc55983025"/><text:bookmark-start text:name="_Toc73541312"/><text:bookmark-start text:name="__RefHeading___Toc2541_406370743"/><text:bookmark-start text:name="_Toc55983026"/><text:bookmark-start text:name="_Toc71557783"/><text:bookmark-start text:name="_Toc73541313"/><text:bookmark-start text:name="_Toc78713530"/><text:bookmark-start text:name="_Toc80953692"/><text:bookmark-start text:name="_Toc81070284"/><text:bookmark-end text:name="_Toc55983025"/><text:bookmark-end text:name="_Toc73541312"/>Software</text:h>
      <text:h text:style-name="Heading2" text:outline-level="2"><text:bookmark-end text:name="__RefHeading___Toc2541_406370743"/><text:bookmark-end text:name="_Toc55983026"/><text:bookmark-end text:name="_Toc71557783"/><text:bookmark-end text:name="_Toc73541313"/><text:bookmark-end text:name="_Toc78713530"/><text:bookmark-end text:name="_Toc80953692"/><text:bookmark-end text:name="_Toc81070284"/>Texmaker</text:h>
      <text:h text:style-name="Heading3" text:outline-level="3"><text:bookmark-start text:name="docs-internal-guid-0536cbd7-8a67-8de0-e6"/><text:bookmark-start text:name="__RefHeading___Toc2543_406370743"/><text:bookmark-start text:name="_Toc55983027"/><text:bookmark-start text:name="_Toc71557784"/><text:bookmark-start text:name="_Toc73541314"/><text:bookmark-start text:name="_Toc78713531"/><text:bookmark-start text:name="_Toc80953693"/><text:bookmark-start text:name="_Toc81070285"/><text:bookmark-end text:name="docs-internal-guid-0536cbd7-8a67-8de0-e6"/>making texmaker work again on windows, 30-3-2018<text:bookmark-end text:name="__RefHeading___Toc2543_406370743"/><text:bookmark-end text:name="_Toc55983027"/><text:bookmark-end text:name="_Toc71557784"/><text:bookmark-end text:name="_Toc73541314"/><text:bookmark-end text:name="_Toc78713531"/><text:bookmark-end text:name="_Toc80953693"/><text:bookmark-end text:name="_Toc81070285"/></text:h>
      <text:p text:style-name="P253">The problem is ‘log file unfounded’</text:p>
      <text:p text:style-name="P254">Solution:</text:p>
      <text:p text:style-name="P255">Install MikTex.</text:p>
      <text:p text:style-name="P256">Start Texmaker again;</text:p>
      <text:p text:style-name="P257">Then it works well.</text:p>
      <text:h text:style-name="Heading1" text:outline-level="1">Overleaf</text:h>
      <text:p text:style-name="P258">When updating a file on overleaf, we use<text:s/>only \input to connect each section.</text:p>
      <text:p text:style-name="P259"/>
      <text:p text:style-name="P260">Furthermore, noting the connection of each paragraph.</text:p>
      <text:h text:style-name="Heading2" text:outline-level="2">latexdiff</text:h>
      <text:h text:style-name="Heading3" text:outline-level="3">Installation</text:h>
      <text:p text:style-name="Textbody"><text:a xlink:href="https://www.overleaf.com/learn/latex/Articles/Using_Latexdiff_For_Marking_Changes_To_Tex_Documents" office:target-frame-name="_top" xlink:show="replace"><text:span text:style-name="Hyperlink">https://www.overleaf.com/</text:span><text:span text:style-name="Hyperlink">learn/latex/Articles/Using_Latexdiff_For_Marking_Changes_To_Tex_Documents</text:span></text:a></text:p>
      <text:h text:style-name="Heading3" text:outline-level="3">Using latexdiff</text:h>
      <text:p text:style-name="Textbody">This software works on the windows command line.</text:p>
      <text:list text:style-name="LFO23" text:continue-numbering="true">
        <text:list-item>
          <text:p text:style-name="P261">Step 1</text:p>
        </text:list-item>
      </text:list>
      <text:p text:style-name="Textbody">Putting the files of interest in the folder:</text:p>
      <text:p text:style-name="Textbody">C:\Perl64\bin</text:p>
      <text:list text:style-name="LFO23" text:continue-numbering="true">
        <text:list-item>
          <text:p text:style-name="P262">Step 2</text:p>
        </text:list-item>
      </text:list>
      <text:p text:style-name="Textbody">In the same folder, running</text:p>
      <text:p text:style-name="Textbody">latexdiff draft.tex revision.tex &gt; diff.tex</text:p>
      <text:p text:style-name="Textbody"/>
      <text:h text:style-name="Heading1" text:outline-level="1"><text:bookmark-start text:name="__RefHeading__25385_977000749"/><text:bookmark-start text:name="_Toc55983028"/><text:bookmark-start text:name="_Toc71557785"/><text:bookmark-start text:name="_Toc73541315"/><text:bookmark-start text:name="_Toc78713532"/><text:bookmark-start text:name="_Toc80953694"/><text:bookmark-start text:name="_Toc81070286"/><text:soft-page-break/>Useful online or offline documents<text:bookmark-end text:name="__RefHeading__25385_977000749"/><text:bookmark-end text:name="_Toc55983028"/><text:bookmark-end text:name="_Toc71557785"/><text:bookmark-end text:name="_Toc73541315"/><text:bookmark-end text:name="_Toc78713532"/><text:bookmark-end text:name="_Toc80953694"/><text:bookmark-end text:name="_Toc81070286"/></text:h>
      <text:h text:style-name="Heading2" text:outline-level="2"><text:bookmark-start text:name="__RefHeading___Toc1541_1056697282"/><text:bookmark-start text:name="_Toc55983029"/><text:bookmark-start text:name="_Toc71557786"/><text:bookmark-start text:name="_Toc73541316"/><text:bookmark-start text:name="_Toc78713533"/><text:bookmark-start text:name="_Toc80953695"/><text:bookmark-start text:name="_Toc81070287"/>Elsevier article template, 10-6-2018<text:bookmark-end text:name="__RefHeading___Toc1541_1056697282"/><text:bookmark-end text:name="_Toc55983029"/><text:bookmark-end text:name="_Toc71557786"/><text:bookmark-end text:name="_Toc73541316"/><text:bookmark-end text:name="_Toc78713533"/><text:bookmark-end text:name="_Toc80953695"/><text:bookmark-end text:name="_Toc81070287"/></text:h>
      <text:p text:style-name="Textbody">1.</text:p>
      <text:p text:style-name="Textbody">go to the following website to download elsevier article template 'elsarticle.zip'</text:p>
      <text:p text:style-name="Textbody"><text:a xlink:href="https://ctan.org/tex-archive/macros/latex/contrib/elsarticle" office:target-frame-name="_top" xlink:show="replace">https://ctan.org/tex-archive/macros/latex/contrib/elsarticle</text:a></text:p>
      <text:p text:style-name="Textbody">where it notifies the elsarticle.cls is missing, then</text:p>
      <text:p text:style-name="Textbody">2.</text:p>
      <text:p text:style-name="Textbody">go to</text:p>
      <text:p text:style-name="Textbody"><text:a xlink:href="http://www.latextemplates.com/template/elseviers-elsarticle-document-class" office:target-frame-name="_top" xlink:show="replace">http://www.latextemplates.com/template/elseviers-elsarticle-document-class</text:a></text:p>
      <text:p text:style-name="Textbody">to download another elsevier template, which is 'elsarticle-template.zip', where we can copy elsarticle.cls to the above filefolder.</text:p>
      <text:h text:style-name="Heading3" text:outline-level="3"><text:bookmark-start text:name="__RefHeading___Toc3048_1293439819"/><text:bookmark-start text:name="_Toc55983030"/><text:bookmark-start text:name="_Toc71557787"/><text:bookmark-start text:name="_Toc73541317"/><text:bookmark-start text:name="_Toc78713534"/><text:bookmark-start text:name="_Toc80953696"/><text:bookmark-start text:name="_Toc81070288"/>Author information layout, Dec. 19, 2018<text:bookmark-end text:name="__RefHeading___Toc3048_1293439819"/><text:bookmark-end text:name="_Toc55983030"/><text:bookmark-end text:name="_Toc71557787"/><text:bookmark-end text:name="_Toc73541317"/><text:bookmark-end text:name="_Toc78713534"/><text:bookmark-end text:name="_Toc80953696"/><text:bookmark-end text:name="_Toc81070288"/></text:h>
      <text:p text:style-name="PreformattedText"><text:span text:style-name="SourceText">\author{Author One\corref{cor1}\fnref{fn1}}</text:span></text:p>
      <text:p text:style-name="PreformattedText"><text:span text:style-name="SourceText">\ead{email@uni.edu}</text:span></text:p>
      <text:p text:style-name="PreformattedText"><text:span text:style-name="SourceText">\cortext[cor1]{Corresponding author}</text:span></text:p>
      <text:p text:style-name="PreformattedText"><text:span text:style-name="SourceText">\fntext[fn1]{Student}</text:span></text:p>
      <text:p text:style-name="PreformattedText"/>
      <text:p text:style-name="PreformattedText"><text:span text:style-name="SourceText">\author{Author Two\fnref{fn2}}</text:span></text:p>
      <text:p text:style-name="PreformattedText"><text:span text:style-name="SourceText">\ead{email2@uni.ed</text:span><text:span text:style-name="SourceText">u}</text:span></text:p>
      <text:p text:style-name="PreformattedText"><text:span text:style-name="SourceText">\fntext[fn2]{Lecturer}</text:span></text:p>
      <text:p text:style-name="PreformattedText"/>
      <text:p text:style-name="P263"><text:span text:style-name="SourceText">\address{Address Here}</text:span></text:p>
      <text:p text:style-name="Normal"><text:a xlink:href="https://tex.stackexchange.com/questions/116515/elsarticle-frontmatter-corresponding-author" office:target-frame-name="_top" xlink:show="replace"><text:span text:style-name="Hyperlink">https://tex.stackexchange.com/questions/116515/elsarticle-frontmatter-corresponding-author</text:span></text:a></text:p>
      <text:p text:style-name="Textbody"/>
      <text:h text:style-name="Heading3" text:outline-level="3"><text:bookmark-start text:name="__RefHeading___Toc18157_1812936810"/><text:bookmark-start text:name="_Toc55983031"/><text:bookmark-start text:name="_Toc71557788"/><text:bookmark-start text:name="_Toc73541318"/><text:bookmark-start text:name="_Toc78713535"/><text:bookmark-start text:name="_Toc80953697"/><text:bookmark-start text:name="_Toc81070289"/>time information layout, Jan. 2, 2019<text:bookmark-end text:name="__RefHeading___Toc18157_1812936810"/><text:bookmark-end text:name="_Toc55983031"/><text:bookmark-end text:name="_Toc71557788"/><text:bookmark-end text:name="_Toc73541318"/><text:bookmark-end text:name="_Toc78713535"/><text:bookmark-end text:name="_Toc80953697"/><text:bookmark-end text:name="_Toc81070289"/></text:h>
      <text:p text:style-name="Textbody">In elsarticle.cls, at line 348, deactivate '\thispagestyle{pprintTitle}'.</text:p>
      <text:h text:style-name="Heading2" text:outline-level="2"><text:bookmark-start text:name="__RefHeading__25387_977000749"/><text:bookmark-start text:name="_Toc55983032"/><text:bookmark-start text:name="_Toc71557789"/><text:bookmark-start text:name="_Toc73541319"/><text:bookmark-start text:name="_Toc78713536"/><text:bookmark-start text:name="_Toc80953698"/><text:bookmark-start text:name="_Toc81070290"/>Format of Journal articles for American Meteorological Society.<text:bookmark-end text:name="__RefHeading__25387_977000749"/><text:bookmark-end text:name="_Toc55983032"/><text:bookmark-end text:name="_Toc71557789"/><text:bookmark-end text:name="_Toc73541319"/><text:bookmark-end text:name="_Toc78713536"/><text:bookmark-end text:name="_Toc80953698"/><text:bookmark-end text:name="_Toc81070290"/></text:h>
      <text:p text:style-name="Textbody">/home/dv/jliu/1 Process…04 Tutorial ... Wei's Latex format</text:p>
      <text:p text:style-name="Textbody">-&gt; my title</text:p>
      <text:p text:style-name="Textbody"/>
      <text:h text:style-name="Heading1" text:outline-level="1"><text:bookmark-start text:name="__RefHeading___Toc18159_1812936810"/><text:bookmark-start text:name="_Toc55983033"/><text:bookmark-start text:name="_Toc71557790"/><text:bookmark-start text:name="_Toc73541320"/><text:bookmark-start text:name="_Toc78713537"/><text:bookmark-start text:name="_Toc80953699"/><text:bookmark-start text:name="_Toc81070291"/>symbols<text:bookmark-end text:name="__RefHeading___Toc18159_1812936810"/><text:bookmark-end text:name="_Toc55983033"/><text:bookmark-end text:name="_Toc71557790"/><text:bookmark-end text:name="_Toc73541320"/><text:bookmark-end text:name="_Toc78713537"/><text:bookmark-end text:name="_Toc80953699"/><text:bookmark-end text:name="_Toc81070291"/></text:h>
      <text:p text:style-name="Textbody"/>
      <text:h text:style-name="Heading3" text:outline-level="3"><text:bookmark-start text:name="firstHeading"/><text:bookmark-start text:name="__RefHeading__5553_651921155"/><text:bookmark-start text:name="_Toc55983034"/><text:bookmark-start text:name="_Toc71557791"/><text:bookmark-start text:name="_Toc73541321"/><text:bookmark-start text:name="_Toc78713538"/><text:bookmark-start text:name="_Toc80953700"/><text:bookmark-start text:name="_Toc81070292"/><text:bookmark-end text:name="firstHeading"/>List of LaTeX mathematical symbols<text:bookmark-end text:name="__RefHeading__5553_651921155"/><text:bookmark-end text:name="_Toc55983034"/><text:bookmark-end text:name="_Toc71557791"/><text:bookmark-end text:name="_Toc73541321"/><text:bookmark-end text:name="_Toc78713538"/><text:bookmark-end text:name="_Toc80953700"/><text:bookmark-end text:name="_Toc81070292"/></text:h>
      <text:p text:style-name="Textbody"><text:a xlink:href="https://oeis.org/wiki/List_of_LaTeX_mathematical_symbols" office:target-frame-name="_top" xlink:show="replace">https://oeis.org/wiki/List_of_LaTeX_mathematical_symbols</text:a></text:p>
      <text:p text:style-name="Textbody">'~' <text:s/><text:tab/>---<text:tab/><text:s/>\sim;</text:p>
      <text:h text:style-name="Heading3" text:outline-level="3"><text:bookmark-start text:name="__RefHeading___Toc18161_1812936810"/><text:bookmark-start text:name="_Toc55983035"/><text:bookmark-start text:name="_Toc71557792"/><text:bookmark-start text:name="_Toc73541322"/><text:bookmark-start text:name="_Toc78713539"/><text:bookmark-start text:name="_Toc80953701"/><text:bookmark-start text:name="_Toc81070293"/><text:soft-page-break/>Roman numerals, Jan. 10, 2019<text:bookmark-end text:name="__RefHeading___Toc18161_1812936810"/><text:bookmark-end text:name="_Toc55983035"/><text:bookmark-end text:name="_Toc71557792"/><text:bookmark-end text:name="_Toc73541322"/><text:bookmark-end text:name="_Toc78713539"/><text:bookmark-end text:name="_Toc80953701"/><text:bookmark-end text:name="_Toc81070293"/></text:h>
      <text:p text:style-name="Textbody"><text:span text:style-name="SourceText">Define:</text:span></text:p>
      <text:p text:style-name="Textbody"><text:span text:style-name="SourceText">\makeatletter</text:span></text:p>
      <text:p text:style-name="Textbody"><text:span text:style-name="SourceText">\newcommand*{\rom}[1]{\expandafter\@slowromancap\romannumeral #1@}</text:span></text:p>
      <text:p text:style-name="Textbody"><text:span text:style-name="SourceText">\makeatother</text:span></text:p>
      <text:p text:style-name="Textbody"><text:a xlink:href="https://tex.stackexchange.com/questions/23487/how-can-i-get-roman-numerals-in-text" office:target-frame-name="_top" xlink:show="replace">https://tex.stackexchange.com/questions/23487/how-can-i-get-roman-numerals-in-text</text:a></text:p>
      <text:p text:style-name="Textbody"/>
      <text:h text:style-name="Heading1" text:outline-level="1"><text:bookmark-start text:name="__RefHeading___Toc23948_1812936810"/><text:bookmark-start text:name="_Toc55983036"/><text:bookmark-start text:name="_Toc71557793"/><text:bookmark-start text:name="_Toc73541323"/><text:bookmark-start text:name="_Toc78713540"/><text:bookmark-start text:name="_Toc80953702"/><text:bookmark-start text:name="_Toc81070294"/>Paragraph<text:bookmark-end text:name="__RefHeading___Toc23948_1812936810"/><text:bookmark-end text:name="_Toc55983036"/><text:bookmark-end text:name="_Toc71557793"/><text:bookmark-end text:name="_Toc73541323"/><text:bookmark-end text:name="_Toc78713540"/><text:bookmark-end text:name="_Toc80953702"/><text:bookmark-end text:name="_Toc81070294"/></text:h>
      <text:h text:style-name="Heading2" text:outline-level="2"><text:bookmark-start text:name="__RefHeading___Toc23950_1812936810"/><text:bookmark-start text:name="_Toc55983037"/><text:bookmark-start text:name="_Toc71557794"/><text:bookmark-start text:name="_Toc73541324"/><text:bookmark-start text:name="_Toc78713541"/><text:bookmark-start text:name="_Toc80953703"/><text:bookmark-start text:name="_Toc81070295"/>Title with symbols, Jan. 10, 2019<text:bookmark-end text:name="__RefHeading___Toc23950_1812936810"/><text:bookmark-end text:name="_Toc55983037"/><text:bookmark-end text:name="_Toc71557794"/><text:bookmark-end text:name="_Toc73541324"/><text:bookmark-end text:name="_Toc78713541"/><text:bookmark-end text:name="_Toc80953703"/><text:bookmark-end text:name="_Toc81070295"/></text:h>
      <text:p text:style-name="Textbody"><text:span text:style-name="SourceText">\subsubsection{\texorpdfstring{Something with $\beta$ in it. }%</text:span></text:p>
      <text:p text:style-name="Textbody"><text:span text:style-name="SourceText"><text:s text:c="31"/>{Something with beta in it. }}</text:span></text:p>
      <text:p text:style-name="Textbody"><text:a xlink:href="https://tex.stackexchange.com/questions/77657/how-do-i-put-special-characters-in-a-section-title" office:target-frame-name="_top" xlink:show="replace">https://tex.stackexchange.com/questions/77657/how-do-i-put-special-characters-in-a-section-title</text:a></text:p>
      <text:p text:style-name="Textbody"/>
      <text:p text:style-name="Textbody"/>
      <text:h text:style-name="Heading2" text:outline-level="2"><text:bookmark-start text:name="__RefHeading__384_43307517"/><text:bookmark-start text:name="_Toc55983038"/><text:bookmark-start text:name="_Toc71557795"/><text:bookmark-start text:name="_Toc73541325"/><text:bookmark-start text:name="_Toc78713542"/><text:bookmark-start text:name="_Toc80953704"/><text:bookmark-start text:name="_Toc81070296"/>Indention (<text:span text:style-name="T264">首行缩进</text:span>)<text:bookmark-end text:name="__RefHeading__384_43307517"/><text:bookmark-end text:name="_Toc55983038"/><text:bookmark-end text:name="_Toc71557795"/><text:bookmark-end text:name="_Toc73541325"/><text:bookmark-end text:name="_Toc78713542"/><text:bookmark-end text:name="_Toc80953704"/><text:bookmark-end text:name="_Toc81070296"/></text:h>
      <text:p text:style-name="Textbody">set a blank line before the paragraph.</text:p>
      <text:h text:style-name="Heading2" text:outline-level="2"><text:bookmark-start text:name="__RefHeading__18244_457970875"/><text:bookmark-start text:name="_Toc55983039"/><text:bookmark-start text:name="_Toc71557796"/><text:bookmark-start text:name="_Toc73541326"/><text:bookmark-start text:name="_Toc78713543"/><text:bookmark-start text:name="_Toc80953705"/><text:bookmark-start text:name="_Toc81070297"/>Description of spacing commands<text:bookmark-end text:name="__RefHeading__18244_457970875"/><text:bookmark-end text:name="_Toc55983039"/><text:bookmark-end text:name="_Toc71557796"/><text:bookmark-end text:name="_Toc73541326"/><text:bookmark-end text:name="_Toc78713543"/><text:bookmark-end text:name="_Toc80953705"/><text:bookmark-end text:name="_Toc81070297"/></text:h>
      <table:table table:style-name="Table265">
        <table:table-columns>
          <table:table-column table:style-name="TableColumn266"/>
          <table:table-column table:style-name="TableColumn267"/>
        </table:table-columns>
        <table:table-row table:style-name="TableRow268">
          <table:table-cell table:style-name="TableCell269">
            <text:p text:style-name="TableHeading"><text:span text:style-name="T270">L</text:span><text:span text:style-name="T271">a</text:span><text:span text:style-name="T272">T</text:span><text:span text:style-name="T273">e</text:span><text:span text:style-name="T274">X</text:span><text:s/>code</text:p>
          </table:table-cell>
          <table:table-cell table:style-name="TableCell275">
            <text:p text:style-name="TableHeading">Description</text:p>
          </table:table-cell>
        </table:table-row>
        <table:table-row table:style-name="TableRow276">
          <table:table-cell table:style-name="TableCell277">
            <text:p text:style-name="TableContents"><text:span text:style-name="SourceText">\quad</text:span></text:p>
          </table:table-cell>
          <table:table-cell table:style-name="TableCell278">
            <text:p text:style-name="TableContents">space equal to the current font size (= 18<text:s/><text:a xlink:href="https://www.sharelatex.com/learn/Lengths_in_LaTeX" office:target-frame-name="_top" xlink:show="replace">mu</text:a>)</text:p>
          </table:table-cell>
        </table:table-row>
        <table:table-row table:style-name="TableRow279">
          <table:table-cell table:style-name="TableCell280">
            <text:p text:style-name="TableContents"><text:span text:style-name="SourceText">\,</text:span></text:p>
          </table:table-cell>
          <table:table-cell table:style-name="TableCell281">
            <text:p text:style-name="TableContents">3/18 of<text:s/><text:span text:style-name="SourceText">\quad</text:span><text:s/>(= 3 mu)</text:p>
          </table:table-cell>
        </table:table-row>
        <table:table-row table:style-name="TableRow282">
          <table:table-cell table:style-name="TableCell283">
            <text:p text:style-name="TableContents"><text:span text:style-name="SourceText">\:</text:span></text:p>
          </table:table-cell>
          <table:table-cell table:style-name="TableCell284">
            <text:p text:style-name="TableContents">4/18 of<text:s/><text:span text:style-name="SourceText">\quad</text:span><text:s/>(= 4 mu)</text:p>
          </table:table-cell>
        </table:table-row>
        <table:table-row table:style-name="TableRow285">
          <table:table-cell table:style-name="TableCell286">
            <text:p text:style-name="TableContents"><text:span text:style-name="SourceText">\;</text:span></text:p>
          </table:table-cell>
          <table:table-cell table:style-name="TableCell287">
            <text:p text:style-name="TableContents">5/18 of<text:s/><text:span text:style-name="SourceText">\quad</text:span><text:s/>(= 5 mu)</text:p>
          </table:table-cell>
        </table:table-row>
        <table:table-row table:style-name="TableRow288">
          <table:table-cell table:style-name="TableCell289">
            <text:p text:style-name="TableContents"><text:span text:style-name="SourceText">\!</text:span></text:p>
          </table:table-cell>
          <table:table-cell table:style-name="TableCell290">
            <text:p text:style-name="TableContents">-3/18 of<text:s/><text:span text:style-name="SourceText">\quad</text:span><text:s/>(= -3 mu)</text:p>
          </table:table-cell>
        </table:table-row>
        <table:table-row table:style-name="TableRow291">
          <table:table-cell table:style-name="TableCell292">
            <text:p text:style-name="TableContents"><text:span text:style-name="SourceText">\<text:s/></text:span>(space after<text:s/>backslash!)</text:p>
          </table:table-cell>
          <table:table-cell table:style-name="TableCell293">
            <text:p text:style-name="TableContents">equivalent of space in normal text</text:p>
          </table:table-cell>
        </table:table-row>
        <table:table-row table:style-name="TableRow294">
          <table:table-cell table:style-name="TableCell295">
            <text:p text:style-name="TableContents"><text:span text:style-name="SourceText">\qquad</text:span></text:p>
          </table:table-cell>
          <table:table-cell table:style-name="TableCell296">
            <text:p text:style-name="TableContents">twice of<text:s/><text:span text:style-name="SourceText">\quad</text:span><text:s/>(= 36 mu)</text:p>
          </table:table-cell>
        </table:table-row>
      </table:table>
      <text:p text:style-name="Textbody"><text:a xlink:href="https://www.sharelatex.com/learn/Spacing_in_math_mode" office:target-frame-name="_top" xlink:show="replace">https://www.sharelatex.com/learn/Spacing_in_math_mode</text:a></text:p>
      <text:p text:style-name="Textbody">'~'</text:p>
      <text:h text:style-name="Heading3" text:outline-level="3"><text:bookmark-start text:name="__RefHeading___Toc2678_1959915214"/><text:bookmark-start text:name="_Toc55983040"/><text:bookmark-start text:name="_Toc71557797"/><text:bookmark-start text:name="_Toc73541327"/><text:bookmark-start text:name="_Toc78713544"/><text:bookmark-start text:name="_Toc80953706"/><text:bookmark-start text:name="_Toc81070298"/>no indent after subequations, 18 Sep, 2018<text:bookmark-end text:name="__RefHeading___Toc2678_1959915214"/><text:bookmark-end text:name="_Toc55983040"/><text:bookmark-end text:name="_Toc71557797"/><text:bookmark-end text:name="_Toc73541327"/><text:bookmark-end text:name="_Toc78713544"/><text:bookmark-end text:name="_Toc80953706"/><text:bookmark-end text:name="_Toc81070298"/></text:h>
      <text:p text:style-name="Textbody">Insert<text:s/><text:span text:style-name="SourceText">%</text:span><text:s/>at the end of the<text:s/><text:span text:style-name="SourceText">\label</text:span>:<text:s/><text:span text:style-name="SourceText">\label{...}%</text:span></text:p>
      <text:p text:style-name="Textbody"><text:a xlink:href="https://tex.stackexchange.com/questions/54032/text-following-subequations-is-slightly-indented-if-a-label-is-used" office:target-frame-name="_top" xlink:show="replace">https://tex.stackexchange.com/questions/54032/text-following-subequations-is-slightly-indented-if-a-label-is-used</text:a></text:p>
      <text:p text:style-name="Textbody"/>
      <text:h text:style-name="Heading2" text:outline-level="2"><text:bookmark-start text:name="__RefHeading__16048_1778572435"/><text:bookmark-start text:name="_Toc55983041"/><text:bookmark-start text:name="_Toc71557798"/><text:bookmark-start text:name="_Toc73541328"/><text:bookmark-start text:name="_Toc78713545"/><text:bookmark-start text:name="_Toc80953707"/><text:bookmark-start text:name="_Toc81070299"/><text:soft-page-break/>newpage does not work?<text:bookmark-end text:name="__RefHeading__16048_1778572435"/><text:bookmark-end text:name="_Toc55983041"/><text:bookmark-end text:name="_Toc71557798"/><text:bookmark-end text:name="_Toc73541328"/><text:bookmark-end text:name="_Toc78713545"/><text:bookmark-end text:name="_Toc80953707"/><text:bookmark-end text:name="_Toc81070299"/></text:h>
      <text:p text:style-name="Textbody">Change to \clearpage.</text:p>
      <text:p text:style-name="Textbody"><text:a xlink:href="https://tex.stackexchange.com/questions/2958/why-is-newpage-ignored-sometimes" office:target-frame-name="_top" xlink:show="replace">https://tex.stackexchange.com/questions/2958/why-is-newpage-ignored-sometimes</text:a></text:p>
      <text:p text:style-name="Textbody"/>
      <text:p text:style-name="Textbody">Confirmed on Dec. 6, 2021</text:p>
      <text:p text:style-name="Textbody"/>
      <text:h text:style-name="Heading3" text:outline-level="3"><text:bookmark-start text:name="__RefHeading___Toc1591_2081562718"/><text:bookmark-start text:name="_Toc55983042"/><text:bookmark-start text:name="_Toc71557799"/><text:bookmark-start text:name="_Toc73541329"/><text:bookmark-start text:name="_Toc78713546"/><text:bookmark-start text:name="_Toc80953708"/><text:bookmark-start text:name="_Toc81070300"/>Moving linenumber away, 10-6-2018<text:bookmark-end text:name="__RefHeading___Toc1591_2081562718"/><text:bookmark-end text:name="_Toc55983042"/><text:bookmark-end text:name="_Toc71557799"/><text:bookmark-end text:name="_Toc73541329"/><text:bookmark-end text:name="_Toc78713546"/><text:bookmark-end text:name="_Toc80953708"/><text:bookmark-end text:name="_Toc81070300"/></text:h>
      <text:p text:style-name="PreformattedText"><text:span text:style-name="SourceText">\linenumbers <text:s text:c="2"/>&lt;---- NOT HERE !!!</text:span></text:p>
      <text:p text:style-name="Textbody"><text:a xlink:href="https://tex.stackexchange.com/questions/192085/problem-with-elsarticle-and-lineno?utm_medium=organic&amp;utm_source=google_rich_qa&amp;utm_campaign=google_rich_qa" office:target-frame-name="_top" xlink:show="replace">https://tex.stackexchange.com/questions/192085/problem-with-elsarticle-and-lineno?utm_medium=organic&amp;utm_source=google_rich_qa&amp;utm_campaign=google_rich_qa</text:a></text:p>
      <text:p text:style-name="Textbody"/>
      <text:h text:style-name="Heading2" text:outline-level="2"><text:bookmark-start text:name="_Toc80953709"/><text:bookmark-start text:name="_Toc81070301"/>Footnote<text:bookmark-end text:name="_Toc80953709"/><text:bookmark-end text:name="_Toc81070301"/></text:h>
      <text:h text:style-name="Heading3" text:outline-level="3"><text:bookmark-start text:name="_Toc80953710"/><text:bookmark-start text:name="_Toc81070302"/>Numbering the footnote<text:bookmark-end text:name="_Toc80953710"/><text:bookmark-end text:name="_Toc81070302"/></text:h>
      <text:list text:style-name="LFO24" text:continue-numbering="true">
        <text:list-item>
          <text:p text:style-name="P297">Inserting \footnotemark after the word you want to add a<text:s/>footnote</text:p>
        </text:list-item>
        <text:list-item>
          <text:p text:style-name="P298">Adding the footnote by<text:s/><text:span text:style-name="T299">\footnotetext</text:span><text:span text:style-name="T300">[1]{something}, where [1] denotes the order of the footnote when there are more than one footnote.</text:span></text:p>
        </text:list-item>
      </text:list>
      <text:h text:style-name="Heading3" text:outline-level="3"><text:bookmark-start text:name="_Toc80953711"/><text:bookmark-start text:name="_Toc81070303"/>Resetting the numbering of the footnote on each page<text:bookmark-end text:name="_Toc80953711"/><text:bookmark-end text:name="_Toc81070303"/></text:h>
      <text:p text:style-name="P301">\usepackage{perpage} %the perpage package</text:p>
      <text:p text:style-name="P302"><text:span text:style-name="T303">\MakePerPage{footnote} %the perpage package command</text:span></text:p>
      <text:p text:style-name="Textbody"><text:a xlink:href="https://stackoverflow.com/questions/3701605/how-to-restart-footnote-numbering-every-page#:~:text=The%20interface%20is%20pretty%20simple,MakePerPage%5B2%5D%7Bfootnote%7D%20" office:target-frame-name="_top" xlink:show="replace"><text:span text:style-name="Hyperlink">https://stackov</text:span><text:span text:style-name="Hyperlink">erflow.com/questions/3701605/how-to-restart-footnote-numbering-every-page#:~:text=The%20interface%20is%20pretty%20simple,MakePerPage%5B2%5D%7Bfootnote%7D%20</text:span></text:a>.</text:p>
      <text:p text:style-name="Textbody"/>
      <text:h text:style-name="Heading1" text:outline-level="1"><text:bookmark-start text:name="__RefHeading__7323_1285978306"/><text:bookmark-start text:name="_Toc55983044"/><text:bookmark-start text:name="_Toc71557801"/><text:bookmark-start text:name="_Toc73541331"/><text:bookmark-start text:name="_Toc78713548"/><text:bookmark-start text:name="_Toc80953712"/><text:bookmark-start text:name="_Toc81070304"/>Mark<text:bookmark-end text:name="__RefHeading__7323_1285978306"/><text:bookmark-end text:name="_Toc55983044"/><text:bookmark-end text:name="_Toc71557801"/><text:bookmark-end text:name="_Toc73541331"/><text:bookmark-end text:name="_Toc78713548"/><text:bookmark-end text:name="_Toc80953712"/><text:bookmark-end text:name="_Toc81070304"/></text:h>
      <text:h text:style-name="Heading2" text:outline-level="2"><text:bookmark-start text:name="__RefHeading___Toc2123_935360623"/><text:bookmark-start text:name="_Toc55983045"/><text:bookmark-start text:name="_Toc71557802"/><text:bookmark-start text:name="_Toc73541332"/><text:bookmark-start text:name="_Toc78713549"/><text:bookmark-start text:name="_Toc80953713"/><text:bookmark-start text:name="_Toc81070305"/>Script<text:bookmark-end text:name="__RefHeading___Toc2123_935360623"/><text:bookmark-end text:name="_Toc55983045"/><text:bookmark-end text:name="_Toc71557802"/><text:bookmark-end text:name="_Toc73541332"/><text:bookmark-end text:name="_Toc78713549"/><text:bookmark-end text:name="_Toc80953713"/><text:bookmark-end text:name="_Toc81070305"/></text:h>
      <text:h text:style-name="Heading3" text:outline-level="3"><text:bookmark-start text:name="__RefHeading__5555_651921155"/><text:bookmark-start text:name="_Toc55983046"/><text:bookmark-start text:name="_Toc71557803"/><text:bookmark-start text:name="_Toc73541333"/><text:bookmark-start text:name="_Toc78713550"/><text:bookmark-start text:name="_Toc80953714"/><text:bookmark-start text:name="_Toc81070306"/>Above the character<text:bookmark-end text:name="__RefHeading__5555_651921155"/><text:bookmark-end text:name="_Toc55983046"/><text:bookmark-end text:name="_Toc71557803"/><text:bookmark-end text:name="_Toc73541333"/><text:bookmark-end text:name="_Toc78713550"/><text:bookmark-end text:name="_Toc80953714"/><text:bookmark-end text:name="_Toc81070306"/></text:h>
      <text:p text:style-name="Textbody">Horizontal line -- \bar{};</text:p>
      <text:p text:style-name="Textbody">Tilde -- $\tilde{}$, brack can be<text:s/>omited. For wide tilde, use \widetilde</text:p>
      <text:p text:style-name="Textbody">hat -- \hat{};</text:p>
      <text:h text:style-name="Heading3" text:outline-level="3"><text:bookmark-start text:name="__RefHeading__7333_1285978306"/><text:bookmark-start text:name="_Toc55983047"/><text:bookmark-start text:name="_Toc71557804"/><text:bookmark-start text:name="_Toc73541334"/><text:bookmark-start text:name="_Toc78713551"/><text:bookmark-start text:name="_Toc80953715"/><text:bookmark-start text:name="_Toc81070307"/>Superscript<text:bookmark-end text:name="__RefHeading__7333_1285978306"/><text:bookmark-end text:name="_Toc55983047"/><text:bookmark-end text:name="_Toc71557804"/><text:bookmark-end text:name="_Toc73541334"/><text:bookmark-end text:name="_Toc78713551"/><text:bookmark-end text:name="_Toc80953715"/><text:bookmark-end text:name="_Toc81070307"/></text:h>
      <text:p text:style-name="Textbody"><text:bookmark-start text:name="__RefHeading__7084_61507977"/>Superscript should be included in '$ $'.<text:bookmark-end text:name="__RefHeading__7084_61507977"/></text:p>
      <text:h text:style-name="Heading3" text:outline-level="3"><text:bookmark-start text:name="__RefHeading___Toc2172_1169335012"/><text:bookmark-start text:name="_Toc55983048"/><text:bookmark-start text:name="_Toc71557805"/><text:bookmark-start text:name="_Toc73541335"/><text:bookmark-start text:name="_Toc78713552"/><text:bookmark-start text:name="_Toc80953716"/><text:bookmark-start text:name="_Toc81070308"/>side with the character, Aug 3, 2018<text:bookmark-end text:name="__RefHeading___Toc2172_1169335012"/><text:bookmark-end text:name="_Toc55983048"/><text:bookmark-end text:name="_Toc71557805"/><text:bookmark-end text:name="_Toc73541335"/><text:bookmark-end text:name="_Toc78713552"/><text:bookmark-end text:name="_Toc80953716"/><text:bookmark-end text:name="_Toc81070308"/></text:h>
      <text:list text:style-name="LFO25" text:continue-numbering="true">
        <text:list-item>
          <text:p text:style-name="P304">'_'</text:p>
        </text:list-item>
      </text:list>
      <text:p text:style-name="PreformattedText"><text:span text:style-name="SourceText">\texttt{Samp\_Dist\_Corr}</text:span></text:p>
      <text:soft-page-break/>
      <text:p text:style-name="Textbody">$\_$</text:p>
      <text:p text:style-name="Textbody"/>
      <text:h text:style-name="Heading2" text:outline-level="2"><text:bookmark-start text:name="__RefHeading___Toc2125_935360623"/><text:bookmark-start text:name="_Toc55983049"/><text:bookmark-start text:name="_Toc71557806"/><text:bookmark-start text:name="_Toc73541336"/><text:bookmark-start text:name="_Toc78713553"/><text:bookmark-start text:name="_Toc80953717"/><text:bookmark-start text:name="_Toc81070309"/>Spaces<text:bookmark-end text:name="__RefHeading___Toc2125_935360623"/><text:bookmark-end text:name="_Toc55983049"/><text:bookmark-end text:name="_Toc71557806"/><text:bookmark-end text:name="_Toc73541336"/><text:bookmark-end text:name="_Toc78713553"/><text:bookmark-end text:name="_Toc80953717"/><text:bookmark-end text:name="_Toc81070309"/></text:h>
      <text:p text:style-name="Textbody">Add space in the align, <text:s/>\quad</text:p>
      <text:h text:style-name="Heading2" text:outline-level="2"><text:bookmark-start text:name="__RefHeading__25370_977000749"/><text:bookmark-start text:name="_Toc55983050"/><text:bookmark-start text:name="_Toc71557807"/><text:bookmark-start text:name="_Toc73541337"/><text:bookmark-start text:name="_Toc78713554"/><text:bookmark-start text:name="_Toc80953718"/><text:bookmark-start text:name="_Toc81070310"/>bracket<text:bookmark-end text:name="__RefHeading__25370_977000749"/><text:bookmark-end text:name="_Toc55983050"/><text:bookmark-end text:name="_Toc71557807"/><text:bookmark-end text:name="_Toc73541337"/><text:bookmark-end text:name="_Toc78713554"/><text:bookmark-end text:name="_Toc80953718"/><text:bookmark-end text:name="_Toc81070310"/></text:h>
      <text:p text:style-name="Textbody">adjust the bracket size automatically</text:p>
      <text:p text:style-name="Textbody">replace<text:s/><text:span text:style-name="SourceText">(</text:span><text:s/>with<text:s/><text:span text:style-name="SourceText">\left(</text:span><text:s/>and<text:s/><text:span text:style-name="SourceText">)</text:span><text:s/>with<text:s/><text:span text:style-name="SourceText">\right)</text:span></text:p>
      <text:p text:style-name="Textbody"><text:a xlink:href="https://tex.stackexchange.com/questions/38868/big-parenthesis-in-an-equation" office:target-frame-name="_top" xlink:show="replace"><text:span text:style-name="SourceText">https://tex.stackexchange.com/questions/38868/big-parenthesis-in-an-equation</text:span></text:a></text:p>
      <text:p text:style-name="Textbody"/>
      <text:h text:style-name="Heading2" text:outline-level="2"><text:bookmark-start text:name="__RefHeading___Toc2127_935360623"/><text:bookmark-start text:name="_Toc55983051"/><text:bookmark-start text:name="_Toc71557808"/><text:bookmark-start text:name="_Toc73541338"/><text:bookmark-start text:name="_Toc78713555"/><text:bookmark-start text:name="_Toc80953719"/><text:bookmark-start text:name="_Toc81070311"/><text:span text:style-name="SourceText">Border around the text, July 31, 20</text:span><text:span text:style-name="SourceText">18</text:span><text:bookmark-end text:name="__RefHeading___Toc2127_935360623"/><text:bookmark-end text:name="_Toc55983051"/><text:bookmark-end text:name="_Toc71557808"/><text:bookmark-end text:name="_Toc73541338"/><text:bookmark-end text:name="_Toc78713555"/><text:bookmark-end text:name="_Toc80953719"/><text:bookmark-end text:name="_Toc81070311"/></text:h>
      <text:h text:style-name="Heading3" text:outline-level="3"><text:bookmark-start text:name="__RefHeading___Toc2129_935360623"/><text:bookmark-start text:name="_Toc55983052"/><text:bookmark-start text:name="_Toc71557809"/><text:bookmark-start text:name="_Toc73541339"/><text:bookmark-start text:name="_Toc78713556"/><text:bookmark-start text:name="_Toc80953720"/><text:bookmark-start text:name="_Toc81070312"/><text:span text:style-name="SourceText">Black frame</text:span><text:bookmark-end text:name="__RefHeading___Toc2129_935360623"/><text:bookmark-end text:name="_Toc55983052"/><text:bookmark-end text:name="_Toc71557809"/><text:bookmark-end text:name="_Toc73541339"/><text:bookmark-end text:name="_Toc78713556"/><text:bookmark-end text:name="_Toc80953720"/><text:bookmark-end text:name="_Toc81070312"/></text:h>
      <text:p text:style-name="PreformattedText"><text:span text:style-name="SourceText">\noindent\fbox{%</text:span></text:p>
      <text:p text:style-name="PreformattedText"><text:span text:style-name="SourceText"><text:s text:c="4"/>\parbox{\textwidth}{%</text:span></text:p>
      <text:p text:style-name="PreformattedText"><text:span text:style-name="SourceText"><text:s text:c="8"/>The quick brown fox jumps right over the lazy dog. the quick brown fox jumps right over the lazy dog. the quick brown fox jumps right over the lazy dog. the quick brown fox jumps right over<text:s/></text:span><text:span text:style-name="SourceText">the lazy dog. the quick brown fox jumps right over the lazy dog. the quick brown fox jumps right over the lazy dog. the quick brown fox jumps right over the lazy dog. the quick brown fox jumps right over the lazy dog.</text:span></text:p>
      <text:p text:style-name="P305"><text:span text:style-name="SourceText"><text:s text:c="4"/>}%</text:span></text:p>
      <text:p text:style-name="P306"><text:span text:style-name="SourceText">}</text:span></text:p>
      <text:p text:style-name="P307"><text:a xlink:href="https://tex.stackexchange.com/questions/25903/how-to-put-a-long-piece-of-text-in-a-box" office:target-frame-name="_top" xlink:show="replace"><text:span text:style-name="SourceText">https://tex.stackexchange.com/questions/25903/how-to-put-a-long-piece-of-text-in-a-box</text:span></text:a></text:p>
      <text:p text:style-name="P308"><text:span text:style-name="SourceText">\framebox{...}, see</text:span></text:p>
      <text:p text:style-name="P309"><text:a xlink:href="https://tex.stackexchange.com/questions/120530/wrapping-text-inside-framebox" office:target-frame-name="_top" xlink:show="replace"><text:span text:style-name="SourceText">https://tex.stackexchange.com/questions/120530/wrapping-text-inside-framebox</text:span></text:a></text:p>
      <text:h text:style-name="Heading3" text:outline-level="3"><text:bookmark-start text:name="_Toc55983053"/><text:bookmark-start text:name="_Toc71557810"/><text:bookmark-start text:name="_Toc73541340"/><text:bookmark-start text:name="_Toc78713557"/><text:bookmark-start text:name="_Toc80953721"/><text:bookmark-start text:name="_Toc81070313"/><text:bookmark-start text:name="__RefHeading___Toc2131_935360623"/><text:span text:style-name="SourceText">colorful frame</text:span><text:bookmark-end text:name="_Toc55983053"/><text:bookmark-end text:name="_Toc71557810"/><text:bookmark-end text:name="_Toc73541340"/><text:bookmark-end text:name="_Toc78713557"/><text:bookmark-end text:name="_Toc80953721"/><text:bookmark-end text:name="_Toc81070313"/><text:s text:c="4"/><text:bookmark-end text:name="__RefHeading___Toc2131_935360623"/></text:h>
      <text:p text:style-name="P310">\noindent\fcolorbox{red}{white}{dkfj} <text:s text:c="3"/></text:p>
      <text:p text:style-name="P311"><text:a xlink:href="https://en.wikibooks.org/wiki/LaTeX/Colors" office:target-frame-name="_top" xlink:show="replace">https://en.wikibooks.org/wiki/LaTeX/Colors</text:a></text:p>
      <text:h text:style-name="Heading2" text:outline-level="2"><text:bookmark-start text:name="__RefHeading___Toc2320_739366316"/><text:bookmark-start text:name="_Toc55983054"/><text:bookmark-start text:name="_Toc71557811"/><text:bookmark-start text:name="_Toc73541341"/><text:bookmark-start text:name="_Toc78713558"/><text:bookmark-start text:name="_Toc80953722"/><text:bookmark-start text:name="_Toc81070314"/><text:span text:style-name="SourceText">boxes for equations, 31 Aug, 2018</text:span><text:bookmark-end text:name="__RefHeading___Toc2320_739366316"/><text:bookmark-end text:name="_Toc55983054"/><text:bookmark-end text:name="_Toc71557811"/><text:bookmark-end text:name="_Toc73541341"/><text:bookmark-end text:name="_Toc78713558"/><text:bookmark-end text:name="_Toc80953722"/><text:bookmark-end text:name="_Toc81070314"/></text:h>
      <text:h text:style-name="Heading3" text:outline-level="3"><text:bookmark-start text:name="__RefHeading___Toc2322_739366316"/><text:bookmark-start text:name="_Toc55983055"/><text:bookmark-start text:name="_Toc71557812"/><text:bookmark-start text:name="_Toc73541342"/><text:bookmark-start text:name="_Toc78713559"/><text:bookmark-start text:name="_Toc80953723"/><text:bookmark-start text:name="_Toc81070315"/><text:span text:style-name="SourceText">\boxed{...}</text:span><text:bookmark-end text:name="__RefHeading___Toc2322_739366316"/><text:bookmark-end text:name="_Toc55983055"/><text:bookmark-end text:name="_Toc71557812"/><text:bookmark-end text:name="_Toc73541342"/><text:bookmark-end text:name="_Toc78713559"/><text:bookmark-end text:name="_Toc80953723"/><text:bookmark-end text:name="_Toc81070315"/></text:h>
      <text:h text:style-name="Heading3" text:outline-level="3"><text:bookmark-start text:name="__RefHeading___Toc2324_739366316"/><text:bookmark-start text:name="_Toc55983056"/><text:bookmark-start text:name="_Toc71557813"/><text:bookmark-start text:name="_Toc73541343"/><text:bookmark-start text:name="_Toc78713560"/><text:bookmark-start text:name="_Toc80953724"/><text:bookmark-start text:name="_Toc81070316"/>Fancybox, 31 Aug, 2018<text:bookmark-end text:name="__RefHeading___Toc2324_739366316"/><text:bookmark-end text:name="_Toc55983056"/><text:bookmark-end text:name="_Toc71557813"/><text:bookmark-end text:name="_Toc73541343"/><text:bookmark-end text:name="_Toc78713560"/><text:bookmark-end text:name="_Toc80953724"/><text:bookmark-end text:name="_Toc81070316"/></text:h>
      <text:p text:style-name="Textbody">1.</text:p>
      <text:p text:style-name="Textbody">create a fancybox.sty file, where the content is from the following link:</text:p>
      <text:p text:style-name="Textbody"><text:a xlink:href="https://mirror.hmc.edu/ctan/macros/latex/contrib/fancybox/fancybox.sty" office:target-frame-name="_top" xlink:show="replace">https://mirror.hmc.edu/ctan/macros/latex/contrib/fancybox/fancybox.sty</text:a></text:p>
      <text:p text:style-name="Textbody">2.</text:p>
      <text:soft-page-break/>
      <text:p text:style-name="Textbody">add</text:p>
      <text:p text:style-name="Textbody">\usepackage{fancybox}</text:p>
      <text:p text:style-name="Textbody">in the main text</text:p>
      <text:p text:style-name="Textbody">3.</text:p>
      <text:p text:style-name="Textbody">use its functions, such as</text:p>
      <text:p text:style-name="Textbody">\shadowbox{xyz}</text:p>
      <text:p text:style-name="Textbody">Note that we need using $$ in the {} if the content includes special letters.</text:p>
      <text:p text:style-name="Textbody">A document introducing its functions can be found at</text:p>
      <text:p text:style-name="Textbody"><text:a xlink:href="https://mirror.hmc.edu/ctan/macros/latex/contrib/fancybox/fancybox-doc.pdf" office:target-frame-name="_top" xlink:show="replace">https://mirror.hmc.edu/ctan/macros/latex/contrib/fancybox/fancybox-doc.pdf</text:a></text:p>
      <text:h text:style-name="Heading3" text:outline-level="3"><text:bookmark-start text:name="__RefHeading___Toc10944_859433303"/><text:bookmark-start text:name="_Toc55983057"/><text:bookmark-start text:name="_Toc71557814"/><text:bookmark-start text:name="_Toc73541344"/><text:bookmark-start text:name="_Toc78713561"/><text:bookmark-start text:name="_Toc80953725"/><text:bookmark-start text:name="_Toc81070317"/>box for multiline equations, 2 Sep, 2018<text:bookmark-end text:name="__RefHeading___Toc10944_859433303"/><text:bookmark-end text:name="_Toc55983057"/><text:bookmark-end text:name="_Toc71557814"/><text:bookmark-end text:name="_Toc73541344"/><text:bookmark-end text:name="_Toc78713561"/><text:bookmark-end text:name="_Toc80953725"/><text:bookmark-end text:name="_Toc81070317"/></text:h>
      <text:p text:style-name="PreformattedText"><text:span text:style-name="SourceText">Method 1:</text:span></text:p>
      <text:p text:style-name="PreformattedText"/>
      <text:p text:style-name="PreformattedText"><text:span text:style-name="SourceText">\begin{subequations}</text:span></text:p>
      <text:p text:style-name="PreformattedText"><text:span text:style-name="SourceText">\begin{empheq}[box=\widefbox]{align}</text:span></text:p>
      <text:p text:style-name="PreformattedText"><text:span text:style-name="SourceText"><text:s text:c="2"/>\bar{\nabla}^{\mu} \bar{h}_{\mu\nu} &amp; = 0 \\</text:span></text:p>
      <text:p text:style-name="PreformattedText"><text:span text:style-name="SourceText"><text:s text:c="2"/>\bar{\nabla}^{\mu} \bar{h}_{\mu\nu} &amp; = 0</text:span></text:p>
      <text:p text:style-name="PreformattedText"><text:span text:style-name="SourceText">\end{empheq}</text:span></text:p>
      <text:p text:style-name="P312"><text:span text:style-name="SourceText">\end{subequations}</text:span></text:p>
      <text:p text:style-name="P313"><text:span text:style-name="SourceText">The<text:s/></text:span><text:span text:style-name="SourceText">parameter \widefbox can be changed to \fbox.</text:span></text:p>
      <text:p text:style-name="P314"><text:span text:style-name="SourceText">For subequations, this method is recommended.</text:span></text:p>
      <text:p text:style-name="Textbody"><text:a xlink:href="https://tex.stackexchange.com/questions/109900/how-can-i-box-multiple-aligned-equations" office:target-frame-name="_top" xlink:show="replace">https://tex.stackexchange.com/questions/109900/how-can-i-box-multiple-aligned-equations</text:a></text:p>
      <text:p text:style-name="Textbody">Method 2:</text:p>
      <text:p text:style-name="Textbody">\begin{equation}</text:p>
      <text:p text:style-name="Textbody"><text:s/>\boxed{</text:p>
      <text:p text:style-name="Textbody">\begin{align}</text:p>
      <text:p text:style-name="Textbody">\text{Find $u(x) \in H _D^1 (I)$ such that:} \\ <text:s/>- \int_{0}^{L} D(x) { u} _{ x } { \eta} _{ x } \; dx &amp;+ \int_{0}^{L} r(x)u(x)\eta(x) \; dx - [u(x) \eta_x] _0 ^L + [\rho u(x) \eta(x)] _0 ^L \\ &amp;= \int_{0}^{1} f(x) \eta(x) \; dx - \left[ \eta(x) D(x){ u} _{ x } \right] _{0}^{L} - [u_0 \eta_x] _0 ^L + [\rho u_0 \eta(x)] _0 ^L \quad \forall \eta(x) \in H ^1 (I),</text:p>
      <text:p text:style-name="Textbody">\end{align}</text:p>
      <text:p text:style-name="Textbody">}</text:p>
      <text:p text:style-name="Textbody"><text:s/>\end{equation}</text:p>
      <text:p text:style-name="Textbody"/>
      <text:h text:style-name="Heading3" text:outline-level="3"><text:bookmark-start text:name="__RefHeading___Toc10946_859433303"/><text:bookmark-start text:name="_Toc55983058"/><text:bookmark-start text:name="_Toc71557815"/><text:bookmark-start text:name="_Toc73541345"/><text:bookmark-start text:name="_Toc78713562"/><text:bookmark-start text:name="_Toc80953726"/><text:bookmark-start text:name="_Toc81070318"/>tricky skills in alignment in<text:s/>equation, 6 Seq, 2018<text:bookmark-end text:name="__RefHeading___Toc10946_859433303"/><text:bookmark-end text:name="_Toc55983058"/><text:bookmark-end text:name="_Toc71557815"/><text:bookmark-end text:name="_Toc73541345"/><text:bookmark-end text:name="_Toc78713562"/><text:bookmark-end text:name="_Toc80953726"/><text:bookmark-end text:name="_Toc81070318"/></text:h>
      <text:p text:style-name="Textbody">Use '&amp;' to align and '~' to change the indention.</text:p>
      <text:p text:style-name="Textbody">For example:</text:p>
      <text:soft-page-break/>
      <text:p text:style-name="Textbody">\begin{equation}</text:p>
      <text:p text:style-name="Textbody"><text:s/>\boxed{</text:p>
      <text:p text:style-name="Textbody">\begin{align}</text:p>
      <text:p text:style-name="Textbody"><text:s/>&amp;Weak form 2 ~~~~~~~~~\\</text:p>
      <text:p text:style-name="Textbody"><text:s/>&amp;\text{Find } u(x) \in H _D^1 (I) \text{ such that:}\\</text:p>
      <text:p text:style-name="Textbody"><text:s/>&amp; ~~~~~~ - \int_{0}^{L} D(x) { u} _{ x } { \eta}<text:s/>_{ x } \; dx + \int_{0}^{L} r(x)u(x)\eta(x) \; dx - [u(x) \eta_x] _0 ^L + [\rho u(x) \eta(x)] _0 ^L \\</text:p>
      <text:p text:style-name="Textbody"><text:s/>&amp; ~~~~~~~~~~~~~~~~~~~~~~~~~~~~~~~~~~~~~= \int_{0}^{1} f(x) \eta(x) \; dx - \left[ \eta(x) D(x){ u} _{ x } \right] _{0}^{L} - [u_0 \eta_x] _0 ^L + [\rho<text:s/>u_0 \eta(x)] _0 ^L \qquad \forall \eta(x) \in H ^1 (I), \\</text:p>
      <text:p text:style-name="Textbody"><text:s/>&amp;\text{where } \rho \text{ is a } \text{\textcolor{red}{positive}} \text{ constant}.</text:p>
      <text:p text:style-name="Textbody"><text:s text:c="2"/>\end{align}<text:tab/>\label{1D_general_SM_weak_form_weak_Diri}</text:p>
      <text:p text:style-name="Textbody">}</text:p>
      <text:p text:style-name="Textbody"><text:s/>\end{equation}</text:p>
      <text:p text:style-name="Textbody"/>
      <text:p text:style-name="Textbody">a more complicated case:</text:p>
      <text:p text:style-name="Textbody"><text:s/></text:p>
      <text:p text:style-name="Textbody">\begin{equation}</text:p>
      <text:p text:style-name="Textbody"><text:s/>\boxed{</text:p>
      <text:p text:style-name="Textbody">\begin{align}</text:p>
      <text:p text:style-name="Textbody"><text:s text:c="2"/>&amp;[x \mapsto s]x &amp;&amp;= s &amp;&amp; \\</text:p>
      <text:p text:style-name="Textbody"><text:s text:c="2"/>&amp;[x \mapsto s]y &amp;&amp;= y \qquad &amp;&amp;\text{als } y\neq x \\</text:p>
      <text:p text:style-name="Textbody"><text:s text:c="2"/>&amp;[x \mapsto s](\lambda(y)t_1) &amp;&amp;= \lambda(y)[x \mapsto s]t_1 \qquad &amp;&amp;\text{als } y \neq x \text{ en <text:s text:c="2"/>} y \not \in FV(s) \\</text:p>
      <text:p text:style-name="Textbody"><text:s text:c="2"/>&amp;[x \mapsto s](t_1 \; t_2)&amp;&amp;= ([x \mapsto s]t_1)\;([x \mapsto s]t_2) &amp;&amp;</text:p>
      <text:p text:style-name="Textbody"><text:s text:c="2"/>\end{align}<text:tab/>\label{1D_general_SM_weak_form_weak_Diri}</text:p>
      <text:p text:style-name="Textbody">}</text:p>
      <text:p text:style-name="Textbody"><text:s/>\end{equation}</text:p>
      <text:p text:style-name="Textbody"><text:a xlink:href="https://tex.stackexchange.com/questions/56627/multiple-alignment" office:target-frame-name="_top" xlink:show="replace">https://tex.stackexchange.com/questions/56627/multiple-alignment</text:a></text:p>
      <text:p text:style-name="Textbody"/>
      <text:p text:style-name="Textbody"/>
      <text:h text:style-name="Heading2" text:outline-level="2"><text:bookmark-start text:name="__RefHeading___Toc2326_739366316"/><text:bookmark-start text:name="_Toc55983059"/><text:bookmark-start text:name="_Toc71557816"/><text:bookmark-start text:name="_Toc73541346"/><text:bookmark-start text:name="_Toc78713563"/><text:bookmark-start text:name="_Toc80953727"/><text:bookmark-start text:name="_Toc81070319"/>Font<text:bookmark-end text:name="__RefHeading___Toc2326_739366316"/><text:bookmark-end text:name="_Toc55983059"/><text:bookmark-end text:name="_Toc71557816"/><text:bookmark-end text:name="_Toc73541346"/><text:bookmark-end text:name="_Toc78713563"/><text:bookmark-end text:name="_Toc80953727"/><text:bookmark-end text:name="_Toc81070319"/></text:h>
      <text:h text:style-name="Heading3" text:outline-level="3"><text:bookmark-start text:name="__RefHeading___Toc9490_2027009697"/><text:a xlink:href="https://tex.stackexchange.com/questions/253080/why-am-i-getting-a-double-subscript-error" office:target-frame-name="_top" xlink:show="replace"><text:bookmark-start text:name="_Toc55983060"/><text:bookmark-start text:name="_Toc71557817"/><text:bookmark-start text:name="_Toc73541347"/><text:bookmark-start text:name="_Toc78713564"/><text:bookmark-start text:name="_Toc80953728"/><text:bookmark-start text:name="_Toc81070320"/>Why am I getting a double subscript error?<text:bookmark-end text:name="_Toc55983060"/><text:bookmark-end text:name="_Toc71557817"/><text:bookmark-end text:name="_Toc73541347"/><text:bookmark-end text:name="_Toc78713564"/><text:bookmark-end text:name="_Toc80953728"/><text:bookmark-end text:name="_Toc81070320"/></text:a><text:bookmark-end text:name="__RefHeading___Toc9490_2027009697"/></text:h>
      <text:p text:style-name="PreformattedText">1.</text:p>
      <text:p text:style-name="PreformattedText">The problem location</text:p>
      <text:p text:style-name="PreformattedText"><text:span text:style-name="SourceText">${\hat a_b}_c$</text:span></text:p>
      <text:soft-page-break/>
      <text:p text:style-name="PreformattedText"><text:span text:style-name="SourceText">2.</text:span></text:p>
      <text:p text:style-name="PreformattedText"><text:span text:style-name="SourceText">solution: adding a pai</text:span><text:span text:style-name="SourceText">r of brackets.</text:span></text:p>
      <text:p text:style-name="PreformattedText"><text:span text:style-name="SourceText">$(\hat{a}_b)_c$</text:span></text:p>
      <text:p text:style-name="Textbody"><text:a xlink:href="https://tex.stackexchange.com/questions/253080/why-am-i-getting-a-double-subscript-error" office:target-frame-name="_top" xlink:show="replace"><text:span text:style-name="SourceText">https://tex.stackexchange.com/questions/253080/why-am-i-getting-a-double-subscript-error</text:span></text:a></text:p>
      <text:h text:style-name="Heading3" text:outline-level="3"><text:bookmark-start text:name="__RefHeading__7918_554106070"/><text:bookmark-start text:name="_Toc55983061"/><text:bookmark-start text:name="_Toc71557818"/><text:bookmark-start text:name="_Toc73541348"/><text:bookmark-start text:name="_Toc78713565"/><text:bookmark-start text:name="_Toc80953729"/><text:bookmark-start text:name="_Toc81070321"/>Bold font<text:bookmark-end text:name="__RefHeading__7918_554106070"/><text:bookmark-end text:name="_Toc55983061"/><text:bookmark-end text:name="_Toc71557818"/><text:bookmark-end text:name="_Toc73541348"/><text:bookmark-end text:name="_Toc78713565"/><text:bookmark-end text:name="_Toc80953729"/><text:bookmark-end text:name="_Toc81070321"/></text:h>
      <text:p text:style-name="Textbody">\textbf – text bold<text:s/>font;</text:p>
      <text:p text:style-name="Textbody">\mathbf – math character boldface.</text:p>
      <text:h text:style-name="Heading3" text:outline-level="3"><text:bookmark-start text:name="__RefHeading___Toc1721_173732848"/><text:bookmark-start text:name="_Toc55983062"/><text:bookmark-start text:name="_Toc71557819"/><text:bookmark-start text:name="_Toc73541349"/><text:bookmark-start text:name="_Toc78713566"/><text:bookmark-start text:name="_Toc80953730"/><text:bookmark-start text:name="_Toc81070322"/>Font color, 6-7-2018<text:bookmark-end text:name="__RefHeading___Toc1721_173732848"/><text:bookmark-end text:name="_Toc55983062"/><text:bookmark-end text:name="_Toc71557819"/><text:bookmark-end text:name="_Toc73541349"/><text:bookmark-end text:name="_Toc78713566"/><text:bookmark-end text:name="_Toc80953730"/><text:bookmark-end text:name="_Toc81070322"/></text:h>
      <text:p text:style-name="PreformattedText"/>
      <text:p text:style-name="PreformattedText">\usepackage[dvipsnames]{xcolor}</text:p>
      <text:p text:style-name="PreformattedText">\textcolor{red}{First item}</text:p>
      <text:p text:style-name="Textbody"><text:a xlink:href="https://www.sharelatex.com/learn/Using_colours_in_LaTeX" office:target-frame-name="_top" xlink:show="replace">https://www.sharelatex.com/learn/Using_colours_in_LaTeX</text:a></text:p>
      <text:h text:style-name="Heading2" text:outline-level="2"><text:bookmark-start text:name="__RefHeading___Toc2328_739366316"/><text:bookmark-start text:name="_Toc55983063"/><text:bookmark-start text:name="_Toc71557820"/><text:bookmark-start text:name="_Toc73541350"/><text:bookmark-start text:name="_Toc78713567"/><text:bookmark-start text:name="_Toc80953731"/><text:bookmark-start text:name="_Toc81070323"/>strike out a sentence or emphasize<text:bookmark-end text:name="__RefHeading___Toc2328_739366316"/><text:bookmark-end text:name="_Toc55983063"/><text:bookmark-end text:name="_Toc71557820"/><text:bookmark-end text:name="_Toc73541350"/><text:bookmark-end text:name="_Toc78713567"/><text:bookmark-end text:name="_Toc80953731"/><text:bookmark-end text:name="_Toc81070323"/></text:h>
      <text:h text:style-name="Heading3" text:outline-level="3"><text:bookmark-start text:name="__RefHeading___Toc10232_1319332056"/><text:bookmark-start text:name="_Toc55983064"/><text:bookmark-start text:name="_Toc71557821"/><text:bookmark-start text:name="_Toc73541351"/><text:bookmark-start text:name="_Toc78713568"/><text:bookmark-start text:name="_Toc80953732"/><text:bookmark-start text:name="_Toc81070324"/>Strike out a sentence, 14 Aug, 2018<text:bookmark-end text:name="__RefHeading___Toc10232_1319332056"/><text:bookmark-end text:name="_Toc55983064"/><text:bookmark-end text:name="_Toc71557821"/><text:bookmark-end text:name="_Toc73541351"/><text:bookmark-end text:name="_Toc78713568"/><text:bookmark-end text:name="_Toc80953732"/><text:bookmark-end text:name="_Toc81070324"/></text:h>
      <text:p text:style-name="PreformattedText"><text:span text:style-name="SourceText">\usepackage{soul}</text:span></text:p>
      <text:p text:style-name="P315"><text:span text:style-name="SourceText">\st{Hello world}</text:span></text:p>
      <text:p text:style-name="Textbody"><text:a xlink:href="https://tex.stackexchange.com/questions/23711/strikethrough-text" office:target-frame-name="_top" xlink:show="replace">https://tex.stackexchange.com/questions/23711/strikethrough-text</text:a></text:p>
      <text:h text:style-name="Heading3" text:outline-level="3"><text:bookmark-start text:name="__RefHeading___Toc2330_739366316"/><text:bookmark-start text:name="_Toc55983065"/><text:bookmark-start text:name="_Toc71557822"/><text:bookmark-start text:name="_Toc73541352"/><text:bookmark-start text:name="_Toc78713569"/><text:bookmark-start text:name="_Toc80953733"/><text:bookmark-start text:name="_Toc81070325"/><text:span text:style-name="SourceText">ulem package, underlining for emphasis, 29 Aug, 2018</text:span><text:bookmark-end text:name="__RefHeading___Toc2330_739366316"/><text:bookmark-end text:name="_Toc55983065"/><text:bookmark-end text:name="_Toc71557822"/><text:bookmark-end text:name="_Toc73541352"/><text:bookmark-end text:name="_Toc78713569"/><text:bookmark-end text:name="_Toc80953733"/><text:bookmark-end text:name="_Toc81070325"/></text:h>
      <text:p text:style-name="Textbody"/>
      <text:p text:style-name="Textbody"><text:a xlink:href="http://texdoc.net/texmf-dist/doc/generic/ulem/ulem.pdf" office:target-frame-name="_top" xlink:show="replace"><text:span text:style-name="SourceText">http:/</text:span><text:span text:style-name="SourceText">/texdoc.net/texmf-dist/doc/generic/ulem/ulem.pdf</text:span></text:a></text:p>
      <text:p text:style-name="Textbody"/>
      <text:h text:style-name="Heading1" text:outline-level="1"><text:bookmark-start text:name="__RefHeading__7318_1285978306"/><text:bookmark-start text:name="_Toc55983066"/><text:bookmark-start text:name="_Toc71557823"/><text:bookmark-start text:name="_Toc73541353"/><text:bookmark-start text:name="_Toc78713570"/><text:bookmark-start text:name="_Toc80953734"/><text:bookmark-start text:name="_Toc81070326"/>Table<text:bookmark-end text:name="__RefHeading__7318_1285978306"/><text:bookmark-end text:name="_Toc55983066"/><text:bookmark-end text:name="_Toc71557823"/><text:bookmark-end text:name="_Toc73541353"/><text:bookmark-end text:name="_Toc78713570"/><text:bookmark-end text:name="_Toc80953734"/><text:bookmark-end text:name="_Toc81070326"/></text:h>
      <text:h text:style-name="Heading2" text:outline-level="2"><text:bookmark-start text:name="__RefHeading___Toc4130_851371817"/><text:bookmark-start text:name="_Toc55983067"/><text:bookmark-start text:name="_Toc71557824"/><text:bookmark-start text:name="_Toc73541354"/><text:bookmark-start text:name="_Toc78713571"/><text:bookmark-start text:name="_Toc80953735"/><text:bookmark-start text:name="_Toc81070327"/>Number type in a table<text:bookmark-end text:name="__RefHeading___Toc4130_851371817"/><text:bookmark-end text:name="_Toc55983067"/><text:bookmark-end text:name="_Toc71557824"/><text:bookmark-end text:name="_Toc73541354"/><text:bookmark-end text:name="_Toc78713571"/><text:bookmark-end text:name="_Toc80953735"/><text:bookmark-end text:name="_Toc81070327"/></text:h>
      <text:h text:style-name="Heading3" text:outline-level="3"><text:bookmark-start text:name="__RefHeading___Toc4132_851371817"/><text:bookmark-start text:name="_Toc55983068"/><text:bookmark-start text:name="_Toc71557825"/><text:bookmark-start text:name="_Toc73541355"/><text:bookmark-start text:name="_Toc78713572"/><text:bookmark-start text:name="_Toc80953736"/><text:bookmark-start text:name="_Toc81070328"/>Set the number of decimals, Oct. 23, 2018<text:bookmark-end text:name="__RefHeading___Toc4132_851371817"/><text:bookmark-end text:name="_Toc55983068"/><text:bookmark-end text:name="_Toc71557825"/><text:bookmark-end text:name="_Toc73541355"/><text:bookmark-end text:name="_Toc78713572"/><text:bookmark-end text:name="_Toc80953736"/><text:bookmark-end text:name="_Toc81070328"/></text:h>
      <text:p text:style-name="Textbody">% \begin{table}[h]</text:p>
      <text:p text:style-name="Textbody">% \caption [sss] {$L_2$ norm of $u$, $u'$ and $u''$ for different right-hand-sides (only for the data of $f(x)=-e^{\frac{{- (x-1/2)^2}}{c}} \left(\frac{4x^2 - 4x +1 -2c}{c^2} \right)$) \textcolor{cyan}{[from Maple]}}</text:p>
      <text:p text:style-name="Textbody">% \centering</text:p>
      <text:p text:style-name="Textbody">% <text:s text:c="2"/>\npthousandsep{,}</text:p>
      <text:p text:style-name="Textbody">% <text:s text:c="2"/>\npdecimalsign{.}</text:p>
      <text:p text:style-name="Textbody">% <text:s text:c="2"/>\nprounddigits{2}</text:p>
      <text:p text:style-name="Textbody">% \begin{spreadtab}{{tabular}{|l|l|l|l|l|l|r|c|}} <text:s text:c="2"/>\hline</text:p>
      <text:p text:style-name="Textbody">% @{$10^{-3}$}&amp; 0.1990810714 &amp; 6.295496246 &amp; 344.8185304 &amp; 0.0003 &amp; <text:s/>&amp; <text:s/>&amp; \\\hline</text:p>
      <text:p text:style-name="Textbody">% \end{spreadtab}</text:p>
      <text:soft-page-break/>
      <text:p text:style-name="Textbody">% \end{table}</text:p>
      <text:h text:style-name="Heading2" text:outline-level="2"><text:bookmark-start text:name="__RefHeading__5557_651921155"/><text:bookmark-start text:name="_Toc55983069"/><text:bookmark-start text:name="_Toc71557826"/><text:bookmark-start text:name="_Toc73541356"/><text:bookmark-start text:name="_Toc78713573"/><text:bookmark-start text:name="_Toc80953737"/><text:bookmark-start text:name="_Toc81070329"/>make a table move some distance to the left<text:bookmark-end text:name="__RefHeading__5557_651921155"/><text:bookmark-end text:name="_Toc55983069"/><text:bookmark-end text:name="_Toc71557826"/><text:bookmark-end text:name="_Toc73541356"/><text:bookmark-end text:name="_Toc78713573"/><text:bookmark-end text:name="_Toc80953737"/><text:bookmark-end text:name="_Toc81070329"/></text:h>
      <text:p text:style-name="PreformattedText"><text:span text:style-name="SourceText">\hspace*{-6cm}</text:span></text:p>
      <text:p text:style-name="PreformattedText"><text:a xlink:href="https://latex.org/forum/viewtopic.php?t=15090" office:target-frame-name="_top" xlink:show="replace"><text:span text:style-name="SourceText">https://latex.org/forum/viewtopic.php?t=15090</text:span></text:a></text:p>
      <text:p text:style-name="PreformattedText"/>
      <text:h text:style-name="Heading2" text:outline-level="2"><text:bookmark-start text:name="__RefHeading___Toc10948_859433303"/><text:bookmark-start text:name="_Toc55983070"/><text:bookmark-start text:name="_Toc71557827"/><text:bookmark-start text:name="_Toc73541357"/><text:bookmark-start text:name="_Toc78713574"/><text:bookmark-start text:name="_Toc80953738"/><text:bookmark-start text:name="_Toc81070330"/>cell in table<text:bookmark-end text:name="__RefHeading___Toc10948_859433303"/><text:bookmark-end text:name="_Toc55983070"/><text:bookmark-end text:name="_Toc71557827"/><text:bookmark-end text:name="_Toc73541357"/><text:bookmark-end text:name="_Toc78713574"/><text:bookmark-end text:name="_Toc80953738"/><text:bookmark-end text:name="_Toc81070330"/></text:h>
      <text:h text:style-name="Heading3" text:outline-level="3"><text:bookmark-start text:name="__RefHeading__68_654355941"/><text:bookmark-start text:name="_Toc55983071"/><text:bookmark-start text:name="_Toc71557828"/><text:bookmark-start text:name="_Toc73541358"/><text:bookmark-start text:name="_Toc78713575"/><text:bookmark-start text:name="_Toc80953739"/><text:bookmark-start text:name="_Toc81070331"/>add a line break in a cell of a table (wrap in a cell)<text:bookmark-end text:name="__RefHeading__68_654355941"/><text:bookmark-end text:name="_Toc55983071"/><text:bookmark-end text:name="_Toc71557828"/><text:bookmark-end text:name="_Toc73541358"/><text:bookmark-end text:name="_Toc78713575"/><text:bookmark-end text:name="_Toc80953739"/><text:bookmark-end text:name="_Toc81070331"/></text:h>
      <text:p text:style-name="PreformattedText"/>
      <text:p text:style-name="Textbody"><text:bookmark-start text:name="__RefHeading___Toc1726_173732848"/><text:span text:style-name="SourceText">Method 1</text:span><text:bookmark-end text:name="__RefHeading___Toc1726_173732848"/></text:p>
      <text:p text:style-name="PreformattedText"><text:span text:style-name="SourceText">\usepackage{makecell}</text:span></text:p>
      <text:p text:style-name="PreformattedText"/>
      <text:p text:style-name="PreformattedText"><text:span text:style-name="SourceText">Some text &amp; <text:s/>\makecell{Some really \\ longer t</text:span><text:span text:style-name="SourceText">ext} <text:s/>&amp; Text text text <text:s/>\\</text:span></text:p>
      <text:p text:style-name="P316"><text:span text:style-name="SourceText">\hline</text:span></text:p>
      <text:p text:style-name="P317"/>
      <text:p text:style-name="P318"><text:span text:style-name="SourceText">left aligned</text:span></text:p>
      <text:p text:style-name="P319"><text:span text:style-name="SourceText">\makecell[l]{…}</text:span></text:p>
      <text:p text:style-name="P320"><text:a xlink:href="https://tex.stackexchange.com/questions/281571/how-to-left-align-text-in-a-table-with-makecell" office:target-frame-name="_top" xlink:show="replace"><text:span text:style-name="SourceText">https://tex.stackexchange.com/questions/281571/how-to-left-align-text-in-a-table</text:span><text:span text:style-name="SourceText">-with-makecell</text:span></text:a></text:p>
      <text:p text:style-name="P321"/>
      <text:p text:style-name="Textbody"><text:bookmark-start text:name="__RefHeading___Toc1728_173732848"/><text:span text:style-name="SourceText">method 2, custom definition with fixed width, 14-7-18</text:span><text:bookmark-end text:name="__RefHeading___Toc1728_173732848"/></text:p>
      <text:p text:style-name="P322"><text:span text:style-name="SourceText">\usepackage{array}</text:span></text:p>
      <text:p text:style-name="P323"><text:span text:style-name="SourceText">\newcolumntype{L}{&gt;{\centering\arraybackslash}m{3cm}}</text:span></text:p>
      <text:p text:style-name="P324"><text:a xlink:href="https://tex.stackexchange.com/questions/54069/table-with-text-wrapping" office:target-frame-name="_top" xlink:show="replace"><text:span text:style-name="SourceText">https://tex.stackexchange</text:span><text:span text:style-name="SourceText">.com/questions/54069/table-with-text-wrapping</text:span></text:a></text:p>
      <text:p text:style-name="Textbody"><text:bookmark-start text:name="__RefHeading___Toc1730_173732848"/><text:span text:style-name="SourceText">method 3, custom definition with flexible width, 15-7-18</text:span><text:bookmark-end text:name="__RefHeading___Toc1730_173732848"/></text:p>
      <text:p text:style-name="PreformattedText"><text:span text:style-name="SourceText">\usepackage{array}</text:span></text:p>
      <text:p text:style-name="PreformattedText"><text:span text:style-name="SourceText">\newcolumntype{L}[1]{&gt;{\raggedright\let\newline\\\arraybackslash\hspace{0pt}}m{#1}}</text:span></text:p>
      <text:p text:style-name="PreformattedText"><text:span text:style-name="SourceText">\newcolumntype{C}[1]{&gt;{\centering\let\newline\\\arraybackslash\hspace{0pt}}m{#1}}</text:span></text:p>
      <text:p text:style-name="P325"><text:span text:style-name="SourceText">\newcolumntype{R}[1]{&gt;{\raggedleft\let\newline\\\arraybackslash\hspace{0pt}}m{#1}}</text:span></text:p>
      <text:p text:style-name="P326"><text:a xlink:href="https://tex.stackexchange.com/questions/12703/how-to-create-fixed-width-table-columns-with-text-raggedright-centered-raggedlef" office:target-frame-name="_top" xlink:show="replace"><text:span text:style-name="SourceText">https://tex.stackexchange.com/questions/12703/how-to-create-fixed-width-table-</text:span></text:a><text:a xlink:href="https://tex.stackexchange.com/questions/12703/how-to-create-fixed-width-table-columns-with-text-raggedright-centered-raggedlef" office:target-frame-name="_top" xlink:show="replace"><text:span text:style-name="SourceText">columns-with-text-raggedright-centered-raggedlef</text:span></text:a></text:p>
      <text:p text:style-name="Textbody"><text:bookmark-start text:name="__RefHeading___Toc2336_739366316"/>method4, using \pbox, create a new line in a cell automatically<text:bookmark-end text:name="__RefHeading___Toc2336_739366316"/></text:p>
      <text:p text:style-name="PreformattedText"><text:span text:style-name="SourceText">\usepackage{pbox}</text:span></text:p>
      <text:p text:style-name="PreformattedText"><text:span text:style-name="SourceText">\pbox{20cm}{This is the first \\ cell}</text:span></text:p>
      <text:p text:style-name="Textbody"><text:a xlink:href="https://tex.stackexchange.com/questions/2441/how-to-add-a-forced-line-break-inside-a-table-cell" office:target-frame-name="_top" xlink:show="replace">https://tex.stackexchange.com/questions/2441/how-to-add-a-forced-line-break-inside-a-table-cell</text:a></text:p>
      <text:p text:style-name="P327"><text:span text:style-name="SourceText">color a<text:s/></text:span><text:span text:style-name="SourceText">cell, 8 Sep, 2018</text:span></text:p>
      <text:soft-page-break/>
      <text:p text:style-name="P328"><text:span text:style-name="SourceText">\usepackage{colortbl}</text:span></text:p>
      <text:p text:style-name="P329"><text:span text:style-name="SourceText">\cellcolor{blue!25}cellcontent</text:span></text:p>
      <text:p text:style-name="P330"><text:a xlink:href="https://texblog.org/2011/04/19/highlight-table-rowscolumns-with-color/" office:target-frame-name="_top" xlink:show="replace"><text:span text:style-name="SourceText">https://texblog.org/2011/04/19/highlight-table-rowscolumns-with-color/</text:span></text:a></text:p>
      <text:p text:style-name="P331"><text:span text:style-name="SourceText">method 5</text:span></text:p>
      <text:p text:style-name="P332"><text:span text:style-name="SourceText">Use p{width}:</text:span></text:p>
      <text:p text:style-name="P333"><text:span text:style-name="SourceText">\be</text:span><text:span text:style-name="SourceText">gin{tabular}{|p{1cm}|p{3cm}|}</text:span></text:p>
      <text:p text:style-name="P334"><text:span text:style-name="SourceText"><text:s text:c="2"/>This text will be wrapped &amp; Some more text \\</text:span></text:p>
      <text:p text:style-name="P335"><text:span text:style-name="SourceText">\end{tabular}</text:span></text:p>
      <text:p text:style-name="P336"><text:a xlink:href="https://stackoverflow.com/questions/790932/how-to-wrap-text-in-latex-tables" office:target-frame-name="_top" xlink:show="replace"><text:span text:style-name="SourceText">https://stackoverflow.com/questions/790932/how-to-wrap-text-in-latex-ta</text:span><text:span text:style-name="SourceText">bles</text:span></text:a></text:p>
      <text:p text:style-name="P337"/>
      <text:p text:style-name="P338"/>
      <text:h text:style-name="Heading3" text:outline-level="3"><text:bookmark-start text:name="__RefHeading___Toc10096_1833706018"/><text:bookmark-start text:name="_Toc55983072"/><text:bookmark-start text:name="_Toc71557829"/><text:bookmark-start text:name="_Toc73541359"/><text:bookmark-start text:name="_Toc78713576"/><text:bookmark-start text:name="_Toc80953740"/><text:bookmark-start text:name="_Toc81070332"/><text:span text:style-name="SourceText">footnote of the caption, Sep 9, 2018</text:span><text:bookmark-end text:name="__RefHeading___Toc10096_1833706018"/><text:bookmark-end text:name="_Toc55983072"/><text:bookmark-end text:name="_Toc71557829"/><text:bookmark-end text:name="_Toc73541359"/><text:bookmark-end text:name="_Toc78713576"/><text:bookmark-end text:name="_Toc80953740"/><text:bookmark-end text:name="_Toc81070332"/></text:h>
      <text:p text:style-name="Textbody"><text:span text:style-name="SourceText">1.</text:span></text:p>
      <text:p text:style-name="Textbody"><text:span text:style-name="SourceText">in the caption,</text:span></text:p>
      <text:p text:style-name="Textbody"><text:span text:style-name="SourceText">\caption [necessary and arbitrary] {Settings of the Poisson, diffusion and Helmholtz equations \footnotemark}</text:span></text:p>
      <text:p text:style-name="Textbody"><text:span text:style-name="SourceText">2.</text:span></text:p>
      <text:p text:style-name="Textbody"><text:span text:style-name="SourceText">the footnote content is followed</text:span></text:p>
      <text:p text:style-name="Textbody"><text:span text:style-name="SourceText">\footnotetext{For specific values of the coeffi</text:span><text:span text:style-name="SourceText">cients in the ``Holmholtz'' equation, see Table \textcolor{cyan}{[Not determined]}}</text:span></text:p>
      <text:p text:style-name="P339"><text:a xlink:href="https://texfaq.org/FAQ-ftncapt" office:target-frame-name="_top" xlink:show="replace"><text:span text:style-name="SourceText">https://texfaq.org/FAQ-ftncapt</text:span></text:a></text:p>
      <text:p text:style-name="P340"><text:span text:style-name="SourceText">Alternative ways:</text:span></text:p>
      <text:p text:style-name="P341"><text:span text:style-name="SourceText">1.</text:span></text:p>
      <text:p text:style-name="P342"><text:span text:style-name="SourceText">'*' superscript</text:span></text:p>
      <text:p text:style-name="P343"><text:span text:style-name="SourceText">% \textsuperscript{*}</text:span></text:p>
      <text:p text:style-name="P344"><text:span text:style-name="SourceText">% \textsuperscript{*} for specific</text:span><text:span text:style-name="SourceText"><text:s/>values of the coefficients in the ``Holmholtz'' equation, see Table \textcolor{cyan}{[Not determined]}.</text:span></text:p>
      <text:p text:style-name="P345"/>
      <text:h text:style-name="Heading3" text:outline-level="3"><text:bookmark-start text:name="__RefHeading___Toc5539_822905451"/><text:bookmark-start text:name="_Toc55983073"/><text:bookmark-start text:name="_Toc71557830"/><text:bookmark-start text:name="_Toc73541360"/><text:bookmark-start text:name="_Toc78713577"/><text:bookmark-start text:name="_Toc80953741"/><text:bookmark-start text:name="_Toc81070333"/><text:span text:style-name="SourceText">Footnote of symbol, Nov. 25, 2018</text:span><text:bookmark-end text:name="__RefHeading___Toc5539_822905451"/><text:bookmark-end text:name="_Toc55983073"/><text:bookmark-end text:name="_Toc71557830"/><text:bookmark-end text:name="_Toc73541360"/><text:bookmark-end text:name="_Toc78713577"/><text:bookmark-end text:name="_Toc80953741"/><text:bookmark-end text:name="_Toc81070333"/></text:h>
      <text:p text:style-name="PreformattedText"><text:span text:style-name="SourceText">\usepackage[symbol]{footmisc}</text:span></text:p>
      <text:p text:style-name="PreformattedText"/>
      <text:p text:style-name="PreformattedText"><text:span text:style-name="SourceText">\renewcommand{\thefootnote}{\fnsymbol{footnote}}</text:span></text:p>
      <text:p text:style-name="P346"><text:span text:style-name="SourceText">\footnote[num]{text}</text:span></text:p>
      <text:p text:style-name="Textbody">instead of<text:s/><text:span text:style-name="SourceText">num</text:span><text:s/>you can put the number of the symbol you like:</text:p>
      <text:p text:style-name="PreformattedText"><text:span text:style-name="SourceText">1 <text:s text:c="2"/>asterisk <text:s text:c="3"/>* <text:s text:c="2"/>2 <text:s text:c="2"/>dagger <text:s/>† <text:s text:c="2"/>3 <text:s text:c="2"/>double dagger <text:s text:c="2"/>‡</text:span></text:p>
      <text:p text:style-name="PreformattedText"><text:span text:style-name="SourceText">4 <text:s text:c="2"/>section symbol <text:s/>§ <text:s text:c="2"/>5 <text:s text:c="2"/>paragraph <text:s text:c="2"/>¶ <text:s text:c="2"/>6 <text:s text:c="2"/>parallel<text:s/></text:span><text:span text:style-name="SourceText">lines <text:s/>\\</text:span></text:p>
      <text:p text:style-name="P347"><text:span text:style-name="SourceText">7 <text:s text:c="2"/>two asterisks <text:s text:c="2"/>** <text:s/>8 <text:s text:c="2"/>two daggers †† <text:s/>9 <text:s text:c="2"/>two double daggers <text:s/>‡‡</text:span></text:p>
      <text:p text:style-name="Textbody"><text:a xlink:href="https://tex.stackexchange.com/questions/826/symbols-instead-of-numbers-as-footnote-markers" office:target-frame-name="_top" xlink:show="replace"><text:span text:style-name="T348">https://tex.stackexchange.com/questions/826/symbols-instead-of-numb</text:span><text:span text:style-name="T349">ers-as-footnote-markers</text:span></text:a></text:p>
      <text:p text:style-name="P350"/>
      <text:p text:style-name="P351">For the problem that there is a upper limit for the counter, we need to switch between the two types of symbols:</text:p>
      <text:p text:style-name="P352"><text:span text:style-name="T353">\renewcommand*{\thefootnote}{\fnsymbol{footnote}}</text:span></text:p>
      <text:p text:style-name="P354"><text:span text:style-name="T355">\renewcommand*</text:span><text:span text:style-name="T356">{</text:span><text:span text:style-name="T357">\thefootnote</text:span><text:span text:style-name="T358">}{</text:span><text:span text:style-name="T359">\arabic</text:span><text:span text:style-name="T360">{footnote}}</text:span></text:p>
      <text:p text:style-name="P361">(Stefan Kottwitz)</text:p>
      <text:p text:style-name="P362"/>
      <text:h text:style-name="Heading3" text:outline-level="3"><text:bookmark-start text:name="__RefHeading___Toc2913_140046482"/><text:bookmark-start text:name="_Toc55983074"/><text:bookmark-start text:name="_Toc71557831"/><text:bookmark-start text:name="_Toc73541361"/><text:bookmark-start text:name="_Toc78713578"/><text:bookmark-start text:name="_Toc80953742"/><text:bookmark-start text:name="_Toc81070334"/><text:span text:style-name="SourceText">I</text:span><text:span text:style-name="SourceText">ndependent alignment inside a cell, Nov. 18, 2018</text:span><text:bookmark-end text:name="__RefHeading___Toc2913_140046482"/><text:bookmark-end text:name="_Toc55983074"/><text:bookmark-end text:name="_Toc71557831"/><text:bookmark-end text:name="_Toc73541361"/><text:bookmark-end text:name="_Toc78713578"/><text:bookmark-end text:name="_Toc80953742"/><text:bookmark-end text:name="_Toc81070334"/></text:h>
      <text:p text:style-name="P363"><text:span text:style-name="SourceText">\multicolumn{1}{|r|}{Item3}</text:span></text:p>
      <text:p text:style-name="P364"><text:a xlink:href="https://tex.stackexchange.com/questions/47675/change-align-of-a-single-cell-in-tabular" office:target-frame-name="_top" xlink:show="replace"><text:span text:style-name="SourceText">https://tex.stackexchange.com/questions/47675/change-align-of-a-single-cel</text:span><text:span text:style-name="SourceText">l-in-tabular</text:span></text:a></text:p>
      <text:h text:style-name="Heading3" text:outline-level="3"><text:bookmark-start text:name="__RefHeading___Toc2707_744078296"/><text:bookmark-start text:name="_Toc55983078"/><text:bookmark-start text:name="_Toc71557832"/><text:bookmark-start text:name="_Toc73541362"/><text:bookmark-start text:name="_Toc78713579"/><text:bookmark-start text:name="_Toc80953743"/><text:bookmark-start text:name="_Toc81070335"/><text:span text:style-name="SourceText">wrap inside a multirow environment, Oct. 4, 2018</text:span><text:bookmark-end text:name="__RefHeading___Toc2707_744078296"/><text:bookmark-end text:name="_Toc55983078"/><text:bookmark-end text:name="_Toc71557832"/><text:bookmark-end text:name="_Toc73541362"/><text:bookmark-end text:name="_Toc78713579"/><text:bookmark-end text:name="_Toc80953743"/><text:bookmark-end text:name="_Toc81070335"/></text:h>
      <text:p text:style-name="PreformattedText"><text:span text:style-name="SourceText">\multirow{2}{2cm}{\centering looooooong cell}}</text:span></text:p>
      <text:p text:style-name="Textbody"><text:a xlink:href="https://tex.stackexchange.com/questions/60884/text-wrapping-in-multirow-columns" office:target-frame-name="_top" xlink:show="replace"><text:span text:style-name="SourceText">https://tex.stackexchange.com/questions/60884/text</text:span><text:span text:style-name="SourceText">-wrapping-in-multirow-columns</text:span></text:a></text:p>
      <text:p text:style-name="Textbody"/>
      <text:p text:style-name="Textbody">Note that when we use \multicolumn and \multirow together, ‘{c}’ for \multicolumn only works for one row.</text:p>
      <text:p text:style-name="Textbody"/>
      <text:h text:style-name="Heading3" text:outline-level="3"><text:bookmark-start text:name="__RefHeading___Toc18935_533666602"/><text:bookmark-start text:name="_Toc55983080"/><text:bookmark-start text:name="_Toc71557833"/><text:bookmark-start text:name="_Toc73541363"/><text:bookmark-start text:name="_Toc78713580"/><text:bookmark-start text:name="_Toc80953744"/><text:bookmark-start text:name="_Toc81070336"/>colorize one row of a table, May 14, 2019<text:bookmark-end text:name="__RefHeading___Toc18935_533666602"/><text:bookmark-end text:name="_Toc55983080"/><text:bookmark-end text:name="_Toc71557833"/><text:bookmark-end text:name="_Toc73541363"/><text:bookmark-end text:name="_Toc78713580"/><text:bookmark-end text:name="_Toc80953744"/><text:bookmark-end text:name="_Toc81070336"/></text:h>
      <text:p text:style-name="Textbody"><text:a xlink:href="https://tex.stackexchange.com/questions/26360/how-to-color-the-font-of-a-single-row-in-a-table?answertab=oldest#tab-top" office:target-frame-name="_top" xlink:show="replace">https://tex.stackexchange.com/questions/26360/how-to-color-the-font-of-a-single-row-in-a-table?answertab=oldest#tab-top</text:a></text:p>
      <text:h text:style-name="Heading2" text:outline-level="2"><text:bookmark-start text:name="_Toc80953745"/><text:bookmark-start text:name="_Toc81070337"/><text:soft-page-break/>Tricky skills<text:bookmark-end text:name="_Toc80953745"/><text:bookmark-end text:name="_Toc81070337"/></text:h>
      <text:h text:style-name="Heading3" text:outline-level="3"><text:bookmark-start text:name="_Toc80953746"/><text:bookmark-start text:name="_Toc81070338"/>Slash boxes<text:bookmark-end text:name="_Toc80953746"/><text:bookmark-end text:name="_Toc81070338"/></text:h>
      <text:p text:style-name="Textbody"><text:span text:style-name="T365">\usepackage</text:span><text:span text:style-name="T366">{</text:span><text:span text:style-name="T367">diagbox</text:span><text:span text:style-name="T368">}</text:span></text:p>
      <text:p text:style-name="P369">Input in a cell:</text:p>
      <text:p text:style-name="Normal"><text:span text:style-name="T370">\diagbox{Input}{Output}</text:span></text:p>
      <text:p text:style-name="Textbody"/>
      <text:h text:style-name="Heading3" text:outline-level="3"><text:bookmark-start text:name="_Toc80953747"/><text:bookmark-start text:name="_Toc81070339"/>Adjusting boxes<text:bookmark-end text:name="_Toc80953747"/><text:bookmark-end text:name="_Toc81070339"/></text:h>
      <text:p text:style-name="Textbody"><text:span text:style-name="T371">\usepackage</text:span><text:span text:style-name="T372">[export]{</text:span><text:span text:style-name="T373">adjustbox</text:span><text:span text:style-name="T374">}</text:span></text:p>
      <text:p text:style-name="P375">Usage:</text:p>
      <text:p text:style-name="P376">\begin{adjustbox}{width=\columnwidth}</text:p>
      <text:p text:style-name="P377">\begin{tabular}</text:p>
      <text:p text:style-name="P378">…</text:p>
      <text:p text:style-name="P379">\end{tabular}</text:p>
      <text:p text:style-name="P380">\end{adjustbox} <text:s/></text:p>
      <text:p text:style-name="Textbody"/>
      <text:h text:style-name="Heading1" text:outline-level="1"><text:bookmark-start text:name="__RefHeading__378_43307517"/><text:bookmark-start text:name="_Toc55983081"/><text:bookmark-start text:name="_Toc71557834"/><text:bookmark-start text:name="_Toc73541364"/><text:bookmark-start text:name="_Toc78713581"/><text:bookmark-start text:name="_Toc80953748"/><text:bookmark-start text:name="_Toc81070340"/>Equations<text:bookmark-end text:name="__RefHeading__378_43307517"/><text:bookmark-end text:name="_Toc55983081"/><text:bookmark-end text:name="_Toc71557834"/><text:bookmark-end text:name="_Toc73541364"/><text:bookmark-end text:name="_Toc78713581"/><text:bookmark-end text:name="_Toc80953748"/><text:bookmark-end text:name="_Toc81070340"/></text:h>
      <text:h text:style-name="Heading2" text:outline-level="2"><text:bookmark-start text:name="__RefHeading___Toc5451_442779157"/><text:bookmark-start text:name="_Toc55983082"/><text:bookmark-start text:name="_Toc71557835"/><text:bookmark-start text:name="_Toc73541365"/><text:bookmark-start text:name="_Toc78713582"/><text:bookmark-start text:name="_Toc80953749"/><text:bookmark-start text:name="_Toc81070341"/><text:span text:style-name="SourceText">Multiple lines</text:span><text:bookmark-end text:name="__RefHeading___Toc5451_442779157"/><text:bookmark-end text:name="_Toc55983082"/><text:bookmark-end text:name="_Toc71557835"/><text:bookmark-end text:name="_Toc73541365"/><text:bookmark-end text:name="_Toc78713582"/><text:bookmark-end text:name="_Toc80953749"/><text:bookmark-end text:name="_Toc81070341"/></text:h>
      <text:h text:style-name="Heading3" text:outline-level="3"><text:bookmark-start text:name="__RefHeading___Toc3153_739366316"/><text:span text:style-name="SourceText"><text:s/></text:span><text:bookmark-start text:name="_Toc55983083"/><text:bookmark-start text:name="_Toc71557836"/><text:bookmark-start text:name="_Toc73541366"/><text:bookmark-start text:name="_Toc78713583"/><text:bookmark-start text:name="_Toc80953750"/><text:bookmark-start text:name="_Toc81070342"/><text:span text:style-name="SourceText">with one order, 18-7-2018</text:span><text:bookmark-end text:name="__RefHeading___Toc3153_739366316"/><text:bookmark-end text:name="_Toc55983083"/><text:bookmark-end text:name="_Toc71557836"/><text:bookmark-end text:name="_Toc73541366"/><text:bookmark-end text:name="_Toc78713583"/><text:bookmark-end text:name="_Toc80953750"/><text:bookmark-end text:name="_Toc81070342"/></text:h>
      <text:p text:style-name="P381"><text:span text:style-name="SourceText">Method1: Use split:</text:span></text:p>
      <text:p text:style-name="P382"><text:span text:style-name="SourceText">\begin{equation}</text:span></text:p>
      <text:p text:style-name="PreformattedText"><text:span text:style-name="SourceText">\begin{split}</text:span></text:p>
      <text:p text:style-name="PreformattedText"><text:span text:style-name="SourceText">1+2+3+4+8x+7 &amp; =1+2+3+4+4x+35 \\</text:span></text:p>
      <text:p text:style-name="PreformattedText"><text:span text:style-name="SourceText">&amp; \Rightarrow x=7</text:span></text:p>
      <text:p text:style-name="PreformattedText"><text:span text:style-name="SourceText">\end{split}</text:span></text:p>
      <text:p text:style-name="P383"><text:span text:style-name="SourceText">\end{equation}</text:span></text:p>
      <text:p text:style-name="P384"><text:a xlink:href="https://tex.stackexchange.com/questions/3782/how-can-i-split-an-equation-over-two-or-more-lines" office:target-frame-name="_top" xlink:show="replace"><text:span text:style-name="SourceText">https://tex.stackexchange.com/questions/3782/how-can-i-split-an-equation-over-two-or-more-lines</text:span></text:a></text:p>
      <text:p text:style-name="Contents1"><text:span text:style-name="SourceText">Method2:<text:s/></text:span>\notag\\</text:p>
      <text:p text:style-name="Contents1"><text:a xlink:href="https://tex.stackexchange.com/questions/237815/aligning-equations-with-two-equal-signs" office:target-frame-name="_top" xlink:show="replace">https://tex.stackexchange.com/questions/237815/aligning-equations-with-two-equal-signs</text:a></text:p>
      <text:p text:style-name="Contents1"/>
      <text:p text:style-name="Contents1">successful application in subequations, 29 Aug, 2018. Congratulations!</text:p>
      <text:p text:style-name="Contents1"/>
      <text:p text:style-name="Contents1">Note that use of \notag\\ needs to be in the 'align' environment. For example, in one single equation, we do as follows</text:p>
      <text:p text:style-name="Contents1"/>
      <text:p text:style-name="Contents1">\begin{equation}</text:p>
      <text:p text:style-name="Contents1">\begin{align}</text:p>
      <text:soft-page-break/>
      <text:p text:style-name="Contents1">first line \notag\\ second line</text:p>
      <text:p text:style-name="Contents1">\end{align}</text:p>
      <text:p text:style-name="Contents1"><text:s/>\end{equation}</text:p>
      <text:p text:style-name="Contents1"/>
      <text:p text:style-name="Contents1">in which case there are two lines, but without a number.</text:p>
      <text:h text:style-name="Heading3" text:outline-level="3"><text:bookmark-start text:name="__RefHeading___Toc3155_739366316"/><text:bookmark-start text:name="_Toc55983084"/><text:bookmark-start text:name="_Toc71557837"/><text:bookmark-start text:name="_Toc73541367"/><text:bookmark-start text:name="_Toc78713584"/><text:bookmark-start text:name="_Toc80953751"/><text:bookmark-start text:name="_Toc81070343"/>Without one order<text:bookmark-end text:name="__RefHeading___Toc3155_739366316"/><text:bookmark-end text:name="_Toc55983084"/><text:bookmark-end text:name="_Toc71557837"/><text:bookmark-end text:name="_Toc73541367"/><text:bookmark-end text:name="_Toc78713584"/><text:bookmark-end text:name="_Toc80953751"/><text:bookmark-end text:name="_Toc81070343"/></text:h>
      <text:p text:style-name="Contents1"><text:s/>we need to use \begin{align*} .. \end{align*}</text:p>
      <text:p text:style-name="Contents1"/>
      <text:p text:style-name="PreformattedText"><text:span text:style-name="SourceText">% if no alignment is needed, use the gather* instead of the align* env.</text:span></text:p>
      <text:p text:style-name="PreformattedText"/>
      <text:p text:style-name="P385"><text:a xlink:href="https://tex.stackexchange.com/questions/112238/how-to-wrap-a-long-equation-in-latex" office:target-frame-name="_top" xlink:show="replace"><text:span text:style-name="SourceText">https://tex.stac</text:span><text:span text:style-name="SourceText">kexchange.com/questions/112238/how-to-wrap-a-long-equation-in-latex</text:span></text:a></text:p>
      <text:h text:style-name="Heading3" text:outline-level="3"><text:bookmark-start text:name="__RefHeading___Toc3157_739366316"/><text:bookmark-start text:name="_Toc55983085"/><text:bookmark-start text:name="_Toc71557838"/><text:bookmark-start text:name="_Toc73541368"/><text:bookmark-start text:name="_Toc78713585"/><text:bookmark-start text:name="_Toc80953752"/><text:bookmark-start text:name="_Toc81070344"/>'\multiline' environment, July31, 2018<text:bookmark-end text:name="__RefHeading___Toc3157_739366316"/><text:bookmark-end text:name="_Toc55983085"/><text:bookmark-end text:name="_Toc71557838"/><text:bookmark-end text:name="_Toc73541368"/><text:bookmark-end text:name="_Toc78713585"/><text:bookmark-end text:name="_Toc80953752"/><text:bookmark-end text:name="_Toc81070344"/></text:h>
      <text:p text:style-name="PreformattedText"><text:span text:style-name="SourceText">First line left, last line right—that is the multline environment:</text:span></text:p>
      <text:p text:style-name="PreformattedText"/>
      <text:p text:style-name="PreformattedText"><text:span text:style-name="SourceText">\documentclass{article}</text:span></text:p>
      <text:p text:style-name="PreformattedText"><text:span text:style-name="SourceText">\usepackage{amsmath}</text:span></text:p>
      <text:p text:style-name="PreformattedText"><text:span text:style-name="SourceText">\begin{document}</text:span></text:p>
      <text:p text:style-name="PreformattedText"><text:span text:style-name="SourceText">\begin{multline}</text:span></text:p>
      <text:p text:style-name="PreformattedText"><text:span text:style-name="SourceText"><text:s text:c="2"/>Q(\lambda,\hat{\lambda}) = -\frac{1}{2} P(O \mid \lambda ) \sum_s \sum_m \sum_t \gamma_m^{(s)} (t) \biggl( n \log(2 \pi ) \\</text:span></text:p>
      <text:p text:style-name="PreformattedText"><text:span text:style-name="SourceText"><text:s text:c="2"/>+ \log \left| C_m^{(s)} \right| + \left( \mathbf{o}_t - \hat{\mu}_m^{(s)} \right) ^T C_m^{(s)-1} \left(\mathbf</text:span><text:span text:style-name="SourceText">{o}_t - \hat{\mu}_m^{(s)}\right) \biggr)</text:span></text:p>
      <text:p text:style-name="PreformattedText"><text:span text:style-name="SourceText">\end{multline}</text:span></text:p>
      <text:p text:style-name="P386"><text:span text:style-name="SourceText">\end{document}</text:span></text:p>
      <text:p text:style-name="P387"><text:a xlink:href="https://tex.stackexchange.com/questions/3782/how-can-i-split-an-equation-over-two-or-more-lines" office:target-frame-name="_top" xlink:show="replace"><text:span text:style-name="SourceText">https://tex.stackexchange.com/questions/3782/how-can-i-split-an-equation</text:span><text:span text:style-name="SourceText">-over-two-</text:span></text:a><text:a xlink:href="https://tex.stackexchange.com/questions/3782/how-can-i-split-an-equation-over-two-or-more-lines" office:target-frame-name="_top" xlink:show="replace"><text:span text:style-name="SourceText">or-more-lines</text:span></text:a></text:p>
      <text:h text:style-name="Heading3" text:outline-level="3"><text:bookmark-start text:name="__RefHeading___Toc3159_739366316"/><text:bookmark-start text:name="_Toc55983086"/><text:bookmark-start text:name="_Toc71557839"/><text:bookmark-start text:name="_Toc73541369"/><text:bookmark-start text:name="_Toc78713586"/><text:bookmark-start text:name="_Toc80953753"/><text:bookmark-start text:name="_Toc81070345"/><text:span text:style-name="SourceText">'\eqnarray' environment, July 31, 2018</text:span><text:bookmark-end text:name="__RefHeading___Toc3159_739366316"/><text:bookmark-end text:name="_Toc55983086"/><text:bookmark-end text:name="_Toc71557839"/><text:bookmark-end text:name="_Toc73541369"/><text:bookmark-end text:name="_Toc78713586"/><text:bookmark-end text:name="_Toc80953753"/><text:bookmark-end text:name="_Toc81070345"/></text:h>
      <text:p text:style-name="Textbody"><text:span text:style-name="SourceText"><text:s/>either inside an equation or subequations</text:span>:</text:p>
      <text:p text:style-name="P388"><text:span text:style-name="T389">\begin{eqnarray}\nonumber</text:span></text:p>
      <text:p text:style-name="P390">I_{00}&amp;=&amp;<text:s/>\frac{(2\pi)^3}{\alpha^{\prime 2}}</text:p>
      <text:p text:style-name="P391">\int d^6x \sqrt{-G}e^{-\Phi} \left[R_G+G^{MN}</text:p>
      <text:p text:style-name="P392">\partial_M\Phi\partial_N\Phi\right.\\</text:p>
      <text:p text:style-name="P393">&amp;&amp; \left.-\frac{1}{12}G^{MQ}G^{NR}G^{PS}H_{MNP}H_{QRS}\right]</text:p>
      <text:p text:style-name="P394">\end{eqnarray}</text:p>
      <text:p text:style-name="P395"/>
      <text:p text:style-name="P396"><text:a xlink:href="http://www.tug.org/TUGboat/Articles/tb18-3/tb56down.pdf" office:target-frame-name="_top" xlink:show="replace"><text:span text:style-name="SourceText">http://www.tug.org/TUGboat/Articles/tb18-3/tb56down.pdf</text:span></text:a></text:p>
      <text:p text:style-name="P397"><text:span text:style-name="SourceText">One example, 11 Aug, 2018</text:span></text:p>
      <text:p text:style-name="P398"><text:span text:style-name="SourceText">% \begin{subequations}</text:span></text:p>
      <text:p text:style-name="P399"><text:span text:style-name="SourceText">% \begin{eqnarray}</text:span></text:p>
      <text:soft-page-break/>
      <text:p text:style-name="P400"><text:span text:style-name="SourceText">% \int _0 ^1 {\xi(x) v(x)} \; dx - \int _0 ^1 u(x) v_x \; dx &amp;=&amp; -\left(v(1)e^{-0.25} - v(0)e^{-0.25} \right) \quad \f</text:span><text:span text:style-name="SourceText">orall v(x) \in H^1 (I),\\</text:span></text:p>
      <text:p text:style-name="P401"><text:span text:style-name="SourceText">% \int _0 ^1 {\xi} _{ x } q(x) \;dx &amp;=&amp; \int _0 ^1 {f(x)} q(x) \;dx \quad \forall q(x) \in L ^2 (I), \label{1D_Poisson_classical_Dint2_maintext}</text:span></text:p>
      <text:p text:style-name="P402"><text:span text:style-name="SourceText">% \end{eqnarray}</text:span></text:p>
      <text:p text:style-name="P403"><text:span text:style-name="SourceText">% \end{subequations}</text:span></text:p>
      <text:p text:style-name="P404"><text:span text:style-name="SourceText">where 'subequations' makesallows subnumbers.</text:span></text:p>
      <text:h text:style-name="Heading3" text:outline-level="3"><text:bookmark-start text:name="_Toc80953754"/><text:bookmark-start text:name="_Toc81070346"/>\usepackage{breqn}<text:bookmark-end text:name="_Toc80953754"/><text:bookmark-end text:name="_Toc81070346"/></text:h>
      <text:p text:style-name="Textbody">May be used later.</text:p>
      <text:h text:style-name="Heading2" text:outline-level="2"><text:bookmark-start text:name="__RefHeading__17919_2046050055"/><text:bookmark-start text:name="_Toc55983087"/><text:bookmark-start text:name="_Toc71557840"/><text:bookmark-start text:name="_Toc73541370"/><text:bookmark-start text:name="_Toc78713587"/><text:bookmark-start text:name="_Toc80953755"/><text:bookmark-start text:name="_Toc81070347"/>Align the equal sign in equations<text:bookmark-end text:name="__RefHeading__17919_2046050055"/><text:bookmark-end text:name="_Toc55983087"/><text:bookmark-end text:name="_Toc71557840"/><text:bookmark-end text:name="_Toc73541370"/><text:bookmark-end text:name="_Toc78713587"/><text:bookmark-end text:name="_Toc80953755"/><text:bookmark-end text:name="_Toc81070347"/></text:h>
      <text:p text:style-name="PreformattedText">A &amp; = \frac{\pi r^2}{2} \\</text:p>
      <text:p text:style-name="P405"><text:s/>&amp; = \frac{1}{2} \pi r^2</text:p>
      <text:p text:style-name="P406">No matter it is in one \equation or \subequations, we need to add \align around the equation body.</text:p>
      <text:p text:style-name="Textbody"><text:a xlink:href="https://www.sharelatex.com/learn/Aligning_equations_with_amsmath" office:target-frame-name="_top" xlink:show="replace">https://www.sharelatex.com/learn/Aligning_equations_with_amsmath</text:a></text:p>
      <text:h text:style-name="Heading2" text:outline-level="2"><text:bookmark-start text:name="__RefHeading__18425_2046050055"/><text:bookmark-start text:name="_Toc55983089"/><text:bookmark-start text:name="_Toc71557841"/><text:bookmark-start text:name="_Toc73541371"/><text:bookmark-start text:name="_Toc78713588"/><text:bookmark-start text:name="_Toc80953756"/><text:bookmark-start text:name="_Toc81070348"/><text:span text:style-name="SourceText">Matrix</text:span><text:bookmark-end text:name="__RefHeading__18425_2046050055"/><text:bookmark-end text:name="_Toc55983089"/><text:bookmark-end text:name="_Toc71557841"/><text:bookmark-end text:name="_Toc73541371"/><text:bookmark-end text:name="_Toc78713588"/><text:bookmark-end text:name="_Toc80953756"/><text:bookmark-end text:name="_Toc81070348"/></text:h>
      <text:p text:style-name="PreformattedText"/>
      <text:p text:style-name="PreformattedText"><text:span text:style-name="SourceText">\begin{bmatrix}</text:span></text:p>
      <text:p text:style-name="PreformattedText"><text:span text:style-name="SourceText"><text:s text:c="4"/>x_{11} <text:s text:c="6"/>&amp; x_{12} &amp; x_{13} &amp; \dots &amp; x_{1n} \\</text:span></text:p>
      <text:p text:style-name="PreformattedText"><text:span text:style-name="SourceText"><text:s text:c="4"/>x_{21} <text:s text:c="6"/>&amp; x_{22} &amp; x_{2</text:span><text:span text:style-name="SourceText">3} &amp; \dots &amp; x_{2n} \\</text:span></text:p>
      <text:p text:style-name="PreformattedText"><text:span text:style-name="SourceText"><text:s text:c="4"/>\hdotsfor{5} \\</text:span></text:p>
      <text:p text:style-name="PreformattedText"><text:span text:style-name="SourceText"><text:s text:c="4"/>x_{d1} <text:s text:c="6"/>&amp; x_{d2} &amp; x_{d3} &amp; \dots &amp; x_{dn}</text:span></text:p>
      <text:p text:style-name="P407"><text:span text:style-name="SourceText">\end{bmatrix}</text:span></text:p>
      <text:p text:style-name="Textbody"><text:a xlink:href="https://tex.stackexchange.com/questions/204621/matrix-in-latex" office:target-frame-name="_top" xlink:show="replace"><text:span text:style-name="SourceText">https://tex.stackexchange.com/questions/204621/matrix-in-latex</text:span></text:a></text:p>
      <text:p text:style-name="Textbody"/>
      <text:p text:style-name="Textbody"/>
      <text:p text:style-name="Textbody"><text:span text:style-name="SourceText">$<text:s/></text:span><text:span text:style-name="SourceText">\left[ \begin{array}{cc} 0.1 &amp; 0 <text:s/>\\ 0 &amp; 0.1 \end{array} \right]$</text:span></text:p>
      <text:p text:style-name="Textbody"><text:a xlink:href="https://tex.stackexchange.com/questions/94303/a-matrix-inside-a-table" office:target-frame-name="_top" xlink:show="replace"><text:span text:style-name="SourceText">https://tex.stackexchange.com/questions/94303/a-matrix-inside-a-table</text:span></text:a></text:p>
      <text:p text:style-name="Textbody"><text:span text:style-name="SourceText">November 9, 2018</text:span></text:p>
      <text:h text:style-name="Heading2" text:outline-level="2"><text:bookmark-start text:name="__RefHeading___Toc3161_739366316"/><text:bookmark-start text:name="_Toc55983090"/><text:bookmark-start text:name="_Toc71557842"/><text:bookmark-start text:name="_Toc73541372"/><text:bookmark-start text:name="_Toc78713589"/><text:bookmark-start text:name="_Toc80953757"/><text:bookmark-start text:name="_Toc81070349"/>braces specifying values with conditions, 1 Sep, 2018<text:bookmark-end text:name="__RefHeading___Toc3161_739366316"/><text:bookmark-end text:name="_Toc55983090"/><text:bookmark-end text:name="_Toc71557842"/><text:bookmark-end text:name="_Toc73541372"/><text:bookmark-end text:name="_Toc78713589"/><text:bookmark-end text:name="_Toc80953757"/><text:bookmark-end text:name="_Toc81070349"/></text:h>
      <text:p text:style-name="PreformattedText"><text:span text:style-name="SourceText"><text:s text:c="2"/>\begin{equation}</text:span></text:p>
      <text:p text:style-name="PreformattedText"><text:span text:style-name="SourceText"><text:s text:c="4"/>X=</text:span></text:p>
      <text:p text:style-name="PreformattedText"><text:span text:style-name="SourceText"><text:s text:c="4"/>\begin{cases}</text:span></text:p>
      <text:p text:style-name="PreformattedText"><text:span text:style-name="SourceText"><text:s text:c="6"/>0, &amp; \text{if}\ a=1 \\</text:span></text:p>
      <text:p text:style-name="PreformattedText"><text:span text:style-name="SourceText"><text:s text:c="6"/>1, &amp; \text{otherwise}</text:span></text:p>
      <text:p text:style-name="PreformattedText"><text:span text:style-name="SourceText"><text:s text:c="4"/>\end{cases}</text:span></text:p>
      <text:p text:style-name="P408"><text:span text:style-name="SourceText"><text:s text:c="2"/>\end{equation}</text:span></text:p>
      <text:p text:style-name="Textbody"><text:a xlink:href="https://tex.stackexchange.com/questions/9065/large-braces-for-specifying-values-of-variables-by-condition" office:target-frame-name="_top" xlink:show="replace">https://tex.stackexchange.com/questions/9065/large-braces-for-specifying-values-of-variables-by-condition</text:a></text:p>
      <text:h text:style-name="Heading1" text:outline-level="1"><text:bookmark-start text:name="__RefHeading__25377_977000749"/><text:bookmark-start text:name="_Toc55983091"/><text:bookmark-start text:name="_Toc71557843"/><text:bookmark-start text:name="_Toc73541373"/><text:bookmark-start text:name="_Toc78713590"/><text:bookmark-start text:name="_Toc80953758"/><text:bookmark-start text:name="_Toc81070350"/>Figure<text:bookmark-end text:name="__RefHeading__25377_977000749"/><text:bookmark-end text:name="_Toc55983091"/><text:bookmark-end text:name="_Toc71557843"/><text:bookmark-end text:name="_Toc73541373"/><text:bookmark-end text:name="_Toc78713590"/><text:bookmark-end text:name="_Toc80953758"/><text:bookmark-end text:name="_Toc81070350"/></text:h>
      <text:h text:style-name="Heading2" text:outline-level="2"><text:bookmark-start text:name="__RefHeading__25379_977000749"/><text:bookmark-start text:name="_Toc55983092"/><text:bookmark-start text:name="_Toc71557844"/><text:bookmark-start text:name="_Toc73541374"/><text:bookmark-start text:name="_Toc78713591"/><text:bookmark-start text:name="_Toc80953759"/><text:bookmark-start text:name="_Toc81070351"/>Insert a figure<text:bookmark-end text:name="__RefHeading__25379_977000749"/><text:bookmark-end text:name="_Toc55983092"/><text:bookmark-end text:name="_Toc71557844"/><text:bookmark-end text:name="_Toc73541374"/><text:bookmark-end text:name="_Toc78713591"/><text:bookmark-end text:name="_Toc80953759"/><text:bookmark-end text:name="_Toc81070351"/></text:h>
      <text:h text:style-name="Heading3" text:outline-level="3"><text:bookmark-start text:name="__RefHeading___Toc40115_1781278656"/><text:bookmark-start text:name="_Toc55983093"/><text:bookmark-start text:name="_Toc71557845"/><text:bookmark-start text:name="_Toc73541375"/><text:bookmark-start text:name="_Toc78713592"/><text:bookmark-start text:name="_Toc80953760"/><text:bookmark-start text:name="_Toc81070352"/>png<text:bookmark-end text:name="__RefHeading___Toc40115_1781278656"/><text:bookmark-end text:name="_Toc55983093"/><text:bookmark-end text:name="_Toc71557845"/><text:bookmark-end text:name="_Toc73541375"/><text:bookmark-end text:name="_Toc78713592"/><text:bookmark-end text:name="_Toc80953760"/><text:bookmark-end text:name="_Toc81070352"/></text:h>
      <text:p text:style-name="Textbody">\begin{figure}[h]</text:p>
      <text:p text:style-name="Textbody">\centering</text:p>
      <text:p text:style-name="Textbody"><text:s/>\includegraphics[width=0.6\linewidth,natwidth=400,natheight=350]{xi_error.png}</text:p>
      <text:p text:style-name="Textbody">\caption{dd.}</text:p>
      <text:p text:style-name="Textbody">\end{figure}</text:p>
      <text:p text:style-name="Textbody">checked on Jan. 15, 2019</text:p>
      <text:p text:style-name="Textbody"/>
      <text:p text:style-name="PreformattedText"><text:span text:style-name="SourceText">\includegraphics[scale=1,bb= llx lly urx ury]{figure}</text:span></text:p>
      <text:p text:style-name="PreformattedText"/>
      <text:p text:style-name="PreformattedText">lower-left-x (<text:span text:style-name="SourceText">llx</text:span>),<text:tab/><text:span text:style-name="T409">not understandble, only as a mark.</text:span></text:p>
      <text:p text:style-name="PreformattedText">lower-left-y (<text:span text:style-name="SourceText">lly</text:span>)<text:span text:style-name="SourceText">,</text:span></text:p>
      <text:p text:style-name="PreformattedText">upper-right-x (<text:span text:style-name="SourceText">urx</text:span>)<text:span text:style-name="SourceText">,</text:span></text:p>
      <text:p text:style-name="PreformattedText">upper-right-y (<text:span text:style-name="SourceText">ury</text:span>).</text:p>
      <text:p text:style-name="PreformattedText"/>
      <text:p text:style-name="PreformattedText">Set llx and lly to 0;</text:p>
      <text:p text:style-name="PreformattedText"><text:span text:style-name="SourceText">lessen Urw make it move right;</text:span></text:p>
      <text:p text:style-name="PreformattedText"><text:span text:style-name="SourceText">lessen Ury make it move up;</text:span></text:p>
      <text:p text:style-name="Textbody"><text:a xlink:href="https://tex.stackexchange.com/questions/133786/no-boundingbox-error-message" office:target-frame-name="_top" xlink:show="replace">https://tex.stackexchange.com/questions/133786/no-boundingbox-error-message</text:a></text:p>
      <text:p text:style-name="Textbody"/>
      <text:p text:style-name="Textbody">[width=0.8\textwidth,natwidth=1000,natheight=1000]</text:p>
      <text:p text:style-name="Textbody"><text:a xlink:href="https://tex.stackexchange.com/questions/17734/cannot-determine-size-of-graphic" office:target-frame-name="_top" xlink:show="replace">https://tex.stackexchange.com/questions/17734/cannot-determine-size-of-graphic</text:a></text:p>
      <text:p text:style-name="Textbody"/>
      <text:h text:style-name="Heading3" text:outline-level="3"><text:bookmark-start text:name="__RefHeading___Toc25506_269518961"/><text:bookmark-start text:name="_Toc55983094"/><text:bookmark-start text:name="_Toc71557846"/><text:bookmark-start text:name="_Toc73541376"/><text:bookmark-start text:name="_Toc78713593"/><text:bookmark-start text:name="_Toc80953761"/><text:bookmark-start text:name="_Toc81070353"/>trim a pdf file, Feb. 19, 2019<text:bookmark-end text:name="__RefHeading___Toc25506_269518961"/><text:bookmark-end text:name="_Toc55983094"/><text:bookmark-end text:name="_Toc71557846"/><text:bookmark-end text:name="_Toc73541376"/><text:bookmark-end text:name="_Toc78713593"/><text:bookmark-end text:name="_Toc80953761"/><text:bookmark-end text:name="_Toc81070353"/></text:h>
      <text:p text:style-name="Textbody"><text:a xlink:href="https://tex.stackexchange.com/questions/25806/how-can-i-crop-included-pdf-documents" office:target-frame-name="_top" xlink:show="replace"/></text:p>
      <text:p text:style-name="Textbody">\begin{figure}[h]<text:tab/><text:tab/></text:p>
      <text:p text:style-name="Textbody">\hspace{2cm}</text:p>
      <text:p text:style-name="Textbody"><text:s text:c="6"/>\includegraphics[trim=0.5cm 5cm 0.5cm 0cm, width=0.4\linewidth,natwidth=500,natheight=480]{TwoD_exponential_geometry.pdf}</text:p>
      <text:p text:style-name="Textbody">\caption{Sketch of the strategy to ascertain the optimal number of<text:s/>$\text{DoFs}$.} <text:s text:c="3"/></text:p>
      <text:p text:style-name="Textbody">\label{Fig:TwoD_exponential_geometry} <text:s text:c="3"/></text:p>
      <text:p text:style-name="Textbody">\end{figure}</text:p>
      <text:p text:style-name="Textbody"><text:a xlink:href="https://tex.stackexchange.com/questions/25806/how-can-i-crop-included-pdf-documents" office:target-frame-name="_top" xlink:show="replace">https://tex.stackexchange.com/questions/25806/how-can-i-crop-included-pdf-documents</text:a></text:p>
      <text:p text:style-name="Textbody"/>
      <text:h text:style-name="Heading3" text:outline-level="3"><text:bookmark-start text:name="__RefHeading__8113_1217228029"/><text:bookmark-start text:name="_Toc55983095"/><text:bookmark-start text:name="_Toc71557847"/><text:bookmark-start text:name="_Toc73541377"/><text:bookmark-start text:name="_Toc78713594"/><text:bookmark-start text:name="_Toc80953762"/><text:bookmark-start text:name="_Toc81070354"/>make the figure in a horizontal line<text:bookmark-end text:name="__RefHeading__8113_1217228029"/><text:bookmark-end text:name="_Toc55983095"/><text:bookmark-end text:name="_Toc71557847"/><text:bookmark-end text:name="_Toc73541377"/><text:bookmark-end text:name="_Toc78713594"/><text:bookmark-end text:name="_Toc80953762"/><text:bookmark-end text:name="_Toc81070354"/></text:h>
      <text:list text:style-name="LFO26" text:continue-numbering="true">
        <text:list-item>
          <text:p text:style-name="P410">Fig1a ; fig1b</text:p>
        </text:list-item>
      </text:list>
      <text:p text:style-name="Textbody">\begin{subfigures}[t]</text:p>
      <text:p text:style-name="Textbody">\begin{figure}</text:p>
      <text:p text:style-name="Textbody"><text:s text:c="2"/>\includegraphics[scale=0.2,bb=50 0 500 400]{cpu_err_sur_d1.jpg}</text:p>
      <text:p text:style-name="Textbody"><text:s text:c="2"/>\caption{\label{first}Caption text.} %--&gt; Fig.1a</text:p>
      <text:p text:style-name="Textbody">\end{figure}</text:p>
      <text:p text:style-name="Textbody">\hspace*{\fill}</text:p>
      <text:p text:style-name="Textbody">\begin{figure}</text:p>
      <text:p text:style-name="Textbody"><text:s/>\includegraphics[scale=0.2,bb=50 0 500 400]{cpu_err_gra_d1.jpg}</text:p>
      <text:p text:style-name="Textbody"><text:s text:c="2"/>\caption{\label{second}Caption text.} %--&gt; Fig.1b</text:p>
      <text:p text:style-name="Textbody">\end{figure}</text:p>
      <text:p text:style-name="Textbody">\end{subfigures}</text:p>
      <text:p text:style-name="Textbody"><text:a xlink:href="https://tex.stackexchange.com/questions/118192/figure-subnumbering-1a" office:target-frame-name="_top" xlink:show="replace">https://tex.stackexchange.com/questions/118192/figure-subnumbering-1a</text:a></text:p>
      <text:list text:style-name="LFO27" text:continue-numbering="true">
        <text:list-item>
          <text:p text:style-name="P411">a; b;</text:p>
        </text:list-item>
      </text:list>
      <text:p text:style-name="Textbody">fig1</text:p>
      <text:p text:style-name="Textbody">1.</text:p>
      <text:p text:style-name="Textbody">\usepackage{subfig}</text:p>
      <text:p text:style-name="Textbody">2.</text:p>
      <text:p text:style-name="Textbody">\begin{figure}</text:p>
      <text:p text:style-name="Textbody">\centering</text:p>
      <text:p text:style-name="Textbody">\subfloat[fh]</text:p>
      <text:p text:style-name="Textbody">{</text:p>
      <text:p text:style-name="Textbody"><text:s text:c="4"/>\includegraphics[scale=0.2,bb=50 0 500 400]{cpu_err_sur_d1.jpg}</text:p>
      <text:p text:style-name="Textbody"><text:s text:c="4"/>\label{Fig:FWb2}</text:p>
      <text:p text:style-name="Textbody">}</text:p>
      <text:p text:style-name="Textbody">\subfloat[ss]</text:p>
      <text:p text:style-name="Textbody">{</text:p>
      <text:p text:style-name="Textbody"><text:s text:c="4"/>\includegraphics[scale=0.2,bb=50 0 500 400]{cpu_err_sur_d1.jpg}</text:p>
      <text:p text:style-name="Textbody"><text:s text:c="4"/>\label{Fig:FWc2}</text:p>
      <text:p text:style-name="Textbody">}\\ <text:s/>%%here a new line starts, so the figures below will be on the next line</text:p>
      <text:p text:style-name="Textbody">\subfloat[s]</text:p>
      <text:p text:style-name="Textbody">{</text:p>
      <text:soft-page-break/>
      <text:p text:style-name="Textbody"><text:s text:c="4"/>\includegraphics[scale=0.2,bb=50 0 500 400]{cpu_err_sur_d1.jpg}</text:p>
      <text:p text:style-name="Textbody"><text:s text:c="4"/>\label{Fig:FWd2}</text:p>
      <text:p text:style-name="Textbody">}</text:p>
      <text:p text:style-name="Textbody">\subfloat[v]</text:p>
      <text:p text:style-name="Textbody">{</text:p>
      <text:p text:style-name="Textbody"><text:s text:c="4"/>\includegraphics[scale=0.2,bb=50 0 500 400]{cpu_err_sur_d1.jpg}</text:p>
      <text:p text:style-name="Textbody"><text:s text:c="4"/>\label{Fig:FWe2}</text:p>
      <text:p text:style-name="Textbody">}</text:p>
      <text:p text:style-name="Textbody">\caption{vv}</text:p>
      <text:p text:style-name="Textbody">\label{Fig:FW_TSL}</text:p>
      <text:p text:style-name="Textbody">\end{figure}</text:p>
      <text:p text:style-name="Textbody"><text:a xlink:href="https://tex.stackexchange.com/questions/37581/latex-figures-side-by-side" office:target-frame-name="_top" xlink:show="replace">https://tex.stackexchange.com/questions/37581/latex-figures-side-by-side</text:a></text:p>
      <text:p text:style-name="Textbody"/>
      <text:h text:style-name="Heading2" text:outline-level="2"><text:bookmark-start text:name="__RefHeading___Toc1404_2079116409"/><text:bookmark-start text:name="_Toc55983096"/><text:bookmark-start text:name="_Toc71557848"/><text:bookmark-start text:name="_Toc73541378"/><text:bookmark-start text:name="_Toc78713595"/><text:bookmark-start text:name="_Toc80953763"/><text:bookmark-start text:name="_Toc81070355"/>Subfigure<text:bookmark-end text:name="__RefHeading___Toc1404_2079116409"/><text:bookmark-end text:name="_Toc55983096"/><text:bookmark-end text:name="_Toc71557848"/><text:bookmark-end text:name="_Toc73541378"/><text:bookmark-end text:name="_Toc78713595"/><text:bookmark-end text:name="_Toc80953763"/><text:bookmark-end text:name="_Toc81070355"/></text:h>
      <text:p text:style-name="Textbody">\usepackage{graphicx}</text:p>
      <text:p text:style-name="Textbody">\usepackage{subcaption}</text:p>
      <text:p text:style-name="Textbody">\newcommand{\species}[1]{\textit{#1} sp.}</text:p>
      <text:p text:style-name="Textbody"/>
      <text:p text:style-name="Textbody">\begin{figure}</text:p>
      <text:p text:style-name="Textbody"><text:s text:c="3"/>%\centering</text:p>
      <text:p text:style-name="Textbody"><text:s text:c="4"/>\begin{subfigure}{4cm}</text:p>
      <text:p text:style-name="Textbody"><text:s text:c="4"/>%\centering</text:p>
      <text:p text:style-name="Textbody"><text:s text:c="8"/>\includegraphics[width=2.4\linewidth,natwidth=610,natheight=700]{tolerate_P2.pdf}</text:p>
      <text:p text:style-name="Textbody"><text:s text:c="8"/>\caption{beautiful chinese}</text:p>
      <text:p text:style-name="Textbody"><text:s text:c="8"/>\label{fig:gull}</text:p>
      <text:p text:style-name="Textbody"><text:s text:c="4"/>\end{subfigure}</text:p>
      <text:p text:style-name="Textbody"><text:s text:c="4"/>%\qquad %add desired spacing between images, e. g. ~, \quad, \qquad, \hfill etc.</text:p>
      <text:p text:style-name="Textbody"><text:s text:c="6"/>%(or a blank line to force the subfigure onto a new line)</text:p>
      <text:p text:style-name="Textbody">\hspace{3cm}<text:tab/>%set the distance between two horizontal subfigures</text:p>
      <text:p text:style-name="Textbody"><text:s text:c="4"/>\begin{subfigure}{4cm}</text:p>
      <text:p text:style-name="Textbody"><text:s text:c="4"/>%\centering</text:p>
      <text:p text:style-name="Textbody"><text:s text:c="8"/>\includegraphics[width=2.4\linewidth,natwidth=610,natheight=700]{tolerate_P2.pdf}</text:p>
      <text:p text:style-name="Textbody"><text:s text:c="8"/>\caption{B kjaslkj}</text:p>
      <text:p text:style-name="Textbody"><text:s text:c="8"/>\label{fig:tiger}</text:p>
      <text:soft-page-break/>
      <text:p text:style-name="Textbody"><text:s text:c="4"/>\end{subfigure}</text:p>
      <text:p text:style-name="Textbody">\caption{A kjaslkj dkfas slkdfji dkfad aklsj beautiful chinese}</text:p>
      <text:p text:style-name="Textbody">\end{figure}</text:p>
      <text:p text:style-name="Textbody"><text:a xlink:href="https://tex.stackexchange.com/questions/72717/multiple-subfigures-using-the-subfigure-environment" office:target-frame-name="_top" xlink:show="replace">https://tex.stackexchange.com/questions/72717/multiple-subfigures-using-the-subfigure-environment</text:a></text:p>
      <text:p text:style-name="Textbody"/>
      <text:h text:style-name="Heading3" text:outline-level="3"><text:bookmark-start text:name="__RefHeading___Toc6675_155065386"/><text:bookmark-start text:name="_Toc55983097"/><text:bookmark-start text:name="_Toc71557849"/><text:bookmark-start text:name="_Toc73541379"/><text:bookmark-start text:name="_Toc78713596"/><text:bookmark-start text:name="_Toc80953764"/><text:bookmark-start text:name="_Toc81070356"/>Wrap subfigures, 3-6-2018<text:bookmark-end text:name="__RefHeading___Toc6675_155065386"/><text:bookmark-end text:name="_Toc55983097"/><text:bookmark-end text:name="_Toc71557849"/><text:bookmark-end text:name="_Toc73541379"/><text:bookmark-end text:name="_Toc78713596"/><text:bookmark-end text:name="_Toc80953764"/><text:bookmark-end text:name="_Toc81070356"/></text:h>
      <text:h text:style-name="Heading2" text:outline-level="2"><text:bookmark-start text:name="__RefHeading__18427_2046050055"/><text:bookmark-start text:name="_Toc55983101"/><text:bookmark-start text:name="_Toc71557853"/><text:bookmark-start text:name="_Toc73541383"/><text:bookmark-start text:name="_Toc78713597"/><text:bookmark-start text:name="_Toc80953765"/><text:bookmark-start text:name="_Toc81070357"/>Figure caption<text:bookmark-end text:name="__RefHeading__18427_2046050055"/><text:bookmark-end text:name="_Toc55983101"/><text:bookmark-end text:name="_Toc71557853"/><text:bookmark-end text:name="_Toc73541383"/><text:bookmark-end text:name="_Toc78713597"/><text:bookmark-end text:name="_Toc80953765"/><text:bookmark-end text:name="_Toc81070357"/></text:h>
      <text:h text:style-name="Heading3" text:outline-level="3"><text:bookmark-start text:name="__RefHeading__27707_977000749"/><text:bookmark-start text:name="_Toc55983102"/><text:bookmark-start text:name="_Toc71557854"/><text:bookmark-start text:name="_Toc73541384"/><text:bookmark-start text:name="_Toc78713598"/><text:bookmark-start text:name="_Toc80953766"/><text:bookmark-start text:name="_Toc81070358"/>Adjust the font size of caption<text:bookmark-end text:name="__RefHeading__27707_977000749"/><text:bookmark-end text:name="_Toc55983102"/><text:bookmark-end text:name="_Toc71557854"/><text:bookmark-end text:name="_Toc73541384"/><text:bookmark-end text:name="_Toc78713598"/><text:bookmark-end text:name="_Toc80953766"/><text:bookmark-end text:name="_Toc81070358"/></text:h>
      <text:p text:style-name="PreformattedText"><text:span text:style-name="SourceText">\usepackage[font={small,it}]{caption}</text:span></text:p>
      <text:p text:style-name="Textbody">---- it means make the caption font size small and italic. Only small by use 'small' only.</text:p>
      <text:p text:style-name="Textbody"><text:a xlink:href="https://tex.stackexchange.com/questions/822/change-the-font-of-figure-captions" office:target-frame-name="_top" xlink:show="replace">https://tex.stackexchange.com/questions/822/change-the-font-of-figure-captions</text:a></text:p>
      <text:h text:style-name="Heading3" text:outline-level="3"><text:bookmark-start text:name="__RefHeading__18429_2046050055"/><text:bookmark-start text:name="_Toc55983103"/><text:bookmark-start text:name="_Toc71557855"/><text:bookmark-start text:name="_Toc73541385"/><text:bookmark-start text:name="_Toc78713599"/><text:bookmark-start text:name="_Toc80953767"/><text:bookmark-start text:name="_Toc81070359"/>Make the figure label font bold<text:bookmark-end text:name="__RefHeading__18429_2046050055"/><text:bookmark-end text:name="_Toc55983103"/><text:bookmark-end text:name="_Toc71557855"/><text:bookmark-end text:name="_Toc73541385"/><text:bookmark-end text:name="_Toc78713599"/><text:bookmark-end text:name="_Toc80953767"/><text:bookmark-end text:name="_Toc81070359"/></text:h>
      <text:p text:style-name="Textbody"><text:span text:style-name="SourceText">\usepackage[labelfont=bf]{caption}</text:span></text:p>
      <text:p text:style-name="Textbody"><text:a xlink:href="https://tex.stackexchange.com/questions/32459/figure-how-to-have-figure-1-5-in-bold" office:target-frame-name="_top" xlink:show="replace"><text:span text:style-name="SourceText">https://tex.stackexchange.com/questions/32459/figure-how-to-have-figure-1-5-in-bold</text:span></text:a></text:p>
      <text:h text:style-name="Heading3" text:outline-level="3"><text:bookmark-start text:name="__RefHeading__18431_2046050055"/><text:bookmark-start text:name="_Toc55983104"/><text:bookmark-start text:name="_Toc71557856"/><text:bookmark-start text:name="_Toc73541386"/><text:bookmark-start text:name="_Toc78713600"/><text:bookmark-start text:name="_Toc80953768"/><text:bookmark-start text:name="_Toc81070360"/><text:span text:style-name="SourceText">Make the figure labelled as Fig. 1.</text:span><text:bookmark-end text:name="__RefHeading__18431_2046050055"/><text:bookmark-end text:name="_Toc55983104"/><text:bookmark-end text:name="_Toc71557856"/><text:bookmark-end text:name="_Toc73541386"/><text:bookmark-end text:name="_Toc78713600"/><text:bookmark-end text:name="_Toc80953768"/><text:bookmark-end text:name="_Toc81070360"/></text:h>
      <text:p text:style-name="Textbody"><text:span text:style-name="SourceText">\captionsetup[figure]{labelfont={bf},</text:span><text:span text:style-name="SourceText">name={Fig.},labelsep=period}</text:span></text:p>
      <text:p text:style-name="Textbody"><text:a xlink:href="https://tex.stackexchange.com/questions/276795/how-to-change-figure-1-to-bold-fig-1-in-latex" office:target-frame-name="_top" xlink:show="replace"><text:span text:style-name="SourceText">https://tex.stackexchange.com/questions/276795/how-to-change-figure-1-to-bold-fig-1-in-latex</text:span></text:a></text:p>
      <text:h text:style-name="Heading3" text:outline-level="3"><text:bookmark-start text:name="__RefHeading__18433_2046050055"/><text:bookmark-start text:name="_Toc55983105"/><text:bookmark-start text:name="_Toc71557857"/><text:bookmark-start text:name="_Toc73541387"/><text:bookmark-start text:name="_Toc78713601"/><text:bookmark-start text:name="_Toc80953769"/><text:bookmark-start text:name="_Toc81070361"/><text:span text:style-name="SourceText">Make the figure label al</text:span><text:span text:style-name="SourceText">igned with the caption</text:span><text:bookmark-end text:name="__RefHeading__18433_2046050055"/><text:bookmark-end text:name="_Toc55983105"/><text:bookmark-end text:name="_Toc71557857"/><text:bookmark-end text:name="_Toc73541387"/><text:bookmark-end text:name="_Toc78713601"/><text:bookmark-end text:name="_Toc80953769"/><text:bookmark-end text:name="_Toc81070361"/></text:h>
      <text:p text:style-name="Textbody"><text:span text:style-name="SourceText">choose 'article' in the last option.</text:span></text:p>
      <text:p text:style-name="Textbody"><text:span text:style-name="SourceText">\documentclass[a4paper, fontsize=11pt]{article}</text:span></text:p>
      <text:h text:style-name="Heading3" text:outline-level="3"><text:bookmark-start text:name="__RefHeading__18435_2046050055"/><text:bookmark-start text:name="_Toc55983106"/><text:bookmark-start text:name="_Toc71557858"/><text:bookmark-start text:name="_Toc73541388"/><text:bookmark-start text:name="_Toc78713602"/><text:bookmark-start text:name="_Toc80953770"/><text:bookmark-start text:name="_Toc81070362"/><text:span text:style-name="SourceText">Make the caption left aligned</text:span><text:bookmark-end text:name="__RefHeading__18435_2046050055"/><text:bookmark-end text:name="_Toc55983106"/><text:bookmark-end text:name="_Toc71557858"/><text:bookmark-end text:name="_Toc73541388"/><text:bookmark-end text:name="_Toc78713602"/><text:bookmark-end text:name="_Toc80953770"/><text:bookmark-end text:name="_Toc81070362"/></text:h>
      <text:p text:style-name="Textbody"><text:span text:style-name="SourceText">\captionsetup{singlelinecheck=false}</text:span></text:p>
      <text:p text:style-name="Textbody"><text:a xlink:href="https://tex.stackexchange.com/questions/3176/how-can-i-left-align-a-caption" office:target-frame-name="_top" xlink:show="replace"><text:span text:style-name="Hyperlink">horizontal alignment - How can I left-align a caption? - TeX - LaTeX Stack Exchange</text:span></text:a></text:p>
      <text:h text:style-name="Heading3" text:outline-level="3"><text:bookmark-start text:name="_Toc78713603"/><text:bookmark-start text:name="_Toc80953771"/><text:bookmark-start text:name="_Toc81070363"/><text:span text:style-name="SourceText">Vertical alignment in subfloat</text:span><text:bookmark-end text:name="_Toc78713603"/><text:bookmark-end text:name="_Toc80953771"/><text:bookmark-end text:name="_Toc81070363"/></text:h>
      <text:p text:style-name="Textbody"><text:a xlink:href="https://stackoverflow.com/questions/2328403/vertical-alignment-of-subfigures-latex" office:target-frame-name="_top" xlink:show="replace"><text:span text:style-name="Hyperlink">https://stackoverflow.com/que</text:span><text:span text:style-name="Hyperlink">stions/2328403/vertical-alignment-of-subfigures-latex</text:span></text:a></text:p>
      <text:h text:style-name="Heading2" text:outline-level="2"><text:bookmark-start text:name="__RefHeading__1274_834648592"/><text:bookmark-start text:name="_Toc55983107"/><text:bookmark-start text:name="_Toc71557859"/><text:bookmark-start text:name="_Toc73541389"/><text:bookmark-start text:name="_Toc78713604"/><text:bookmark-start text:name="_Toc80953772"/><text:bookmark-start text:name="_Toc81070364"/><text:span text:style-name="SourceText">Possible problems</text:span><text:bookmark-end text:name="__RefHeading__1274_834648592"/><text:bookmark-end text:name="_Toc55983107"/><text:bookmark-end text:name="_Toc71557859"/><text:bookmark-end text:name="_Toc73541389"/><text:bookmark-end text:name="_Toc78713604"/><text:bookmark-end text:name="_Toc80953772"/><text:bookmark-end text:name="_Toc81070364"/></text:h>
      <text:h text:style-name="Heading3" text:outline-level="3"><text:bookmark-start text:name="__RefHeading__1276_834648592"/><text:a xlink:href="https://tex.stackexchange.com/questions/17734/cannot-determine-size-of-graphic" office:target-frame-name="_top" xlink:show="replace"><text:bookmark-start text:name="_Toc55983108"/><text:bookmark-start text:name="_Toc71557860"/><text:bookmark-start text:name="_Toc73541390"/><text:bookmark-start text:name="_Toc78713605"/><text:bookmark-start text:name="_Toc80953773"/><text:bookmark-start text:name="_Toc81070365"/>Cannot determine size of graphic<text:bookmark-end text:name="_Toc55983108"/><text:bookmark-end text:name="_Toc71557860"/><text:bookmark-end text:name="_Toc73541390"/><text:bookmark-end text:name="_Toc78713605"/><text:bookmark-end text:name="_Toc80953773"/><text:bookmark-end text:name="_Toc81070365"/></text:a><text:bookmark-end text:name="__RefHeading__1276_834648592"/></text:h>
      <text:p text:style-name="Textbody"><text:s/>\includegraphics[width=\textwidth,natwidth=600,natheight=642]{3.jpg}</text:p>
      <text:p text:style-name="Textbody"><text:a xlink:href="https://tex.stackexchange.com/questions/17734/cannot-determine-size-of-graphic" office:target-frame-name="_top" xlink:show="replace">https://tex.stackexchange.com/questions/17734/cannot-determine-size-of-graphic</text:a></text:p>
      <text:h text:style-name="Heading1" text:outline-level="1"><text:bookmark-start text:name="_Toc80953774"/><text:bookmark-start text:name="_Toc81070366"/><text:soft-page-break/>Diagrams<text:bookmark-end text:name="_Toc80953774"/><text:bookmark-end text:name="_Toc81070366"/></text:h>
      <text:h text:style-name="Heading2" text:outline-level="2"><text:bookmark-start text:name="__RefHeading___Toc18942_533666602"/><text:bookmark-start text:name="_Toc55983110"/><text:bookmark-start text:name="_Toc71557862"/><text:bookmark-start text:name="_Toc73541392"/><text:bookmark-start text:name="_Toc78713607"/><text:bookmark-start text:name="_Toc80953775"/><text:bookmark-start text:name="_Toc81070367"/>Tikzpicture<text:bookmark-end text:name="__RefHeading___Toc18942_533666602"/><text:bookmark-end text:name="_Toc55983110"/><text:bookmark-end text:name="_Toc71557862"/><text:bookmark-end text:name="_Toc73541392"/><text:bookmark-end text:name="_Toc78713607"/><text:bookmark-end text:name="_Toc80953775"/><text:bookmark-end text:name="_Toc81070367"/></text:h>
      <text:h text:style-name="Heading3" text:outline-level="3"><text:bookmark-start text:name="__RefHeading___Toc18944_533666602"/><text:bookmark-start text:name="_Toc55983111"/><text:bookmark-start text:name="_Toc71557863"/><text:bookmark-start text:name="_Toc73541393"/><text:bookmark-start text:name="_Toc78713608"/><text:bookmark-start text:name="_Toc80953776"/><text:bookmark-start text:name="_Toc81070368"/>Adjust the location of paths, July 6, 2019<text:bookmark-end text:name="__RefHeading___Toc18944_533666602"/><text:bookmark-end text:name="_Toc55983111"/><text:bookmark-end text:name="_Toc71557863"/><text:bookmark-end text:name="_Toc73541393"/><text:bookmark-end text:name="_Toc78713608"/><text:bookmark-end text:name="_Toc80953776"/><text:bookmark-end text:name="_Toc81070368"/></text:h>
      <text:p text:style-name="Textbody"><text:a xlink:href="https://tex.stackexchange.com/questions/336249/how-to-center-text-on-a-line-in-a-flowchart" office:target-frame-name="_top" xlink:show="replace"/></text:p>
      <text:p text:style-name="Textbody"><text:a xlink:href="https://tex.stackexchange.com/questions/336249/how-to-center-text-on-a-line-in-a-flowchart" office:target-frame-name="_top" xlink:show="replace">https://tex.stackexchange.com/questions/336249/how-to-center-text-on-a-line-in-a-flowchart</text:a></text:p>
      <text:p text:style-name="Textbody"/>
      <text:h text:style-name="Heading2" text:outline-level="2"><text:bookmark-start text:name="__RefHeading__25383_977000749"/><text:bookmark-start text:name="_Toc55983112"/><text:bookmark-start text:name="_Toc71557864"/><text:bookmark-start text:name="_Toc73541394"/><text:bookmark-start text:name="_Toc78713609"/><text:bookmark-start text:name="_Toc80953777"/><text:bookmark-start text:name="_Toc81070369"/>Line<text:bookmark-end text:name="__RefHeading__25383_977000749"/><text:bookmark-end text:name="_Toc55983112"/><text:bookmark-end text:name="_Toc71557864"/><text:bookmark-end text:name="_Toc73541394"/><text:bookmark-end text:name="_Toc78713609"/><text:bookmark-end text:name="_Toc80953777"/><text:bookmark-end text:name="_Toc81070369"/></text:h>
      <text:h text:style-name="Heading3" text:outline-level="3"><text:bookmark-start text:name="__RefHeading___Toc5465_442779157"/><text:bookmark-start text:name="_Toc55983113"/><text:bookmark-start text:name="_Toc71557865"/><text:bookmark-start text:name="_Toc73541395"/><text:bookmark-start text:name="_Toc78713610"/><text:bookmark-start text:name="_Toc80953778"/><text:bookmark-start text:name="_Toc81070370"/><text:span text:style-name="SourceText">Method 1, 18-7-2018</text:span><text:bookmark-end text:name="__RefHeading___Toc5465_442779157"/><text:bookmark-end text:name="_Toc55983113"/><text:bookmark-end text:name="_Toc71557865"/><text:bookmark-end text:name="_Toc73541395"/><text:bookmark-end text:name="_Toc78713610"/><text:bookmark-end text:name="_Toc80953778"/><text:bookmark-end text:name="_Toc81070370"/></text:h>
      <text:p text:style-name="PreformattedText"><text:span text:style-name="SourceText">\noindent\hrulefill</text:span></text:p>
      <text:p text:style-name="PreformattedText"><text:a xlink:href="https://tex.stackexchange.com/questions/64842/table-of-contents-horizontal-lines?rq=1" office:target-frame-name="_top" xlink:show="replace"><text:span text:style-name="SourceText">https://tex.stackexchange.com/questions/64842/table-of-co</text:span><text:span text:style-name="SourceText">ntents-horizontal-lines?rq=1</text:span></text:a></text:p>
      <text:h text:style-name="Heading3" text:outline-level="3"><text:bookmark-start text:name="__RefHeading___Toc5467_442779157"/><text:bookmark-start text:name="_Toc55983114"/><text:bookmark-start text:name="_Toc71557866"/><text:bookmark-start text:name="_Toc73541396"/><text:bookmark-start text:name="_Toc78713611"/><text:bookmark-start text:name="_Toc80953779"/><text:bookmark-start text:name="_Toc81070371"/><text:span text:style-name="SourceText">Method 2</text:span><text:bookmark-end text:name="__RefHeading___Toc5467_442779157"/><text:bookmark-end text:name="_Toc55983114"/><text:bookmark-end text:name="_Toc71557866"/><text:bookmark-end text:name="_Toc73541396"/><text:bookmark-end text:name="_Toc78713611"/><text:bookmark-end text:name="_Toc80953779"/><text:bookmark-end text:name="_Toc81070371"/></text:h>
      <text:p text:style-name="Textbody">line separating two paragraphs apart</text:p>
      <text:p text:style-name="Textbody"><text:a xlink:href="https://tex.stackexchange.com/questions/192197/colored-horizontal-line-between-two-text" office:target-frame-name="_top" xlink:show="replace">https://tex.stackexchange.com/questions/192197/colored-horizontal-line-between-two-text</text:a></text:p>
      <text:p text:style-name="PreformattedText"/>
      <text:h text:style-name="Heading1" text:outline-level="1"><text:bookmark-start text:name="__RefHeading__18437_2046050055"/><text:bookmark-start text:name="_Toc55983115"/><text:bookmark-start text:name="_Toc71557867"/><text:bookmark-start text:name="_Toc73541397"/><text:bookmark-start text:name="_Toc78713612"/><text:bookmark-start text:name="_Toc80953780"/><text:bookmark-start text:name="_Toc81070372"/>Reference<text:bookmark-end text:name="__RefHeading__18437_2046050055"/><text:bookmark-end text:name="_Toc55983115"/><text:bookmark-end text:name="_Toc71557867"/><text:bookmark-end text:name="_Toc73541397"/><text:bookmark-end text:name="_Toc78713612"/><text:bookmark-end text:name="_Toc80953780"/><text:bookmark-end text:name="_Toc81070372"/></text:h>
      <text:h text:style-name="Heading2" text:outline-level="2"><text:bookmark-start text:name="__RefHeading__18439_2046050055"/><text:bookmark-start text:name="_Toc55983116"/><text:bookmark-start text:name="_Toc71557868"/><text:bookmark-start text:name="_Toc73541398"/><text:bookmark-start text:name="_Toc78713613"/><text:bookmark-start text:name="_Toc80953781"/><text:bookmark-start text:name="_Toc81070373"/>Refer to equation, table and figure<text:bookmark-end text:name="__RefHeading__18439_2046050055"/><text:bookmark-end text:name="_Toc55983116"/><text:bookmark-end text:name="_Toc71557868"/><text:bookmark-end text:name="_Toc73541398"/><text:bookmark-end text:name="_Toc78713613"/><text:bookmark-end text:name="_Toc80953781"/><text:bookmark-end text:name="_Toc81070373"/></text:h>
      <text:p text:style-name="Textbody">\label{name}</text:p>
      <text:p text:style-name="Textbody">\ref{name}</text:p>
      <text:h text:style-name="Heading2" text:outline-level="2"><text:bookmark-start text:name="__RefHeading__7043_61507977"/><text:bookmark-start text:name="_Toc55983117"/><text:bookmark-start text:name="_Toc71557869"/><text:bookmark-start text:name="_Toc73541399"/><text:bookmark-start text:name="_Toc78713614"/><text:bookmark-start text:name="_Toc80953782"/><text:bookmark-start text:name="_Toc81070374"/>Bibliography<text:bookmark-end text:name="__RefHeading__7043_61507977"/><text:bookmark-end text:name="_Toc55983117"/><text:bookmark-end text:name="_Toc71557869"/><text:bookmark-end text:name="_Toc73541399"/><text:bookmark-end text:name="_Toc78713614"/><text:bookmark-end text:name="_Toc80953782"/><text:bookmark-end text:name="_Toc81070374"/></text:h>
      <text:h text:style-name="Heading3" text:outline-level="3"><text:bookmark-start text:name="__RefHeading__17082_457970875"/><text:bookmark-start text:name="_Toc55983118"/><text:bookmark-start text:name="_Toc71557870"/><text:bookmark-start text:name="_Toc73541400"/><text:bookmark-start text:name="_Toc78713615"/><text:bookmark-start text:name="_Toc80953783"/><text:bookmark-start text:name="_Toc81070375"/>Using \citet or \citep<text:bookmark-end text:name="__RefHeading__17082_457970875"/><text:bookmark-end text:name="_Toc55983118"/><text:bookmark-end text:name="_Toc71557870"/><text:bookmark-end text:name="_Toc73541400"/><text:bookmark-end text:name="_Toc78713615"/><text:bookmark-end text:name="_Toc80953783"/><text:bookmark-end text:name="_Toc81070375"/></text:h>
      <text:p text:style-name="Textbody">See amssamp in Wei's Latex template.</text:p>
      <text:h text:style-name="Heading3" text:outline-level="3"><text:bookmark-start text:name="__RefHeading__17084_457970875"/><text:bookmark-start text:name="_Toc55983119"/><text:bookmark-start text:name="_Toc71557871"/><text:bookmark-start text:name="_Toc73541401"/><text:bookmark-start text:name="_Toc78713616"/><text:bookmark-start text:name="_Toc80953784"/><text:bookmark-start text:name="_Toc81070376"/>Direct input<text:bookmark-end text:name="__RefHeading__17084_457970875"/><text:bookmark-end text:name="_Toc55983119"/><text:bookmark-end text:name="_Toc71557871"/><text:bookmark-end text:name="_Toc73541401"/><text:bookmark-end text:name="_Toc78713616"/><text:bookmark-end text:name="_Toc80953784"/><text:bookmark-end text:name="_Toc81070376"/></text:h>
      <text:p text:style-name="Textbody">Some people input the reference by typing it directly. See amssamp2.</text:p>
      <text:p text:style-name="Textbody">I need to use both ways flexibly.</text:p>
      <text:h text:style-name="Heading3" text:outline-level="3"><text:bookmark-start text:name="__RefHeading___Toc1608_1415154984"/><text:bookmark-start text:name="_Toc55983120"/><text:bookmark-start text:name="_Toc71557872"/><text:bookmark-start text:name="_Toc73541402"/><text:bookmark-start text:name="_Toc78713617"/><text:bookmark-start text:name="_Toc80953785"/><text:bookmark-start text:name="_Toc81070377"/>Do not forget 'ctrl + F4' to update the references.<text:bookmark-end text:name="__RefHeading___Toc1608_1415154984"/><text:bookmark-end text:name="_Toc55983120"/><text:bookmark-end text:name="_Toc71557872"/><text:bookmark-end text:name="_Toc73541402"/><text:bookmark-end text:name="_Toc78713617"/><text:bookmark-end text:name="_Toc80953785"/><text:bookmark-end text:name="_Toc81070377"/></text:h>
      <text:p text:style-name="Textbody"/>
      <text:h text:style-name="Heading3" text:outline-level="3"><text:bookmark-start text:name="__RefHeading___Toc2178_1169335012"/><text:bookmark-start text:name="_Toc55983121"/><text:bookmark-start text:name="_Toc71557873"/><text:bookmark-start text:name="_Toc73541403"/><text:bookmark-start text:name="_Toc78713618"/><text:bookmark-start text:name="_Toc80953786"/><text:bookmark-start text:name="_Toc81070378"/>Problem<text:s/>declaration: Undefined citation, 12-Aug, 2018<text:bookmark-end text:name="__RefHeading___Toc2178_1169335012"/><text:bookmark-end text:name="_Toc55983121"/><text:bookmark-end text:name="_Toc71557873"/><text:bookmark-end text:name="_Toc73541403"/><text:bookmark-end text:name="_Toc78713618"/><text:bookmark-end text:name="_Toc80953786"/><text:bookmark-end text:name="_Toc81070378"/></text:h>
      <text:p text:style-name="Textbody">In the elsvier articles,</text:p>
      <text:p text:style-name="Textbody">elsarticle-num.bst</text:p>
      <text:p text:style-name="Textbody">is necessary for the</text:p>
      <text:p text:style-name="Textbody">\bibliographystyle{elsarticle-num}</text:p>
      <text:p text:style-name="Textbody"/>
      <text:soft-page-break/>
      <text:p text:style-name="Textbody">checked on Apr. 5, 2019</text:p>
      <text:p text:style-name="Textbody"/>
      <text:h text:style-name="Heading3" text:outline-level="3"><text:bookmark-start text:name="__RefHeading___Toc16589_2131971246"/><text:bookmark-start text:name="_Toc55983122"/><text:bookmark-start text:name="_Toc71557874"/><text:bookmark-start text:name="_Toc73541404"/><text:bookmark-start text:name="_Toc78713619"/><text:bookmark-start text:name="_Toc80953787"/><text:bookmark-start text:name="_Toc81070379"/>Capitalize letters , Feb. 26, 2018<text:bookmark-end text:name="__RefHeading___Toc16589_2131971246"/><text:bookmark-end text:name="_Toc55983122"/><text:bookmark-end text:name="_Toc71557874"/><text:bookmark-end text:name="_Toc73541404"/><text:bookmark-end text:name="_Toc78713619"/><text:bookmark-end text:name="_Toc80953787"/><text:bookmark-end text:name="_Toc81070379"/></text:h>
      <text:p text:style-name="Textbody">Use extra level of braces.</text:p>
      <text:p text:style-name="PreformattedText"><text:span text:style-name="T412">@Misc</text:span><text:span text:style-name="T413">{</text:span><text:span text:style-name="T414">bibkey,</text:span></text:p>
      <text:p text:style-name="P415"><text:span text:style-name="T416"><text:s text:c="2"/></text:span><text:span text:style-name="T417">author<text:s/></text:span><text:span text:style-name="T418">=</text:span><text:span text:style-name="T419"><text:s text:c="3"/></text:span><text:span text:style-name="T420">{</text:span><text:span text:style-name="T421">D. Duck</text:span><text:span text:style-name="T422">}</text:span><text:span text:style-name="T423">,</text:span></text:p>
      <text:p text:style-name="P424"><text:span text:style-name="T425"><text:s text:c="2"/></text:span><text:span text:style-name="T426">title<text:s/></text:span><text:span text:style-name="T427">=</text:span><text:span text:style-name="T428"><text:s text:c="4"/></text:span><text:span text:style-name="T429">{</text:span><text:span text:style-name="T430">Skriptum zur<text:s/></text:span><text:span text:style-name="T431">{</text:span><text:span text:style-name="T432">VU</text:span><text:span text:style-name="T433">}</text:span><text:span text:style-name="T434"><text:s/></text:span><text:span text:style-name="T435">{</text:span><text:span text:style-name="T436">A</text:span><text:span text:style-name="T437">}</text:span><text:span text:style-name="T438">utomatisierung<text:s/></text:span><text:span text:style-name="T439">({</text:span><text:span text:style-name="T440">WS</text:span><text:span text:style-name="T441">}</text:span><text:span text:style-name="T442"><text:s/></text:span><text:span text:style-name="T443">2014/15</text:span><text:span text:style-name="T444">)}</text:span><text:span text:style-name="T445">,</text:span></text:p>
      <text:p text:style-name="P446"><text:span text:style-name="T447"><text:s text:c="2"/></text:span><text:span text:style-name="T448">year<text:s/></text:span><text:span text:style-name="T449">=</text:span><text:span text:style-name="T450"><text:s text:c="5"/></text:span><text:span text:style-name="T451">2014,</text:span></text:p>
      <text:p text:style-name="P452"><text:span text:style-name="T453"><text:s text:c="2"/></text:span><text:span text:style-name="T454">address<text:s/></text:span><text:span text:style-name="T455">=</text:span><text:span text:style-name="T456"><text:s text:c="2"/></text:span><text:span text:style-name="T457">{</text:span><text:span text:style-name="T458">Institut XYZ, Universität ABC</text:span><text:span text:style-name="T459">}</text:span></text:p>
      <text:p text:style-name="P460"><text:span text:style-name="T461">}</text:span></text:p>
      <text:p text:style-name="Textbody"><text:a xlink:href="https://tex.stackexchange.com/questions/233971/biblatex-ieee-ignores-protection-for-capital-letters-in-title" office:target-frame-name="_top" xlink:show="replace">https://tex.stackexchange.com/questions/233971/biblatex-ieee-ignores-protection-for-capital-letters-in-title</text:a></text:p>
      <text:h text:style-name="P462" text:outline-level="3">\chapterbib</text:h>
      <text:p text:style-name="P463">We are not using it now<text:s/>because using it will cause undefined citations.</text:p>
      <text:p text:style-name="P464">Dec. 30, 2021</text:p>
      <text:p text:style-name="Textbody"/>
      <text:h text:style-name="Heading1" text:outline-level="1"><text:bookmark-start text:name="__RefHeading___Toc14480_2103214650"/><text:bookmark-start text:name="_Toc55983123"/><text:bookmark-start text:name="_Toc71557875"/><text:bookmark-start text:name="_Toc73541405"/><text:bookmark-start text:name="_Toc78713620"/><text:bookmark-start text:name="_Toc80953788"/><text:bookmark-start text:name="_Toc81070380"/>Format<text:bookmark-end text:name="__RefHeading___Toc14480_2103214650"/><text:bookmark-end text:name="_Toc55983123"/><text:bookmark-end text:name="_Toc71557875"/><text:bookmark-end text:name="_Toc73541405"/><text:bookmark-end text:name="_Toc78713620"/><text:bookmark-end text:name="_Toc80953788"/><text:bookmark-end text:name="_Toc81070380"/></text:h>
      <text:h text:style-name="Heading2" text:outline-level="2"><text:bookmark-start text:name="__RefHeading___Toc14482_2103214650"/><text:bookmark-start text:name="_Toc55983124"/><text:bookmark-start text:name="_Toc71557876"/><text:bookmark-start text:name="_Toc73541406"/><text:bookmark-start text:name="_Toc78713621"/><text:bookmark-start text:name="_Toc80953789"/><text:bookmark-start text:name="_Toc81070381"/>Font<text:bookmark-end text:name="__RefHeading___Toc14482_2103214650"/><text:bookmark-end text:name="_Toc55983124"/><text:bookmark-end text:name="_Toc71557876"/><text:bookmark-end text:name="_Toc73541406"/><text:bookmark-end text:name="_Toc78713621"/><text:bookmark-end text:name="_Toc80953789"/><text:bookmark-end text:name="_Toc81070381"/></text:h>
      <text:p text:style-name="Textbody">Use sans-serif:</text:p>
      <text:p text:style-name="Textbody"><text:span text:style-name="SourceText">\renewcommand{\familydefault}{\sfdefault}</text:span></text:p>
      <text:p text:style-name="Textbody"><text:a xlink:href="https://tex.stackexchange.com/questions/2095/what-is-the-simplest-way-to-typeset-an-entire-document-in-sans-serif" office:target-frame-name="_top" xlink:show="replace"><text:span text:style-name="SourceText">https://tex.stackexchange.com/questions/2095/what-is-the-simplest-way-to-type</text:span><text:span text:style-name="SourceText">set-an-entire-document-in-sans-serif</text:span></text:a></text:p>
      <text:h text:style-name="Heading2" text:outline-level="2"><text:bookmark-start text:name="_Toc71557877"/><text:bookmark-start text:name="_Toc73541407"/><text:bookmark-start text:name="_Toc78713622"/><text:bookmark-start text:name="_Toc80953790"/><text:bookmark-start text:name="_Toc81070382"/><text:span text:style-name="SourceText">Footnotesize</text:span><text:bookmark-end text:name="_Toc71557877"/><text:bookmark-end text:name="_Toc73541407"/><text:bookmark-end text:name="_Toc78713622"/><text:bookmark-end text:name="_Toc80953790"/><text:bookmark-end text:name="_Toc81070382"/></text:h>
      <text:p text:style-name="P465"><text:span text:style-name="T466">\renewcommand{\footnotesize}{\fontsize{9pt}{11pt}\selectfont}</text:span></text:p>
      <text:p text:style-name="Textbody"><text:a xlink:href="https://tex.stackexchange.com/questions/249415/set-font-size-for-footnotes" office:target-frame-name="_top" xlink:show="replace"><text:span text:style-name="Hyperlink">https://tex.stackexchange.com/questions/249415/set-f</text:span><text:span text:style-name="Hyperlink">ont-size-for-footnotes</text:span></text:a><text:bookmark-start text:name="_Toc55983125"/><text:bookmark-end text:name="_Toc55983125"/></text:p>
      <text:h text:style-name="Heading2" text:outline-level="2"><text:bookmark-start text:name="__RefHeading__18145_457970875"/><text:bookmark-start text:name="_Toc55983126"/><text:bookmark-start text:name="_Toc71557878"/><text:bookmark-start text:name="_Toc73541408"/><text:bookmark-start text:name="_Toc78713623"/><text:bookmark-start text:name="_Toc80953791"/><text:bookmark-start text:name="_Toc81070383"/>What will happen typying one time of 'Enter' when the space is not enough in the display area?<text:bookmark-end text:name="__RefHeading__18145_457970875"/><text:bookmark-end text:name="_Toc55983126"/><text:bookmark-end text:name="_Toc71557878"/><text:bookmark-end text:name="_Toc73541408"/><text:bookmark-end text:name="_Toc78713623"/><text:bookmark-end text:name="_Toc80953791"/><text:bookmark-end text:name="_Toc81070383"/></text:h>
      <text:p text:style-name="Textbody">An 'Enter' type between two adjacent words means a space.</text:p>
      <text:p text:style-name="Textbody"/>
      <text:h text:style-name="Heading2" text:outline-level="2"><text:bookmark-start text:name="__RefHeading___Toc6617_1142956321"/><text:bookmark-start text:name="_Toc55983127"/><text:bookmark-start text:name="_Toc71557879"/><text:bookmark-start text:name="_Toc73541409"/><text:bookmark-start text:name="_Toc78713624"/><text:bookmark-start text:name="_Toc80953792"/><text:bookmark-start text:name="_Toc81070384"/>Setting paper size<text:bookmark-end text:name="__RefHeading___Toc6617_1142956321"/><text:bookmark-end text:name="_Toc55983127"/><text:bookmark-end text:name="_Toc71557879"/><text:bookmark-end text:name="_Toc73541409"/><text:bookmark-end text:name="_Toc78713624"/><text:bookmark-end text:name="_Toc80953792"/><text:bookmark-end text:name="_Toc81070384"/></text:h>
      <text:p text:style-name="PreformattedText"><text:span text:style-name="SourceText">\usepackage%</text:span></text:p>
      <text:p text:style-name="PreformattedText"><text:span text:style-name="SourceText">[%</text:span></text:p>
      <text:p text:style-name="PreformattedText"><text:span text:style-name="SourceText">left=2cm,% left margin</text:span></text:p>
      <text:p text:style-name="PreformattedText"><text:span text:style-name="SourceText">right=2cm,% right margin</text:span></text:p>
      <text:p text:style-name="PreformattedText"><text:span text:style-name="SourceText">top=3cm, % top margin</text:span></text:p>
      <text:p text:style-name="PreformattedText"><text:span text:style-name="SourceText">bottom=3cm,% bottom margin</text:span></text:p>
      <text:p text:style-name="PreformattedText"><text:span text:style-name="SourceText">a3paper% other options: a0paper, a1paper, a2paper, a3paper, a4paper, a5paper, a6paper, and many more.</text:span></text:p>
      <text:soft-page-break/>
      <text:p text:style-name="P467"><text:span text:style-name="SourceText">]{geometry}</text:span></text:p>
      <text:p text:style-name="Textbody"><text:a xlink:href="https://tex.stackexchange.com/questions/19660/how-to-make-the-size-of-pdf-output-wider?utm_medium=organic&amp;utm_source=google_rich_qa&amp;utm_campaign=google_rich_qa" office:target-frame-name="_top" xlink:show="replace">https://tex.stackexchange.com/questions/19660/how-to-make-the-size-of-pdf-output-wider?</text:a><text:a xlink:href="https://tex.stackexchange.com/questions/19660/how-to-make-the-size-of-pdf-output-wider?utm_medium=organic&amp;utm_source=google_rich_qa&amp;utm_campaign=google_rich_qa" office:target-frame-name="_top" xlink:show="replace">utm_medium=organic&amp;utm_source=google_rich_qa&amp;utm_campaign=google_rich_qa</text:a></text:p>
      <text:p text:style-name="Textbody"/>
      <text:p text:style-name="Textbody"/>
      <text:p text:style-name="P468"/>
      <text:h text:style-name="Heading1" text:outline-level="1"><text:bookmark-start text:name="__RefHeading__7073_61507977"/><text:bookmark-start text:name="_Toc55983128"/><text:bookmark-start text:name="_Toc71557880"/><text:bookmark-start text:name="_Toc73541410"/><text:bookmark-start text:name="_Toc78713625"/><text:bookmark-start text:name="_Toc80953793"/><text:bookmark-start text:name="_Toc81070385"/>Tricky skills<text:bookmark-end text:name="__RefHeading__7073_61507977"/><text:bookmark-end text:name="_Toc55983128"/><text:bookmark-end text:name="_Toc71557880"/><text:bookmark-end text:name="_Toc73541410"/><text:bookmark-end text:name="_Toc78713625"/><text:bookmark-end text:name="_Toc80953793"/><text:bookmark-end text:name="_Toc81070385"/></text:h>
      <text:h text:style-name="Heading2" text:outline-level="2"><text:bookmark-start text:name="__RefHeading__18242_457970875"/><text:bookmark-start text:name="_Toc55983129"/><text:bookmark-start text:name="_Toc71557881"/><text:bookmark-start text:name="_Toc73541411"/><text:bookmark-start text:name="_Toc78713626"/><text:bookmark-start text:name="_Toc80953794"/><text:bookmark-start text:name="_Toc81070386"/>Adding notes<text:bookmark-end text:name="__RefHeading__18242_457970875"/><text:bookmark-end text:name="_Toc55983129"/><text:bookmark-end text:name="_Toc71557881"/><text:bookmark-end text:name="_Toc73541411"/><text:bookmark-end text:name="_Toc78713626"/><text:bookmark-end text:name="_Toc80953794"/><text:bookmark-end text:name="_Toc81070386"/></text:h>
      <text:p text:style-name="PreformattedText"><text:span text:style-name="SourceText">\usepackage{comment}</text:span></text:p>
      <text:p text:style-name="PreformattedText"><text:span text:style-name="SourceText">% ...</text:span></text:p>
      <text:p text:style-name="PreformattedText"><text:span text:style-name="SourceText">\begin{comment}</text:span></text:p>
      <text:p text:style-name="PreformattedText"><text:span text:style-name="SourceText"><text:s/>This text is ignored</text:span></text:p>
      <text:p text:style-name="P469"><text:span text:style-name="SourceText">\end{comment}</text:span></text:p>
      <text:p text:style-name="PreformattedText"><text:span text:style-name="SourceText">\iffalse</text:span></text:p>
      <text:p text:style-name="PreformattedText"><text:span text:style-name="SourceText"><text:s text:c="2"/>This text is ignored, but should not include `if...` and `fi` macros</text:span></text:p>
      <text:p text:style-name="P470"><text:span text:style-name="SourceText">\fi</text:span></text:p>
      <text:p text:style-name="Textbody"><text:a xlink:href="https://tex.stackexchange.com/questions/11177/how-to-write-hidden-notes-in-a-latex-file" office:target-frame-name="_top" xlink:show="replace">https://tex.stackexchange.com/questions/11177/how-to-write-hidden-notes-in-a-latex-file</text:a></text:p>
      <text:p text:style-name="Textbody"/>
      <text:h text:style-name="Heading2" text:outline-level="2"><text:bookmark-start text:name="__RefHeading__18246_457970875"/><text:bookmark-start text:name="_Toc55983130"/><text:bookmark-start text:name="_Toc71557882"/><text:bookmark-start text:name="_Toc73541412"/><text:bookmark-start text:name="_Toc78713627"/><text:bookmark-start text:name="_Toc80953795"/><text:bookmark-start text:name="_Toc81070387"/>Add packages<text:bookmark-end text:name="__RefHeading__18246_457970875"/><text:bookmark-end text:name="_Toc55983130"/><text:bookmark-end text:name="_Toc71557882"/><text:bookmark-end text:name="_Toc73541412"/><text:bookmark-end text:name="_Toc78713627"/><text:bookmark-end text:name="_Toc80953795"/><text:bookmark-end text:name="_Toc81070387"/></text:h>
      <text:h text:style-name="Heading3" text:outline-level="3"><text:bookmark-start text:name="__RefHeading__8746_977000749"/><text:bookmark-start text:name="_Toc55983131"/><text:bookmark-start text:name="_Toc71557883"/><text:bookmark-start text:name="_Toc73541413"/><text:bookmark-start text:name="_Toc78713628"/><text:bookmark-start text:name="_Toc80953796"/><text:bookmark-start text:name="_Toc81070388"/>Unit package<text:bookmark-end text:name="__RefHeading__8746_977000749"/><text:bookmark-end text:name="_Toc55983131"/><text:bookmark-end text:name="_Toc71557883"/><text:bookmark-end text:name="_Toc73541413"/><text:bookmark-end text:name="_Toc78713628"/><text:bookmark-end text:name="_Toc80953796"/><text:bookmark-end text:name="_Toc81070388"/></text:h>
      <text:p text:style-name="Textbody"><text:a xlink:href="ftp://ftp.dante.de/tex-archive/macros/latex/exptl/siunitx/siunitx.pdf" office:target-frame-name="_top" xlink:show="replace">ftp://ftp.dante.de/tex-archive/macros/latex/exptl/siunitx/siunitx.pdf</text:a><text:s/>11-9-2017</text:p>
      <text:h text:style-name="Heading2" text:outline-level="2"><text:bookmark-start text:name="__RefHeading___Toc9476_1721554453"/><text:bookmark-start text:name="_Toc55983132"/><text:bookmark-start text:name="_Toc71557884"/><text:bookmark-start text:name="_Toc73541414"/><text:bookmark-start text:name="_Toc78713629"/><text:bookmark-start text:name="_Toc80953797"/><text:bookmark-start text:name="_Toc81070389"/>compile and view the file<text:bookmark-end text:name="__RefHeading___Toc9476_1721554453"/><text:bookmark-end text:name="_Toc55983132"/><text:bookmark-end text:name="_Toc71557884"/><text:bookmark-end text:name="_Toc73541414"/><text:bookmark-end text:name="_Toc78713629"/><text:bookmark-end text:name="_Toc80953797"/><text:bookmark-end text:name="_Toc81070389"/></text:h>
      <text:p text:style-name="Textbody">Botthons for compliling the file and viewing it are separate:</text:p>
      <text:p text:style-name="Textbody">Section 10.1 in Kile manual.</text:p>
      <text:h text:style-name="Heading3" text:outline-level="3"><text:bookmark-start text:name="__RefHeading___Toc12931_2081562718"/><text:bookmark-start text:name="_Toc55983133"/><text:bookmark-start text:name="_Toc71557885"/><text:bookmark-start text:name="_Toc73541415"/><text:bookmark-start text:name="_Toc78713630"/><text:bookmark-start text:name="_Toc80953798"/><text:bookmark-start text:name="_Toc81070390"/>set up QuickBuild, 19-6-2018<text:bookmark-end text:name="__RefHeading___Toc12931_2081562718"/><text:bookmark-end text:name="_Toc55983133"/><text:bookmark-end text:name="_Toc71557885"/><text:bookmark-end text:name="_Toc73541415"/><text:bookmark-end text:name="_Toc78713630"/><text:bookmark-end text:name="_Toc80953798"/><text:bookmark-end text:name="_Toc81070390"/></text:h>
      <text:p text:style-name="Textbody">Settings -&gt; configure kile -&gt; tool -&gt;<text:s/>build -&gt; quick build</text:p>
      <text:p text:style-name="Textbody">In the 'quick build', we include: Latex + DVItoPDF.<text:tab/><text:tab/>Dec. 27, 2018</text:p>
      <text:p text:style-name="Textbody">The shortcut is set to be 'F1'.</text:p>
      <text:h text:style-name="Heading2" text:outline-level="2"><text:bookmark-start text:name="_Toc78713631"/><text:bookmark-start text:name="_Toc80953799"/><text:bookmark-start text:name="_Toc81070391"/>Warnings<text:bookmark-end text:name="_Toc78713631"/><text:bookmark-end text:name="_Toc80953799"/><text:bookmark-end text:name="_Toc81070391"/></text:h>
      <text:h text:style-name="Heading3" text:outline-level="3"><text:bookmark-start text:name="_Toc78713632"/><text:bookmark-start text:name="_Toc80953800"/><text:bookmark-start text:name="_Toc81070392"/>Overfull \hbox<text:bookmark-end text:name="_Toc78713632"/><text:bookmark-end text:name="_Toc80953800"/><text:bookmark-end text:name="_Toc81070392"/></text:h>
      <text:p text:style-name="Textbody">Solution: adding \sloppy before the paragraph</text:p>
      <text:p text:style-name="Textbody"><text:a xlink:href="https://tex.stackexchange.com/questions/209229/is-there-really-no-better-solution-to-overfull-hbox-than-adding-a-line-break" office:target-frame-name="_top" xlink:show="replace"><text:span text:style-name="Hyperlink">https://tex.stackexchange.com/questions/209229/is-there-really-no-better-solution-to-overfull-hbox-than-adding-a-line-break</text:span></text:a></text:p>
      <text:h text:style-name="P471" text:outline-level="3"><text:bookmark-start text:name="_Toc80953801"/><text:bookmark-start text:name="_Toc81070393"/>The anchor of a bookmark and its parent's must not be the<text:s/>same.<text:bookmark-end text:name="_Toc80953801"/><text:bookmark-end text:name="_Toc81070393"/> </text:h>
      <text:p text:style-name="Textbody">We had \chapter{Appendix} and \appendix together.</text:p>
      <text:h text:style-name="Heading1" text:outline-level="1"><text:bookmark-start text:name="_Toc73541416"/><text:bookmark-start text:name="_Toc78713633"/><text:bookmark-start text:name="_Toc80953802"/><text:bookmark-start text:name="_Toc81070394"/>B<text:span text:style-name="T472">earmer</text:span><text:bookmark-end text:name="_Toc73541416"/><text:bookmark-end text:name="_Toc78713633"/><text:bookmark-end text:name="_Toc80953802"/><text:bookmark-end text:name="_Toc81070394"/></text:h>
      <text:p text:style-name="Textbody"/>
      <text:h text:style-name="P473" text:outline-level="3"><text:bookmark-start text:name="_Toc73541417"/><text:bookmark-start text:name="_Toc78713634"/><text:bookmark-start text:name="_Toc80953803"/><text:bookmark-start text:name="_Toc81070395"/><text:soft-page-break/>image to appear on the second slide of the frame<text:bookmark-end text:name="_Toc73541417"/><text:bookmark-end text:name="_Toc78713634"/><text:bookmark-end text:name="_Toc80953803"/><text:bookmark-end text:name="_Toc81070395"/></text:h>
      <text:p text:style-name="P474"><text:span text:style-name="T475">\includegraphics&lt;2-&gt;[scale=.5]{SomeImage}</text:span></text:p>
      <text:p text:style-name="Textbody"><text:a xlink:href="https://tex.stackexchange.com/questions/321095/image-only-appear-when-clicking" office:target-frame-name="_top" xlink:show="replace"><text:span text:style-name="Hyperlink">https://tex.stackexchange.com/questions/321095/image-only-appear-when-clicking</text:span></text:a></text:p>
      <text:p text:style-name="Textbody"/>
      <text:h text:style-name="Heading1" text:outline-level="1"><text:bookmark-start text:name="_Toc78713635"/><text:bookmark-start text:name="_Toc80953804"/><text:bookmark-start text:name="_Toc81070396"/>I<text:span text:style-name="T476">n</text:span>cluding other .tex files<text:bookmark-end text:name="_Toc78713635"/><text:bookmark-end text:name="_Toc80953804"/><text:bookmark-end text:name="_Toc81070396"/></text:h>
      <text:p text:style-name="Textbody">For \include{} and \includeonly{}, etc., see</text:p>
      <text:p text:style-name="Textbody"><text:a xlink:href="https://tex.stackexchange.com/questions/246/when-should-i-use-input-vs-include" office:target-frame-name="_top" xlink:show="replace"><text:span text:style-name="Hyperlink">https://tex.stackexchange.com/questions/246/when-should-i-use-input-vs-include</text:span></text:a></text:p>
      <text:p text:style-name="Textbody"/>
      <text:p text:style-name="Textbody">N<text:span text:style-name="T477">ote</text:span>, always compile the file without command \ includeonly{} first for using it later. Otherwise, the reference is not recognized.</text:p>
      <text:p text:style-name="Textbody"/>
      <text:p text:style-name="Textbody">Examples:</text:p>
      <text:p text:style-name="P478"><text:span text:style-name="T479">%\includeonly{1_appendix}</text:span><text:span text:style-name="T480"><text:tab/></text:span><text:span text:style-name="T481"><text:tab/>% no files are included using this</text:span></text:p>
      <text:p text:style-name="Textbody"/>
      <text:p text:style-name="P482"><text:span text:style-name="T483">%\includeonly{%</text:span></text:p>
      <text:p text:style-name="P484"><text:span text:style-name="T485">%1_appendix/section_determining_beta_T,<text:s/></text:span></text:p>
      <text:p text:style-name="P486"><text:span text:style-name="T487">%1_appendix/section_implementing_LLS,</text:span></text:p>
      <text:p text:style-name="P488"><text:span text:style-name="T489">%1_appendix/section_finding_alpha_R_beta_R_using_algo,</text:span></text:p>
      <text:p text:style-name="P490"><text:span text:style-name="T491">%1_appendix/section_influence_of_mesh_D_r</text:span></text:p>
      <text:p text:style-name="Textbody"><text:span text:style-name="T492">%}</text:span></text:p>
      <text:p text:style-name="Textbody"/>
      <text:p text:style-name="Textbody">There are still some conflicts on the usage of \includeonly{}. <text:s text:c="2"/>July 14, 2021</text:p>
      <text:p text:style-name="Textbody"/>
      <text:h text:style-name="Heading2" text:outline-level="2">Nested \include{}</text:h>
      <text:p text:style-name="Textbody">Do not use it.</text:p>
      <text:p text:style-name="Textbody"/>
      <text:p text:style-name="Textbody">Confirmed on Dec. 20, 2021</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vg:panose-1="2 11 5 3 2 2 4 2 2 4"/>
    <style:font-face style:name="CMU Serif" svg:font-family="CMU Serif" style:font-family-generic="system"/>
    <style:font-face style:name="inherit" svg:font-family="inherit" style:font-family-generic="system"/>
    <style:font-face style:name="monospace" svg:font-family="monospace"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9" style:display-name="WW_OutlineListStyle_19">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ljs-string" style:display-name="hljs-string" style:family="text" style:parent-style-name="DefaultParagraphFont"/>
    <style:style style:name="hljs-keyword" style:display-name="hljs-keyword"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ljs-comment" style:display-name="hljs-comment" style:family="text" style:parent-style-name="DefaultParagraphFont"/>
    <text:list-style style:name="WW_OutlineListStyle_18" style:display-name="WW_OutlineListStyle_18">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0">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2LVL1" style:family="text">
      <style:text-properties fo:color="#0563C1" style:text-underline-type="single" style:text-underline-style="solid" style:text-underline-width="auto" style:text-underline-mode="continuous" style:text-underline-color="font-color"/>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number text:level="1" text:style-name="WW_CharLFO22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4T21:08:00Z</meta:creation-date>
    <dc:date>2021-12-30T11:07:00Z</dc:date>
    <meta:template xlink:href="Normal.dotm" xlink:type="simple"/>
    <meta:editing-cycles>239</meta:editing-cycles>
    <meta:editing-duration>PT5855460S</meta:editing-duration>
    <meta:user-defined meta:name="Info 1"/>
    <meta:user-defined meta:name="Info 2"/>
    <meta:user-defined meta:name="Info 3"/>
    <meta:user-defined meta:name="Info 4"/>
    <meta:document-statistic meta:page-count="26" meta:paragraph-count="79" meta:word-count="5981" meta:character-count="39999" meta:row-count="284" meta:non-whitespace-character-count="34097"/>
  </office:meta>
</office:document-meta>
</file>